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3.32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.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VM" table:style-name="ta1">
        <table:shapes>
          <draw:frame draw:z-index="0" draw:style-name="gr1" draw:text-style-name="P1" svg:width="160.09mm" svg:height="89.95mm" svg:x="86.48mm" svg:y="219.82mm">
            <draw:object draw:notify-on-update-of-ranges="SVM.C41:SVM.C48 SVM.G40:SVM.G40 SVM.G41:SVM.G48 SVM.H40:SVM.H40 SVM.H41:SVM.H48 SVM.I40:SVM.I40 SVM.I41:SVM.I48 SVM.J40:SVM.J40 SVM.J41:SVM.J48 SVM.K40:SVM.K40 SVM.K41:SVM.K48 SVM.L40:SVM.L40 SVM.L41:SVM.L48 SVM.M40:SVM.M40 SVM.M41:SVM.M48 SVM.N40:SVM.N40 SVM.N41:SVM.N48 SVM.O40:SVM.O40 SVM.O41:SVM.O48 SVM.P40:SVM.P40 SVM.P41:SVM.P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1mm" svg:height="89.95mm" svg:x="86.21mm" svg:y="80.03mm">
            <draw:object draw:notify-on-update-of-ranges="SVM.B4:SVM.B17 SVM.G3:SVM.G3 SVM.G4:SVM.G17 SVM.H3:SVM.H3 SVM.H4:SVM.H17 SVM.I3:SVM.I3 SVM.I4:SVM.I17 SVM.J3:SVM.J3 SVM.J4:SVM.J17 SVM.K3:SVM.K3 SVM.K4:SVM.K17 SVM.L3:SVM.L3 SVM.L4:SVM.L17 SVM.M3:SVM.M3 SVM.M4:SVM.M17 SVM.N3:SVM.N3 SVM.N4:SVM.N17 SVM.O3:SVM.O3 SVM.O4:SVM.O17 SVM.P3:SVM.P3 SVM.P4:SVM.P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87mm" svg:height="89.86mm" svg:x="11.4mm" svg:y="408.86mm">
            <draw:object draw:notify-on-update-of-ranges="SVM.B74:SVM.B77 SVM.G73:SVM.G73 SVM.G74:SVM.G77 SVM.H73:SVM.H73 SVM.H74:SVM.H77 SVM.I73:SVM.I73 SVM.I74:SVM.I77 SVM.J73:SVM.J73 SVM.J74:SVM.J77 SVM.K73:SVM.K73 SVM.K74:SVM.K77 SVM.L73:SVM.L73 SVM.L74:SVM.L77 SVM.M73:SVM.M73 SVM.M74:SVM.M77 SVM.N73:SVM.N73 SVM.N74:SVM.N77 SVM.O73:SVM.O73 SVM.O74:SVM.O77 SVM.P73:SVM.P73 SVM.P74:SVM.P7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99mm" svg:height="89.99mm" svg:x="189.61mm" svg:y="410.42mm">
            <draw:object draw:notify-on-update-of-ranges="SVM.B78:SVM.B81 SVM.G73:SVM.G73 SVM.G78:SVM.G81 SVM.H73:SVM.H73 SVM.H78:SVM.H81 SVM.I73:SVM.I73 SVM.I78:SVM.I81 SVM.J73:SVM.J73 SVM.J78:SVM.J81 SVM.K73:SVM.K73 SVM.K78:SVM.K81 SVM.L73:SVM.L73 SVM.L78:SVM.L81 SVM.M73:SVM.M73 SVM.M78:SVM.M81 SVM.N73:SVM.N73 SVM.N78:SVM.N81 SVM.O73:SVM.O73 SVM.O78:SVM.O81 SVM.P73:SVM.P73 SVM.P78:SVM.P8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59.99mm" svg:height="89.99mm" svg:x="3.07mm" svg:y="509.36mm">
            <draw:object draw:notify-on-update-of-ranges="SVM.B82:SVM.B85 SVM.G73:SVM.G73 SVM.G82:SVM.G85 SVM.H73:SVM.H73 SVM.H82:SVM.H85 SVM.I73:SVM.I73 SVM.I82:SVM.I85 SVM.J73:SVM.J73 SVM.J82:SVM.J85 SVM.K73:SVM.K73 SVM.K82:SVM.K85 SVM.L73:SVM.L73 SVM.L82:SVM.L85 SVM.M73:SVM.M73 SVM.M82:SVM.M85 SVM.N73:SVM.N73 SVM.N82:SVM.N85 SVM.O73:SVM.O73 SVM.O82:SVM.O85 SVM.P73:SVM.P73 SVM.P82:SVM.P8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Varia C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18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 (1/ndim)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table:formula="of:=([.H4]+[.I4])/2" office:value-type="float" office:value="0.648" calcext:value-type="float">
            <text:p>0,648</text:p>
          </table:table-cell>
          <table:table-cell table:style-name="ce3" office:value-type="float" office:value="0.594" calcext:value-type="float">
            <text:p>0,594</text:p>
          </table:table-cell>
          <table:table-cell table:style-name="ce3" office:value-type="float" office:value="0.699" calcext:value-type="float">
            <text:p>0,699</text:p>
          </table:table-cell>
          <table:table-cell table:style-name="ce3" table:formula="of:=([.K4]+[.L4])/2" office:value-type="float" office:value="0.6465" calcext:value-type="float">
            <text:p>0,6465</text:p>
          </table:table-cell>
          <table:table-cell table:style-name="ce3" office:value-type="float" office:value="0.614" calcext:value-type="float">
            <text:p>0,614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table:formula="of:=([.N4]+[.O4])/2" office:value-type="float" office:value="0.6465" calcext:value-type="float">
            <text:p>0,646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62" calcext:value-type="float">
            <text:p>0,662</text:p>
          </table:table-cell>
          <table:table-cell table:style-name="ce3" table:formula="of:=([.H5]+[.I5])/2" office:value-type="float" office:value="0.6495" calcext:value-type="float">
            <text:p>0,6495</text:p>
          </table:table-cell>
          <table:table-cell table:style-name="ce3" office:value-type="float" office:value="0.595" calcext:value-type="float">
            <text:p>0,595</text:p>
          </table:table-cell>
          <table:table-cell table:style-name="ce3" office:value-type="float" office:value="0.701" calcext:value-type="float">
            <text:p>0,701</text:p>
          </table:table-cell>
          <table:table-cell table:style-name="ce3" table:formula="of:=([.K5]+[.L5])/2" office:value-type="float" office:value="0.648" calcext:value-type="float">
            <text:p>0,648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5]+[.O5])/2" office:value-type="float" office:value="0.648" calcext:value-type="float">
            <text:p>0,648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9" calcext:value-type="float">
            <text:p>0,639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table:formula="of:=([.H6]+[.I6])/2" office:value-type="float" office:value="0.6515" calcext:value-type="float">
            <text:p>0,6515</text:p>
          </table:table-cell>
          <table:table-cell table:style-name="ce3" office:value-type="float" office:value="0.599" calcext:value-type="float">
            <text:p>0,599</text:p>
          </table:table-cell>
          <table:table-cell table:style-name="ce3" office:value-type="float" office:value="0.701" calcext:value-type="float">
            <text:p>0,701</text:p>
          </table:table-cell>
          <table:table-cell table:style-name="ce3" table:formula="of:=([.K6]+[.L6])/2" office:value-type="float" office:value="0.65" calcext:value-type="float">
            <text:p>0,65</text:p>
          </table:table-cell>
          <table:table-cell table:style-name="ce3" office:value-type="float" office:value="0.618" calcext:value-type="float">
            <text:p>0,618</text:p>
          </table:table-cell>
          <table:table-cell table:style-name="ce3" office:value-type="float" office:value="0.682" calcext:value-type="float">
            <text:p>0,682</text:p>
          </table:table-cell>
          <table:table-cell table:style-name="ce3" table:formula="of:=([.N6]+[.O6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4" calcext:value-type="float">
            <text:p>0,64</text:p>
          </table:table-cell>
          <table:table-cell table:style-name="ce3" office:value-type="float" office:value="0.666" calcext:value-type="float">
            <text:p>0,666</text:p>
          </table:table-cell>
          <table:table-cell table:style-name="ce3" table:formula="of:=([.H7]+[.I7])/2" office:value-type="float" office:value="0.653" calcext:value-type="float">
            <text:p>0,653</text:p>
          </table:table-cell>
          <table:table-cell table:style-name="ce3" office:value-type="float" office:value="0.603" calcext:value-type="float">
            <text:p>0,603</text:p>
          </table:table-cell>
          <table:table-cell table:style-name="ce3" office:value-type="float" office:value="0.7" calcext:value-type="float">
            <text:p>0,7</text:p>
          </table:table-cell>
          <table:table-cell table:style-name="ce3" table:formula="of:=([.K7]+[.L7])/2" office:value-type="float" office:value="0.6515" calcext:value-type="float">
            <text:p>0,6515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683" calcext:value-type="float">
            <text:p>0,683</text:p>
          </table:table-cell>
          <table:table-cell table:style-name="ce3" table:formula="of:=([.N7]+[.O7])/2" office:value-type="float" office:value="0.652" calcext:value-type="float">
            <text:p>0,652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H8]+[.I8])/2" office:value-type="float" office:value="0.6525" calcext:value-type="float">
            <text:p>0,6525</text:p>
          </table:table-cell>
          <table:table-cell table:style-name="ce3" office:value-type="float" office:value="0.608" calcext:value-type="float">
            <text:p>0,608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table:formula="of:=([.K8]+[.L8])/2" office:value-type="float" office:value="0.6515" calcext:value-type="float">
            <text:p>0,651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8]+[.O8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H9]+[.I9])/2" office:value-type="float" office:value="0.6535" calcext:value-type="float">
            <text:p>0,6535</text:p>
          </table:table-cell>
          <table:table-cell table:style-name="ce3" office:value-type="float" office:value="0.614" calcext:value-type="float">
            <text:p>0,614</text:p>
          </table:table-cell>
          <table:table-cell table:style-name="ce3" office:value-type="float" office:value="0.691" calcext:value-type="float">
            <text:p>0,691</text:p>
          </table:table-cell>
          <table:table-cell table:style-name="ce3" table:formula="of:=([.K9]+[.L9])/2" office:value-type="float" office:value="0.6525" calcext:value-type="float">
            <text:p>0,6525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table:formula="of:=([.N9]+[.O9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6" calcext:value-type="float">
            <text:p>0,656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H10]+[.I10])/2" office:value-type="float" office:value="0.654" calcext:value-type="float">
            <text:p>0,654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88" calcext:value-type="float">
            <text:p>0,688</text:p>
          </table:table-cell>
          <table:table-cell table:style-name="ce3" table:formula="of:=([.K10]+[.L10])/2" office:value-type="float" office:value="0.6535" calcext:value-type="float">
            <text:p>0,653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table:formula="of:=([.N10]+[.O10])/2" office:value-type="float" office:value="0.6535" calcext:value-type="float">
            <text:p>0,653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11]+[.I11])/2" office:value-type="float" office:value="0.6525" calcext:value-type="float">
            <text:p>0,6525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82" calcext:value-type="float">
            <text:p>0,682</text:p>
          </table:table-cell>
          <table:table-cell table:style-name="ce3" table:formula="of:=([.K11]+[.L11])/2" office:value-type="float" office:value="0.6525" calcext:value-type="float">
            <text:p>0,652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7" calcext:value-type="float">
            <text:p>0,677</text:p>
          </table:table-cell>
          <table:table-cell table:style-name="ce3" table:formula="of:=([.N11]+[.O11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H12]+[.I12])/2" office:value-type="float" office:value="0.652" calcext:value-type="float">
            <text:p>0,652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table:formula="of:=([.K12]+[.L12])/2" office:value-type="float" office:value="0.652" calcext:value-type="float">
            <text:p>0,652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table:formula="of:=([.N12]+[.O12])/2" office:value-type="float" office:value="0.652" calcext:value-type="float">
            <text:p>0,652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H13]+[.I13])/2" office:value-type="float" office:value="0.6515" calcext:value-type="float">
            <text:p>0,651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K13]+[.L13])/2" office:value-type="float" office:value="0.651" calcext:value-type="float">
            <text:p>0,651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13]+[.O13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14]+[.I14])/2" office:value-type="float" office:value="0.65" calcext:value-type="float">
            <text:p>0,6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K14]+[.L14])/2" office:value-type="float" office:value="0.65" calcext:value-type="float">
            <text:p>0,6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14]+[.O14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64" calcext:value-type="float">
            <text:p>64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H15]+[.I15])/2" office:value-type="float" office:value="0.65" calcext:value-type="float">
            <text:p>0,65</text:p>
          </table:table-cell>
          <table:table-cell table:style-name="ce3" office:value-type="float" office:value="0.634" calcext:value-type="float">
            <text:p>0,634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K15]+[.L15])/2" office:value-type="float" office:value="0.6505" calcext:value-type="float">
            <text:p>0,650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N15]+[.O15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16]+[.I16])/2" office:value-type="float" office:value="0.6485" calcext:value-type="float">
            <text:p>0,648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K16]+[.L16])/2" office:value-type="float" office:value="0.6485" calcext:value-type="float">
            <text:p>0,648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N16]+[.O16])/2" office:value-type="float" office:value="0.6485" calcext:value-type="float">
            <text:p>0,648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H17]+[.I17])/2" office:value-type="float" office:value="0.6475" calcext:value-type="float">
            <text:p>0,647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table:formula="of:=([.K17]+[.L17])/2" office:value-type="float" office:value="0.648" calcext:value-type="float">
            <text:p>0,648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N17]+[.O17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>
          <table:table-cell table:style-name="ce1" table:number-columns-spanned="16" table:number-rows-spanned="21"/>
          <table:covered-table-cell table:number-columns-repeated="4" table:style-name="ce4"/>
          <table:covered-table-cell/>
          <table:covered-table-cell table:number-columns-repeated="10" table:style-name="ce4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3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Varia G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18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390625" calcext:value-type="float">
            <text:p>0,0039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H41]+[.I41])/2" office:value-type="float" office:value="0.648" calcext:value-type="float">
            <text:p>0,648</text:p>
          </table:table-cell>
          <table:table-cell table:style-name="ce3" office:value-type="float" office:value="0.603" calcext:value-type="float">
            <text:p>0,603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table:formula="of:=([.K41]+[.L41])/2" office:value-type="float" office:value="0.6465" calcext:value-type="float">
            <text:p>0,6465</text:p>
          </table:table-cell>
          <table:table-cell table:style-name="ce3" office:value-type="float" office:value="0.616" calcext:value-type="float">
            <text:p>0,616</text:p>
          </table:table-cell>
          <table:table-cell table:style-name="ce3" office:value-type="float" office:value="0.677" calcext:value-type="float">
            <text:p>0,677</text:p>
          </table:table-cell>
          <table:table-cell table:style-name="ce3" table:formula="of:=([.N41]+[.O41])/2" office:value-type="float" office:value="0.6465" calcext:value-type="float">
            <text:p>0,646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78125" calcext:value-type="float">
            <text:p>0,0078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H42]+[.I42])/2" office:value-type="float" office:value="0.651" calcext:value-type="float">
            <text:p>0,651</text:p>
          </table:table-cell>
          <table:table-cell table:style-name="ce3" office:value-type="float" office:value="0.598" calcext:value-type="float">
            <text:p>0,598</text:p>
          </table:table-cell>
          <table:table-cell table:style-name="ce3" office:value-type="float" office:value="0.701" calcext:value-type="float">
            <text:p>0,701</text:p>
          </table:table-cell>
          <table:table-cell table:style-name="ce3" table:formula="of:=([.K42]+[.L42])/2" office:value-type="float" office:value="0.6495" calcext:value-type="float">
            <text:p>0,6495</text:p>
          </table:table-cell>
          <table:table-cell table:style-name="ce3" office:value-type="float" office:value="0.617" calcext:value-type="float">
            <text:p>0,617</text:p>
          </table:table-cell>
          <table:table-cell table:style-name="ce3" office:value-type="float" office:value="0.683" calcext:value-type="float">
            <text:p>0,683</text:p>
          </table:table-cell>
          <table:table-cell table:style-name="ce3" table:formula="of:=([.N42]+[.O42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H43]+[.I43])/2" office:value-type="float" office:value="0.651" calcext:value-type="float">
            <text:p>0,651</text:p>
          </table:table-cell>
          <table:table-cell table:style-name="ce3" office:value-type="float" office:value="0.605" calcext:value-type="float">
            <text:p>0,605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table:formula="of:=([.K43]+[.L43])/2" office:value-type="float" office:value="0.65" calcext:value-type="float">
            <text:p>0,65</text:p>
          </table:table-cell>
          <table:table-cell table:style-name="ce3" office:value-type="float" office:value="0.62" calcext:value-type="float">
            <text:p>0,62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43]+[.O43])/2" office:value-type="float" office:value="0.6505" calcext:value-type="float">
            <text:p>0,650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H44]+[.I44])/2" office:value-type="float" office:value="0.6515" calcext:value-type="float">
            <text:p>0,6515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table:formula="of:=([.K44]+[.L44])/2" office:value-type="float" office:value="0.6515" calcext:value-type="float">
            <text:p>0,6515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table:formula="of:=([.N44]+[.O44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45]+[.I45])/2" office:value-type="float" office:value="0.6475" calcext:value-type="float">
            <text:p>0,647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K45]+[.L45])/2" office:value-type="float" office:value="0.648" calcext:value-type="float">
            <text:p>0,648</text:p>
          </table:table-cell>
          <table:table-cell table:style-name="ce3" office:value-type="float" office:value="0.626" calcext:value-type="float">
            <text:p>0,626</text:p>
          </table:table-cell>
          <table:table-cell table:style-name="ce3" office:value-type="float" office:value="0.669" calcext:value-type="float">
            <text:p>0,669</text:p>
          </table:table-cell>
          <table:table-cell table:style-name="ce3" table:formula="of:=([.N45]+[.O45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2" calcext:value-type="float">
            <text:p>0,642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H46]+[.I46])/2" office:value-type="float" office:value="0.641" calcext:value-type="float">
            <text:p>0,641</text:p>
          </table:table-cell>
          <table:table-cell table:style-name="ce3" office:value-type="float" office:value="0.626" calcext:value-type="float">
            <text:p>0,6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table:formula="of:=([.K46]+[.L46])/2" office:value-type="float" office:value="0.638" calcext:value-type="float">
            <text:p>0,638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table:formula="of:=([.N46]+[.O46])/2" office:value-type="float" office:value="0.641" calcext:value-type="float">
            <text:p>0,641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09" calcext:value-type="float">
            <text:p>0,609</text:p>
          </table:table-cell>
          <table:table-cell table:style-name="ce3" office:value-type="float" office:value="0.662" calcext:value-type="float">
            <text:p>0,662</text:p>
          </table:table-cell>
          <table:table-cell table:style-name="ce3" table:formula="of:=([.H47]+[.I47])/2" office:value-type="float" office:value="0.6355" calcext:value-type="float">
            <text:p>0,6355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table:formula="of:=([.K47]+[.L47])/2" office:value-type="float" office:value="0.6355" calcext:value-type="float">
            <text:p>0,6355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56" calcext:value-type="float">
            <text:p>0,656</text:p>
          </table:table-cell>
          <table:table-cell table:style-name="ce3" table:formula="of:=([.N47]+[.O47])/2" office:value-type="float" office:value="0.6355" calcext:value-type="float">
            <text:p>0,635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36" calcext:value-type="float">
            <text:p>0,636</text:p>
          </table:table-cell>
          <table:table-cell table:style-name="ce3" office:value-type="float" office:value="0.608" calcext:value-type="float">
            <text:p>0,608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table:formula="of:=([.H48]+[.I48])/2" office:value-type="float" office:value="0.6345" calcext:value-type="float">
            <text:p>0,634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48" calcext:value-type="float">
            <text:p>0,648</text:p>
          </table:table-cell>
          <table:table-cell table:style-name="ce3" table:formula="of:=([.K48]+[.L48])/2" office:value-type="float" office:value="0.635" calcext:value-type="float">
            <text:p>0,635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54" calcext:value-type="float">
            <text:p>0,654</text:p>
          </table:table-cell>
          <table:table-cell table:style-name="ce3" table:formula="of:=([.N48]+[.O48])/2" office:value-type="float" office:value="0.6345" calcext:value-type="float">
            <text:p>0,6345</text:p>
          </table:table-cell>
          <table:table-cell table:number-columns-repeated="7"/>
        </table:table-row>
        <table:table-row table:style-name="ro2">
          <table:table-cell/>
          <table:table-cell table:style-name="ce1" table:number-columns-spanned="15" table:number-rows-spanned="23"/>
          <table:covered-table-cell table:number-columns-repeated="14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Varia G i C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18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74]+[.I74])/2" office:value-type="float" office:value="0.6535" calcext:value-type="float">
            <text:p>0,653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84" calcext:value-type="float">
            <text:p>0,684</text:p>
          </table:table-cell>
          <table:table-cell table:style-name="ce3" table:formula="of:=([.K74]+[.L74])/2" office:value-type="float" office:value="0.653" calcext:value-type="float">
            <text:p>0,653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N74]+[.O74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H75]+[.I75])/2" office:value-type="float" office:value="0.6525" calcext:value-type="float">
            <text:p>0,6525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K75]+[.L75])/2" office:value-type="float" office:value="0.6525" calcext:value-type="float">
            <text:p>0,652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5" calcext:value-type="float">
            <text:p>0,675</text:p>
          </table:table-cell>
          <table:table-cell table:style-name="ce3" table:formula="of:=([.N75]+[.O75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H76]+[.I76])/2" office:value-type="float" office:value="0.6515" calcext:value-type="float">
            <text:p>0,651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table:formula="of:=([.K76]+[.L76])/2" office:value-type="float" office:value="0.6515" calcext:value-type="float">
            <text:p>0,651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76]+[.O76])/2" office:value-type="float" office:value="0.651" calcext:value-type="float">
            <text:p>0,651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H77]+[.I77])/2" office:value-type="float" office:value="0.649" calcext:value-type="float">
            <text:p>0,649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K77]+[.L77])/2" office:value-type="float" office:value="0.6495" calcext:value-type="float">
            <text:p>0,649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77]+[.O77])/2" office:value-type="float" office:value="0.6495" calcext:value-type="float">
            <text:p>0,649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78]+[.I78])/2" office:value-type="float" office:value="0.651" calcext:value-type="float">
            <text:p>0,651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table:formula="of:=([.K78]+[.L78])/2" office:value-type="float" office:value="0.651" calcext:value-type="float">
            <text:p>0,651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78]+[.O78])/2" office:value-type="float" office:value="0.651" calcext:value-type="float">
            <text:p>0,651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79]+[.I79])/2" office:value-type="float" office:value="0.65" calcext:value-type="float">
            <text:p>0,6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K79]+[.L79])/2" office:value-type="float" office:value="0.65" calcext:value-type="float">
            <text:p>0,6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79]+[.O79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H80]+[.I80])/2" office:value-type="float" office:value="0.6505" calcext:value-type="float">
            <text:p>0,650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9" calcext:value-type="float">
            <text:p>0,669</text:p>
          </table:table-cell>
          <table:table-cell table:style-name="ce3" table:formula="of:=([.K80]+[.L80])/2" office:value-type="float" office:value="0.6505" calcext:value-type="float">
            <text:p>0,650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80]+[.O80])/2" office:value-type="float" office:value="0.6505" calcext:value-type="float">
            <text:p>0,650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81]+[.I81])/2" office:value-type="float" office:value="0.6485" calcext:value-type="float">
            <text:p>0,648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K81]+[.L81])/2" office:value-type="float" office:value="0.6485" calcext:value-type="float">
            <text:p>0,648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N81]+[.O81])/2" office:value-type="float" office:value="0.6485" calcext:value-type="float">
            <text:p>0,648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H82]+[.I82])/2" office:value-type="float" office:value="0.65" calcext:value-type="float">
            <text:p>0,6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K82]+[.L82])/2" office:value-type="float" office:value="0.65" calcext:value-type="float">
            <text:p>0,6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N82]+[.O82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H83]+[.I83])/2" office:value-type="float" office:value="0.648" calcext:value-type="float">
            <text:p>0,648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K83]+[.L83])/2" office:value-type="float" office:value="0.6485" calcext:value-type="float">
            <text:p>0,648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N83]+[.O83])/2" office:value-type="float" office:value="0.648" calcext:value-type="float">
            <text:p>0,648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84]+[.I84])/2" office:value-type="float" office:value="0.648" calcext:value-type="float">
            <text:p>0,648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63" calcext:value-type="float">
            <text:p>0,663</text:p>
          </table:table-cell>
          <table:table-cell table:style-name="ce3" table:formula="of:=([.K84]+[.L84])/2" office:value-type="float" office:value="0.648" calcext:value-type="float">
            <text:p>0,648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N84]+[.O84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H85]+[.I85])/2" office:value-type="float" office:value="0.6475" calcext:value-type="float">
            <text:p>0,647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table:formula="of:=([.K85]+[.L85])/2" office:value-type="float" office:value="0.648" calcext:value-type="float">
            <text:p>0,648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N85]+[.O85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style-name="ce3" table:formula="of:=([.H86]+[.I86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K86]+[.L86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N86]+[.O86])/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style-name="ce3" table:formula="of:=([.H87]+[.I87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K87]+[.L87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N87]+[.O87])/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style-name="ce3" table:formula="of:=([.H88]+[.I88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K88]+[.L88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N88]+[.O88])/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style-name="ce3" table:formula="of:=([.H89]+[.I89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K89]+[.L89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N89]+[.O89])/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table:number-columns-spanned="8" table:number-rows-spanned="22"/>
          <table:covered-table-cell table:number-columns-repeated="7"/>
          <table:table-cell table:style-name="ce1" table:number-columns-spanned="7" table:number-rows-spanned="22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</table:table>
      <table:table table:name="MLP" table:style-name="ta1">
        <table:shapes>
          <draw:frame draw:z-index="0" draw:style-name="gr1" draw:text-style-name="P1" svg:width="160.03mm" svg:height="90.11mm" svg:x="339.82mm" svg:y="3.46mm">
            <draw:object draw:notify-on-update-of-ranges="MLP.B4:MLP.B18 MLP.F3:MLP.F3 MLP.F4:MLP.F18 MLP.G3:MLP.G3 MLP.G4:MLP.G18 MLP.H3:MLP.H3 MLP.H4:MLP.H18 MLP.I3:MLP.I3 MLP.I4:MLP.I18 MLP.J3:MLP.J3 MLP.J4:MLP.J18 MLP.K3:MLP.K3 MLP.K4:MLP.K18 MLP.L3:MLP.L3 MLP.L4:MLP.L18 MLP.M3:MLP.M3 MLP.M4:MLP.M18 MLP.N3:MLP.N3 MLP.N4:MLP.N18 MLP.O3:MLP.O3 MLP.O4:MLP.O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01mm" svg:height="89.84mm" svg:x="340.89mm" svg:y="97.03mm">
            <draw:object draw:notify-on-update-of-ranges="MLP.F25:MLP.F25 MLP.C26:MLP.C40 MLP.G25:MLP.G25 MLP.G26:MLP.G40 MLP.H25:MLP.H25 MLP.H26:MLP.H40 MLP.I25:MLP.I25 MLP.I26:MLP.I40 MLP.J25:MLP.J25 MLP.J26:MLP.J40 MLP.K25:MLP.K25 MLP.K26:MLP.K40 MLP.L25:MLP.L25 MLP.L26:MLP.L40 MLP.M25:MLP.M25 MLP.M26:MLP.M40 MLP.N25:MLP.N25 MLP.N26:MLP.N40 MLP.O25:MLP.O25 MLP.O26:MLP.O4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343.8mm" svg:y="195.52mm">
            <draw:object draw:notify-on-update-of-ranges="MLP.C50:MLP.C65 MLP.F49:MLP.F49 MLP.F50:MLP.F65 MLP.G49:MLP.G49 MLP.G50:MLP.G65 MLP.H49:MLP.H49 MLP.H50:MLP.H65 MLP.I49:MLP.I49 MLP.I50:MLP.I65 MLP.J49:MLP.J49 MLP.J50:MLP.J65 MLP.K49:MLP.K49 MLP.K50:MLP.K65 MLP.L49:MLP.L49 MLP.L50:MLP.L65 MLP.M49:MLP.M49 MLP.M50:MLP.M65 MLP.N49:MLP.N49 MLP.N50:MLP.N65 MLP.O49:MLP.O49 MLP.O50:MLP.O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3"/>
        <table:table-column table:style-name="co1" table:default-cell-style-name="Default"/>
        <table:table-column table:style-name="co2" table:number-columns-repeated="10" table:default-cell-style-name="ce3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>
            <text:p>Varia size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43" calcext:value-type="float">
            <text:p>0,543</text:p>
          </table:table-cell>
          <table:table-cell office:value-type="float" office:value="0.556" calcext:value-type="float">
            <text:p>0,556</text:p>
          </table:table-cell>
          <table:table-cell office:value-type="float" office:value="0.542" calcext:value-type="float">
            <text:p>0,542</text:p>
          </table:table-cell>
          <table:table-cell table:formula="of:=([.G4]+[.H4])/2" office:value-type="float" office:value="0.549" calcext:value-type="float">
            <text:p>0,549</text:p>
          </table:table-cell>
          <table:table-cell office:value-type="float" office:value="0.118" calcext:value-type="float">
            <text:p>0,118</text:p>
          </table:table-cell>
          <table:table-cell office:value-type="float" office:value="0.917" calcext:value-type="float">
            <text:p>0,917</text:p>
          </table:table-cell>
          <table:table-cell table:formula="of:=([.J4]+[.K4])/2" office:value-type="float" office:value="0.5175" calcext:value-type="float">
            <text:p>0,5175</text:p>
          </table:table-cell>
          <table:table-cell office:value-type="float" office:value="0.194" calcext:value-type="float">
            <text:p>0,194</text:p>
          </table:table-cell>
          <table:table-cell office:value-type="float" office:value="0.681" calcext:value-type="float">
            <text:p>0,681</text:p>
          </table:table-cell>
          <table:table-cell table:formula="of:=([.M4]+[.N4])/2" office:value-type="float" office:value="0.4375" calcext:value-type="float">
            <text:p>0,437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6" calcext:value-type="float">
            <text:p>0,576</text:p>
          </table:table-cell>
          <table:table-cell office:value-type="float" office:value="0.594" calcext:value-type="float">
            <text:p>0,594</text:p>
          </table:table-cell>
          <table:table-cell office:value-type="float" office:value="0.571" calcext:value-type="float">
            <text:p>0,571</text:p>
          </table:table-cell>
          <table:table-cell table:formula="of:=([.G5]+[.H5])/2" office:value-type="float" office:value="0.5825" calcext:value-type="float">
            <text:p>0,5825</text:p>
          </table:table-cell>
          <table:table-cell office:value-type="float" office:value="0.298" calcext:value-type="float">
            <text:p>0,298</text:p>
          </table:table-cell>
          <table:table-cell office:value-type="float" office:value="0.82" calcext:value-type="float">
            <text:p>0,82</text:p>
          </table:table-cell>
          <table:table-cell table:formula="of:=([.J5]+[.K5])/2" office:value-type="float" office:value="0.559" calcext:value-type="float">
            <text:p>0,559</text:p>
          </table:table-cell>
          <table:table-cell office:value-type="float" office:value="0.397" calcext:value-type="float">
            <text:p>0,397</text:p>
          </table:table-cell>
          <table:table-cell office:value-type="float" office:value="0.673" calcext:value-type="float">
            <text:p>0,673</text:p>
          </table:table-cell>
          <table:table-cell table:formula="of:=([.M5]+[.N5])/2" office:value-type="float" office:value="0.535" calcext:value-type="float">
            <text:p>0,535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7" calcext:value-type="float">
            <text:p>0,557</text:p>
          </table:table-cell>
          <table:table-cell office:value-type="float" office:value="0.563" calcext:value-type="float">
            <text:p>0,563</text:p>
          </table:table-cell>
          <table:table-cell office:value-type="float" office:value="0.556" calcext:value-type="float">
            <text:p>0,556</text:p>
          </table:table-cell>
          <table:table-cell table:formula="of:=([.G6]+[.H6])/2" office:value-type="float" office:value="0.5595" calcext:value-type="float">
            <text:p>0,5595</text:p>
          </table:table-cell>
          <table:table-cell office:value-type="float" office:value="0.239" calcext:value-type="float">
            <text:p>0,239</text:p>
          </table:table-cell>
          <table:table-cell office:value-type="float" office:value="0.837" calcext:value-type="float">
            <text:p>0,837</text:p>
          </table:table-cell>
          <table:table-cell table:formula="of:=([.J6]+[.K6])/2" office:value-type="float" office:value="0.538" calcext:value-type="float">
            <text:p>0,538</text:p>
          </table:table-cell>
          <table:table-cell office:value-type="float" office:value="0.336" calcext:value-type="float">
            <text:p>0,336</text:p>
          </table:table-cell>
          <table:table-cell office:value-type="float" office:value="0.668" calcext:value-type="float">
            <text:p>0,668</text:p>
          </table:table-cell>
          <table:table-cell table:formula="of:=([.M6]+[.N6])/2" office:value-type="float" office:value="0.502" calcext:value-type="float">
            <text:p>0,50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3" calcext:value-type="float">
            <text:p>0,573</text:p>
          </table:table-cell>
          <table:table-cell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  <table:table-cell table:formula="of:=([.G7]+[.H7])/2" office:value-type="float" office:value="0.57" calcext:value-type="float">
            <text:p>0,57</text:p>
          </table:table-cell>
          <table:table-cell office:value-type="float" office:value="0.406" calcext:value-type="float">
            <text:p>0,406</text:p>
          </table:table-cell>
          <table:table-cell office:value-type="float" office:value="0.72" calcext:value-type="float">
            <text:p>0,72</text:p>
          </table:table-cell>
          <table:table-cell table:formula="of:=([.J7]+[.K7])/2" office:value-type="float" office:value="0.563" calcext:value-type="float">
            <text:p>0,563</text:p>
          </table:table-cell>
          <table:table-cell office:value-type="float" office:value="0.471" calcext:value-type="float">
            <text:p>0,471</text:p>
          </table:table-cell>
          <table:table-cell office:value-type="float" office:value="0.642" calcext:value-type="float">
            <text:p>0,642</text:p>
          </table:table-cell>
          <table:table-cell table:formula="of:=([.M7]+[.N7])/2" office:value-type="float" office:value="0.5565" calcext:value-type="float">
            <text:p>0,556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1" calcext:value-type="float">
            <text:p>0,571</text:p>
          </table:table-cell>
          <table:table-cell office:value-type="float" office:value="0.574" calcext:value-type="float">
            <text:p>0,574</text:p>
          </table:table-cell>
          <table:table-cell office:value-type="float" office:value="0.57" calcext:value-type="float">
            <text:p>0,57</text:p>
          </table:table-cell>
          <table:table-cell table:formula="of:=([.G8]+[.H8])/2" office:value-type="float" office:value="0.572" calcext:value-type="float">
            <text:p>0,572</text:p>
          </table:table-cell>
          <table:table-cell office:value-type="float" office:value="0.321" calcext:value-type="float">
            <text:p>0,321</text:p>
          </table:table-cell>
          <table:table-cell office:value-type="float" office:value="0.79" calcext:value-type="float">
            <text:p>0,79</text:p>
          </table:table-cell>
          <table:table-cell table:formula="of:=([.J8]+[.K8])/2" office:value-type="float" office:value="0.5555" calcext:value-type="float">
            <text:p>0,5555</text:p>
          </table:table-cell>
          <table:table-cell office:value-type="float" office:value="0.412" calcext:value-type="float">
            <text:p>0,412</text:p>
          </table:table-cell>
          <table:table-cell office:value-type="float" office:value="0.662" calcext:value-type="float">
            <text:p>0,662</text:p>
          </table:table-cell>
          <table:table-cell table:formula="of:=([.M8]+[.N8])/2" office:value-type="float" office:value="0.537" calcext:value-type="float">
            <text:p>0,537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5" calcext:value-type="float">
            <text:p>0,565</text:p>
          </table:table-cell>
          <table:table-cell office:value-type="float" office:value="0.561" calcext:value-type="float">
            <text:p>0,561</text:p>
          </table:table-cell>
          <table:table-cell office:value-type="float" office:value="0.566" calcext:value-type="float">
            <text:p>0,566</text:p>
          </table:table-cell>
          <table:table-cell table:formula="of:=([.G9]+[.H9])/2" office:value-type="float" office:value="0.5635" calcext:value-type="float">
            <text:p>0,5635</text:p>
          </table:table-cell>
          <table:table-cell office:value-type="float" office:value="0.317" calcext:value-type="float">
            <text:p>0,317</text:p>
          </table:table-cell>
          <table:table-cell office:value-type="float" office:value="0.782" calcext:value-type="float">
            <text:p>0,782</text:p>
          </table:table-cell>
          <table:table-cell table:formula="of:=([.J9]+[.K9])/2" office:value-type="float" office:value="0.5495" calcext:value-type="float">
            <text:p>0,5495</text:p>
          </table:table-cell>
          <table:table-cell office:value-type="float" office:value="0.405" calcext:value-type="float">
            <text:p>0,405</text:p>
          </table:table-cell>
          <table:table-cell office:value-type="float" office:value="0.657" calcext:value-type="float">
            <text:p>0,657</text:p>
          </table:table-cell>
          <table:table-cell table:formula="of:=([.M9]+[.N9])/2" office:value-type="float" office:value="0.531" calcext:value-type="float">
            <text:p>0,531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2" calcext:value-type="float">
            <text:p>0,572</text:p>
          </table:table-cell>
          <table:table-cell office:value-type="float" office:value="0.571" calcext:value-type="float">
            <text:p>0,571</text:p>
          </table:table-cell>
          <table:table-cell office:value-type="float" office:value="0.572" calcext:value-type="float">
            <text:p>0,572</text:p>
          </table:table-cell>
          <table:table-cell table:formula="of:=([.G10]+[.H10])/2" office:value-type="float" office:value="0.5715" calcext:value-type="float">
            <text:p>0,5715</text:p>
          </table:table-cell>
          <table:table-cell office:value-type="float" office:value="0.339" calcext:value-type="float">
            <text:p>0,339</text:p>
          </table:table-cell>
          <table:table-cell office:value-type="float" office:value="0.776" calcext:value-type="float">
            <text:p>0,776</text:p>
          </table:table-cell>
          <table:table-cell table:formula="of:=([.J10]+[.K10])/2" office:value-type="float" office:value="0.5575" calcext:value-type="float">
            <text:p>0,5575</text:p>
          </table:table-cell>
          <table:table-cell office:value-type="float" office:value="0.425" calcext:value-type="float">
            <text:p>0,425</text:p>
          </table:table-cell>
          <table:table-cell office:value-type="float" office:value="0.659" calcext:value-type="float">
            <text:p>0,659</text:p>
          </table:table-cell>
          <table:table-cell table:formula="of:=([.M10]+[.N10])/2" office:value-type="float" office:value="0.542" calcext:value-type="float">
            <text:p>0,542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2" calcext:value-type="float">
            <text:p>0,562</text:p>
          </table:table-cell>
          <table:table-cell office:value-type="float" office:value="0.563" calcext:value-type="float">
            <text:p>0,563</text:p>
          </table:table-cell>
          <table:table-cell office:value-type="float" office:value="0.562" calcext:value-type="float">
            <text:p>0,562</text:p>
          </table:table-cell>
          <table:table-cell table:formula="of:=([.G11]+[.H11])/2" office:value-type="float" office:value="0.5625" calcext:value-type="float">
            <text:p>0,5625</text:p>
          </table:table-cell>
          <table:table-cell office:value-type="float" office:value="0.289" calcext:value-type="float">
            <text:p>0,289</text:p>
          </table:table-cell>
          <table:table-cell office:value-type="float" office:value="0.802" calcext:value-type="float">
            <text:p>0,802</text:p>
          </table:table-cell>
          <table:table-cell table:formula="of:=([.J11]+[.K11])/2" office:value-type="float" office:value="0.5455" calcext:value-type="float">
            <text:p>0,5455</text:p>
          </table:table-cell>
          <table:table-cell office:value-type="float" office:value="0.382" calcext:value-type="float">
            <text:p>0,382</text:p>
          </table:table-cell>
          <table:table-cell office:value-type="float" office:value="0.661" calcext:value-type="float">
            <text:p>0,661</text:p>
          </table:table-cell>
          <table:table-cell table:formula="of:=([.M11]+[.N11])/2" office:value-type="float" office:value="0.5215" calcext:value-type="float">
            <text:p>0,5215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533" calcext:value-type="float">
            <text:p>0,533</text:p>
          </table:table-cell>
          <table:table-cell office:value-type="float" office:value="0.559" calcext:value-type="float">
            <text:p>0,559</text:p>
          </table:table-cell>
          <table:table-cell table:formula="of:=([.G12]+[.H12])/2" office:value-type="float" office:value="0.546" calcext:value-type="float">
            <text:p>0,546</text:p>
          </table:table-cell>
          <table:table-cell office:value-type="float" office:value="0.334" calcext:value-type="float">
            <text:p>0,334</text:p>
          </table:table-cell>
          <table:table-cell office:value-type="float" office:value="0.743" calcext:value-type="float">
            <text:p>0,743</text:p>
          </table:table-cell>
          <table:table-cell table:formula="of:=([.J12]+[.K12])/2" office:value-type="float" office:value="0.5385" calcext:value-type="float">
            <text:p>0,5385</text:p>
          </table:table-cell>
          <table:table-cell office:value-type="float" office:value="0.41" calcext:value-type="float">
            <text:p>0,41</text:p>
          </table:table-cell>
          <table:table-cell office:value-type="float" office:value="0.638" calcext:value-type="float">
            <text:p>0,638</text:p>
          </table:table-cell>
          <table:table-cell table:formula="of:=([.M12]+[.N12])/2" office:value-type="float" office:value="0.524" calcext:value-type="float">
            <text:p>0,524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5" calcext:value-type="float">
            <text:p>0,555</text:p>
          </table:table-cell>
          <table:table-cell office:value-type="float" office:value="0.53" calcext:value-type="float">
            <text:p>0,53</text:p>
          </table:table-cell>
          <table:table-cell office:value-type="float" office:value="0.569" calcext:value-type="float">
            <text:p>0,569</text:p>
          </table:table-cell>
          <table:table-cell table:formula="of:=([.G13]+[.H13])/2" office:value-type="float" office:value="0.5495" calcext:value-type="float">
            <text:p>0,5495</text:p>
          </table:table-cell>
          <table:table-cell office:value-type="float" office:value="0.421" calcext:value-type="float">
            <text:p>0,421</text:p>
          </table:table-cell>
          <table:table-cell office:value-type="float" office:value="0.672" calcext:value-type="float">
            <text:p>0,672</text:p>
          </table:table-cell>
          <table:table-cell table:formula="of:=([.J13]+[.K13])/2" office:value-type="float" office:value="0.5465" calcext:value-type="float">
            <text:p>0,5465</text:p>
          </table:table-cell>
          <table:table-cell office:value-type="float" office:value="0.469" calcext:value-type="float">
            <text:p>0,469</text:p>
          </table:table-cell>
          <table:table-cell office:value-type="float" office:value="0.616" calcext:value-type="float">
            <text:p>0,616</text:p>
          </table:table-cell>
          <table:table-cell table:formula="of:=([.M13]+[.N13])/2" office:value-type="float" office:value="0.5425" calcext:value-type="float">
            <text:p>0,542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8" calcext:value-type="float">
            <text:p>0,578</text:p>
          </table:table-cell>
          <table:table-cell office:value-type="float" office:value="0.548" calcext:value-type="float">
            <text:p>0,548</text:p>
          </table:table-cell>
          <table:table-cell office:value-type="float" office:value="0.606" calcext:value-type="float">
            <text:p>0,606</text:p>
          </table:table-cell>
          <table:table-cell table:formula="of:=([.G14]+[.H14])/2" office:value-type="float" office:value="0.577" calcext:value-type="float">
            <text:p>0,577</text:p>
          </table:table-cell>
          <table:table-cell office:value-type="float" office:value="0.559" calcext:value-type="float">
            <text:p>0,559</text:p>
          </table:table-cell>
          <table:table-cell office:value-type="float" office:value="0.596" calcext:value-type="float">
            <text:p>0,596</text:p>
          </table:table-cell>
          <table:table-cell table:formula="of:=([.J14]+[.K14])/2" office:value-type="float" office:value="0.5775" calcext:value-type="float">
            <text:p>0,5775</text:p>
          </table:table-cell>
          <table:table-cell office:value-type="float" office:value="0.554" calcext:value-type="float">
            <text:p>0,554</text:p>
          </table:table-cell>
          <table:table-cell office:value-type="float" office:value="0.601" calcext:value-type="float">
            <text:p>0,601</text:p>
          </table:table-cell>
          <table:table-cell table:formula="of:=([.M14]+[.N14])/2" office:value-type="float" office:value="0.5775" calcext:value-type="float">
            <text:p>0,5775</text:p>
          </table:table-cell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8" calcext:value-type="float">
            <text:p>0,568</text:p>
          </table:table-cell>
          <table:table-cell office:value-type="float" office:value="0.54" calcext:value-type="float">
            <text:p>0,54</text:p>
          </table:table-cell>
          <table:table-cell office:value-type="float" office:value="0.591" calcext:value-type="float">
            <text:p>0,591</text:p>
          </table:table-cell>
          <table:table-cell table:formula="of:=([.G15]+[.H15])/2" office:value-type="float" office:value="0.5655" calcext:value-type="float">
            <text:p>0,5655</text:p>
          </table:table-cell>
          <table:table-cell office:value-type="float" office:value="0.515" calcext:value-type="float">
            <text:p>0,515</text:p>
          </table:table-cell>
          <table:table-cell office:value-type="float" office:value="0.614" calcext:value-type="float">
            <text:p>0,614</text:p>
          </table:table-cell>
          <table:table-cell table:formula="of:=([.J15]+[.K15])/2" office:value-type="float" office:value="0.5645" calcext:value-type="float">
            <text:p>0,5645</text:p>
          </table:table-cell>
          <table:table-cell office:value-type="float" office:value="0.527" calcext:value-type="float">
            <text:p>0,527</text:p>
          </table:table-cell>
          <table:table-cell office:value-type="float" office:value="0.602" calcext:value-type="float">
            <text:p>0,602</text:p>
          </table:table-cell>
          <table:table-cell table:formula="of:=([.M15]+[.N15])/2" office:value-type="float" office:value="0.5645" calcext:value-type="float">
            <text:p>0,5645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1" calcext:value-type="float">
            <text:p>0,551</text:p>
          </table:table-cell>
          <table:table-cell office:value-type="float" office:value="0.531" calcext:value-type="float">
            <text:p>0,531</text:p>
          </table:table-cell>
          <table:table-cell office:value-type="float" office:value="0.56" calcext:value-type="float">
            <text:p>0,56</text:p>
          </table:table-cell>
          <table:table-cell table:formula="of:=([.G16]+[.H16])/2" office:value-type="float" office:value="0.5455" calcext:value-type="float">
            <text:p>0,5455</text:p>
          </table:table-cell>
          <table:table-cell office:value-type="float" office:value="0.345" calcext:value-type="float">
            <text:p>0,345</text:p>
          </table:table-cell>
          <table:table-cell office:value-type="float" office:value="0.732" calcext:value-type="float">
            <text:p>0,732</text:p>
          </table:table-cell>
          <table:table-cell table:formula="of:=([.J16]+[.K16])/2" office:value-type="float" office:value="0.5385" calcext:value-type="float">
            <text:p>0,5385</text:p>
          </table:table-cell>
          <table:table-cell office:value-type="float" office:value="0.418" calcext:value-type="float">
            <text:p>0,418</text:p>
          </table:table-cell>
          <table:table-cell office:value-type="float" office:value="0.635" calcext:value-type="float">
            <text:p>0,635</text:p>
          </table:table-cell>
          <table:table-cell table:formula="of:=([.M16]+[.N16])/2" office:value-type="float" office:value="0.5265" calcext:value-type="float">
            <text:p>0,5265</text:p>
          </table:table-cell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0.563" calcext:value-type="float">
            <text:p>0,563</text:p>
          </table:table-cell>
          <table:table-cell office:value-type="float" office:value="0.587" calcext:value-type="float">
            <text:p>0,587</text:p>
          </table:table-cell>
          <table:table-cell table:formula="of:=([.G17]+[.H17])/2" office:value-type="float" office:value="0.575" calcext:value-type="float">
            <text:p>0,575</text:p>
          </table:table-cell>
          <table:table-cell office:value-type="float" office:value="0.441" calcext:value-type="float">
            <text:p>0,441</text:p>
          </table:table-cell>
          <table:table-cell office:value-type="float" office:value="0.699" calcext:value-type="float">
            <text:p>0,699</text:p>
          </table:table-cell>
          <table:table-cell table:formula="of:=([.J17]+[.K17])/2" office:value-type="float" office:value="0.57" calcext:value-type="float">
            <text:p>0,57</text:p>
          </table:table-cell>
          <table:table-cell office:value-type="float" office:value="0.495" calcext:value-type="float">
            <text:p>0,495</text:p>
          </table:table-cell>
          <table:table-cell office:value-type="float" office:value="0.639" calcext:value-type="float">
            <text:p>0,639</text:p>
          </table:table-cell>
          <table:table-cell table:formula="of:=([.M17]+[.N17])/2" office:value-type="float" office:value="0.567" calcext:value-type="float">
            <text:p>0,567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1" calcext:value-type="float">
            <text:p>0,571</text:p>
          </table:table-cell>
          <table:table-cell office:value-type="float" office:value="0.559" calcext:value-type="float">
            <text:p>0,559</text:p>
          </table:table-cell>
          <table:table-cell office:value-type="float" office:value="0.578" calcext:value-type="float">
            <text:p>0,578</text:p>
          </table:table-cell>
          <table:table-cell table:formula="of:=([.G18]+[.H18])/2" office:value-type="float" office:value="0.5685" calcext:value-type="float">
            <text:p>0,5685</text:p>
          </table:table-cell>
          <table:table-cell office:value-type="float" office:value="0.397" calcext:value-type="float">
            <text:p>0,397</text:p>
          </table:table-cell>
          <table:table-cell office:value-type="float" office:value="0.724" calcext:value-type="float">
            <text:p>0,724</text:p>
          </table:table-cell>
          <table:table-cell table:formula="of:=([.J18]+[.K18])/2" office:value-type="float" office:value="0.5605" calcext:value-type="float">
            <text:p>0,5605</text:p>
          </table:table-cell>
          <table:table-cell office:value-type="float" office:value="0.464" calcext:value-type="float">
            <text:p>0,464</text:p>
          </table:table-cell>
          <table:table-cell office:value-type="float" office:value="0.643" calcext:value-type="float">
            <text:p>0,643</text:p>
          </table:table-cell>
          <table:table-cell table:formula="of:=([.M18]+[.N18])/2" office:value-type="float" office:value="0.5535" calcext:value-type="float">
            <text:p>0,5535</text:p>
          </table:table-cell>
        </table:table-row>
        <table:table-row table:style-name="ro2" table:number-rows-repeated="5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 office:value-type="string" calcext:value-type="string">
            <text:p>Varia decay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1584893" calcext:value-type="float">
            <text:p>0,0001584893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" calcext:value-type="float">
            <text:p>0,55</text:p>
          </table:table-cell>
          <table:table-cell table:style-name="ce8" office:value-type="float" office:value="0.527" calcext:value-type="float">
            <text:p>0,527</text:p>
          </table:table-cell>
          <table:table-cell table:style-name="ce8" office:value-type="float" office:value="0.561" calcext:value-type="float">
            <text:p>0,561</text:p>
          </table:table-cell>
          <table:table-cell table:style-name="ce7" table:formula="of:=([.G26]+[.H26])/2" office:value-type="float" office:value="0.544" calcext:value-type="float">
            <text:p>0,544</text:p>
          </table:table-cell>
          <table:table-cell table:style-name="ce8" office:value-type="float" office:value="0.367" calcext:value-type="float">
            <text:p>0,367</text:p>
          </table:table-cell>
          <table:table-cell table:style-name="ce8" office:value-type="float" office:value="0.71" calcext:value-type="float">
            <text:p>0,71</text:p>
          </table:table-cell>
          <table:table-cell table:style-name="ce7" table:formula="of:=([.J26]+[.K26])/2" office:value-type="float" office:value="0.5385" calcext:value-type="float">
            <text:p>0,5385</text:p>
          </table:table-cell>
          <table:table-cell table:style-name="ce8" office:value-type="float" office:value="0.4327" calcext:value-type="float">
            <text:p>0,4327</text:p>
          </table:table-cell>
          <table:table-cell table:style-name="ce8" office:value-type="float" office:value="0.627" calcext:value-type="float">
            <text:p>0,627</text:p>
          </table:table-cell>
          <table:table-cell table:style-name="ce7" table:formula="of:=([.M26]+[.N26])/2" office:value-type="float" office:value="0.52985" calcext:value-type="float">
            <text:p>0,52985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2511886" calcext:value-type="float">
            <text:p>0,0002511886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7" calcext:value-type="float">
            <text:p>0,557</text:p>
          </table:table-cell>
          <table:table-cell table:style-name="ce8" office:value-type="float" office:value="0.54" calcext:value-type="float">
            <text:p>0,54</text:p>
          </table:table-cell>
          <table:table-cell table:style-name="ce8" office:value-type="float" office:value="0.564" calcext:value-type="float">
            <text:p>0,564</text:p>
          </table:table-cell>
          <table:table-cell table:style-name="ce7" table:formula="of:=([.G27]+[.H27])/2" office:value-type="float" office:value="0.552" calcext:value-type="float">
            <text:p>0,552</text:p>
          </table:table-cell>
          <table:table-cell table:style-name="ce8" office:value-type="float" office:value="0.352" calcext:value-type="float">
            <text:p>0,352</text:p>
          </table:table-cell>
          <table:table-cell table:style-name="ce8" office:value-type="float" office:value="0.737" calcext:value-type="float">
            <text:p>0,737</text:p>
          </table:table-cell>
          <table:table-cell table:style-name="ce7" table:formula="of:=([.J27]+[.K27])/2" office:value-type="float" office:value="0.5445" calcext:value-type="float">
            <text:p>0,5445</text:p>
          </table:table-cell>
          <table:table-cell table:style-name="ce8" office:value-type="float" office:value="0.426" calcext:value-type="float">
            <text:p>0,426</text:p>
          </table:table-cell>
          <table:table-cell table:style-name="ce8" office:value-type="float" office:value="0.639" calcext:value-type="float">
            <text:p>0,639</text:p>
          </table:table-cell>
          <table:table-cell table:style-name="ce7" table:formula="of:=([.M27]+[.N27])/2" office:value-type="float" office:value="0.5325" calcext:value-type="float">
            <text:p>0,5325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3981072" calcext:value-type="float">
            <text:p>0,0003981072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6" calcext:value-type="float">
            <text:p>0,556</text:p>
          </table:table-cell>
          <table:table-cell table:style-name="ce8" office:value-type="float" office:value="0.531" calcext:value-type="float">
            <text:p>0,531</text:p>
          </table:table-cell>
          <table:table-cell table:style-name="ce8" office:value-type="float" office:value="0.572" calcext:value-type="float">
            <text:p>0,572</text:p>
          </table:table-cell>
          <table:table-cell table:style-name="ce7" table:formula="of:=([.G28]+[.H28])/2" office:value-type="float" office:value="0.5515" calcext:value-type="float">
            <text:p>0,5515</text:p>
          </table:table-cell>
          <table:table-cell table:style-name="ce8" office:value-type="float" office:value="0.435" calcext:value-type="float">
            <text:p>0,435</text:p>
          </table:table-cell>
          <table:table-cell table:style-name="ce8" office:value-type="float" office:value="0.663" calcext:value-type="float">
            <text:p>0,663</text:p>
          </table:table-cell>
          <table:table-cell table:style-name="ce7" table:formula="of:=([.J28]+[.K28])/2" office:value-type="float" office:value="0.549" calcext:value-type="float">
            <text:p>0,549</text:p>
          </table:table-cell>
          <table:table-cell table:style-name="ce8" office:value-type="float" office:value="0.478" calcext:value-type="float">
            <text:p>0,478</text:p>
          </table:table-cell>
          <table:table-cell table:style-name="ce8" office:value-type="float" office:value="0.614" calcext:value-type="float">
            <text:p>0,614</text:p>
          </table:table-cell>
          <table:table-cell table:style-name="ce7" table:formula="of:=([.M28]+[.N28])/2" office:value-type="float" office:value="0.546" calcext:value-type="float">
            <text:p>0,546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6309573" calcext:value-type="float">
            <text:p>0,0006309573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531" calcext:value-type="float">
            <text:p>0,531</text:p>
          </table:table-cell>
          <table:table-cell table:style-name="ce8" office:value-type="float" office:value="0.585" calcext:value-type="float">
            <text:p>0,585</text:p>
          </table:table-cell>
          <table:table-cell table:style-name="ce7" table:formula="of:=([.G29]+[.H29])/2" office:value-type="float" office:value="0.558" calcext:value-type="float">
            <text:p>0,558</text:p>
          </table:table-cell>
          <table:table-cell table:style-name="ce8" office:value-type="float" office:value="0.516" calcext:value-type="float">
            <text:p>0,516</text:p>
          </table:table-cell>
          <table:table-cell table:style-name="ce8" office:value-type="float" office:value="0.599" calcext:value-type="float">
            <text:p>0,599</text:p>
          </table:table-cell>
          <table:table-cell table:style-name="ce7" table:formula="of:=([.J29]+[.K29])/2" office:value-type="float" office:value="0.5575" calcext:value-type="float">
            <text:p>0,5575</text:p>
          </table:table-cell>
          <table:table-cell table:style-name="ce8" office:value-type="float" office:value="0.523" calcext:value-type="float">
            <text:p>0,523</text:p>
          </table:table-cell>
          <table:table-cell table:style-name="ce8" office:value-type="float" office:value="0.592" calcext:value-type="float">
            <text:p>0,592</text:p>
          </table:table-cell>
          <table:table-cell table:style-name="ce7" table:formula="of:=([.M29]+[.N29])/2" office:value-type="float" office:value="0.5575" calcext:value-type="float">
            <text:p>0,557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0.536" calcext:value-type="float">
            <text:p>0,536</text:p>
          </table:table-cell>
          <table:table-cell table:style-name="ce7" office:value-type="float" office:value="0.576" calcext:value-type="float">
            <text:p>0,576</text:p>
          </table:table-cell>
          <table:table-cell table:style-name="ce7" table:formula="of:=([.G30]+[.H30])/2" office:value-type="float" office:value="0.556" calcext:value-type="float">
            <text:p>0,556</text:p>
          </table:table-cell>
          <table:table-cell table:style-name="ce7" office:value-type="float" office:value="0.445" calcext:value-type="float">
            <text:p>0,445</text:p>
          </table:table-cell>
          <table:table-cell table:style-name="ce7" office:value-type="float" office:value="0.662" calcext:value-type="float">
            <text:p>0,662</text:p>
          </table:table-cell>
          <table:table-cell table:style-name="ce7" table:formula="of:=([.J30]+[.K30])/2" office:value-type="float" office:value="0.5535" calcext:value-type="float">
            <text:p>0,5535</text:p>
          </table:table-cell>
          <table:table-cell table:style-name="ce7" office:value-type="float" office:value="0.487" calcext:value-type="float">
            <text:p>0,487</text:p>
          </table:table-cell>
          <table:table-cell table:style-name="ce7" office:value-type="float" office:value="0.616" calcext:value-type="float">
            <text:p>0,616</text:p>
          </table:table-cell>
          <table:table-cell table:style-name="ce7" table:formula="of:=([.M30]+[.N30])/2" office:value-type="float" office:value="0.5515" calcext:value-type="float">
            <text:p>0,551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1584893" calcext:value-type="float">
            <text:p>0,00158489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4" calcext:value-type="float">
            <text:p>0,564</text:p>
          </table:table-cell>
          <table:table-cell table:style-name="ce7" office:value-type="float" office:value="0.545" calcext:value-type="float">
            <text:p>0,545</text:p>
          </table:table-cell>
          <table:table-cell table:style-name="ce7" office:value-type="float" office:value="0.574" calcext:value-type="float">
            <text:p>0,574</text:p>
          </table:table-cell>
          <table:table-cell table:style-name="ce7" table:formula="of:=([.G31]+[.H31])/2" office:value-type="float" office:value="0.5595" calcext:value-type="float">
            <text:p>0,5595</text:p>
          </table:table-cell>
          <table:table-cell table:style-name="ce7" office:value-type="float" office:value="0.407" calcext:value-type="float">
            <text:p>0,407</text:p>
          </table:table-cell>
          <table:table-cell table:style-name="ce7" office:value-type="float" office:value="0.701" calcext:value-type="float">
            <text:p>0,701</text:p>
          </table:table-cell>
          <table:table-cell table:style-name="ce7" table:formula="of:=([.J31]+[.K31])/2" office:value-type="float" office:value="0.554" calcext:value-type="float">
            <text:p>0,554</text:p>
          </table:table-cell>
          <table:table-cell table:style-name="ce7" office:value-type="float" office:value="0.466" calcext:value-type="float">
            <text:p>0,466</text:p>
          </table:table-cell>
          <table:table-cell table:style-name="ce7" office:value-type="float" office:value="0.631" calcext:value-type="float">
            <text:p>0,631</text:p>
          </table:table-cell>
          <table:table-cell table:style-name="ce7" table:formula="of:=([.M31]+[.N31])/2" office:value-type="float" office:value="0.5485" calcext:value-type="float">
            <text:p>0,548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2511886" calcext:value-type="float">
            <text:p>0,002511886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3" calcext:value-type="float">
            <text:p>0,563</text:p>
          </table:table-cell>
          <table:table-cell table:style-name="ce7" office:value-type="float" office:value="0.544" calcext:value-type="float">
            <text:p>0,544</text:p>
          </table:table-cell>
          <table:table-cell table:style-name="ce7" office:value-type="float" office:value="0.574" calcext:value-type="float">
            <text:p>0,574</text:p>
          </table:table-cell>
          <table:table-cell table:style-name="ce7" table:formula="of:=([.G32]+[.H32])/2" office:value-type="float" office:value="0.559" calcext:value-type="float">
            <text:p>0,559</text:p>
          </table:table-cell>
          <table:table-cell table:style-name="ce7" office:value-type="float" office:value="0.413" calcext:value-type="float">
            <text:p>0,413</text:p>
          </table:table-cell>
          <table:table-cell table:style-name="ce7" office:value-type="float" office:value="0.696" calcext:value-type="float">
            <text:p>0,696</text:p>
          </table:table-cell>
          <table:table-cell table:style-name="ce7" table:formula="of:=([.J32]+[.K32])/2" office:value-type="float" office:value="0.5545" calcext:value-type="float">
            <text:p>0,5545</text:p>
          </table:table-cell>
          <table:table-cell table:style-name="ce7" office:value-type="float" office:value="0.469" calcext:value-type="float">
            <text:p>0,469</text:p>
          </table:table-cell>
          <table:table-cell table:style-name="ce7" office:value-type="float" office:value="0.629" calcext:value-type="float">
            <text:p>0,629</text:p>
          </table:table-cell>
          <table:table-cell table:style-name="ce7" table:formula="of:=([.M32]+[.N32])/2" office:value-type="float" office:value="0.549" calcext:value-type="float">
            <text:p>0,549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3981072" calcext:value-type="float">
            <text:p>0,00398107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7" calcext:value-type="float">
            <text:p>0,567</text:p>
          </table:table-cell>
          <table:table-cell table:style-name="ce7" office:value-type="float" office:value="0.553" calcext:value-type="float">
            <text:p>0,553</text:p>
          </table:table-cell>
          <table:table-cell table:style-name="ce7" office:value-type="float" office:value="0.573" calcext:value-type="float">
            <text:p>0,573</text:p>
          </table:table-cell>
          <table:table-cell table:style-name="ce7" table:formula="of:=([.G33]+[.H33])/2" office:value-type="float" office:value="0.563" calcext:value-type="float">
            <text:p>0,563</text:p>
          </table:table-cell>
          <table:table-cell table:style-name="ce7" office:value-type="float" office:value="0.384" calcext:value-type="float">
            <text:p>0,384</text:p>
          </table:table-cell>
          <table:table-cell table:style-name="ce7" office:value-type="float" office:value="0.727" calcext:value-type="float">
            <text:p>0,727</text:p>
          </table:table-cell>
          <table:table-cell table:style-name="ce7" table:formula="of:=([.J33]+[.K33])/2" office:value-type="float" office:value="0.5555" calcext:value-type="float">
            <text:p>0,5555</text:p>
          </table:table-cell>
          <table:table-cell table:style-name="ce7" office:value-type="float" office:value="0.453" calcext:value-type="float">
            <text:p>0,453</text:p>
          </table:table-cell>
          <table:table-cell table:style-name="ce7" office:value-type="float" office:value="0.641" calcext:value-type="float">
            <text:p>0,641</text:p>
          </table:table-cell>
          <table:table-cell table:style-name="ce7" table:formula="of:=([.M33]+[.N33])/2" office:value-type="float" office:value="0.547" calcext:value-type="float">
            <text:p>0,547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6309573" calcext:value-type="float">
            <text:p>0,00630957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2" calcext:value-type="float">
            <text:p>0,562</text:p>
          </table:table-cell>
          <table:table-cell table:style-name="ce7" office:value-type="float" office:value="0.548" calcext:value-type="float">
            <text:p>0,548</text:p>
          </table:table-cell>
          <table:table-cell table:style-name="ce7" office:value-type="float" office:value="0.569" calcext:value-type="float">
            <text:p>0,569</text:p>
          </table:table-cell>
          <table:table-cell table:style-name="ce7" table:formula="of:=([.G34]+[.H34])/2" office:value-type="float" office:value="0.5585" calcext:value-type="float">
            <text:p>0,5585</text:p>
          </table:table-cell>
          <table:table-cell table:style-name="ce7" office:value-type="float" office:value="0.364" calcext:value-type="float">
            <text:p>0,364</text:p>
          </table:table-cell>
          <table:table-cell table:style-name="ce7" office:value-type="float" office:value="0.736" calcext:value-type="float">
            <text:p>0,736</text:p>
          </table:table-cell>
          <table:table-cell table:style-name="ce7" table:formula="of:=([.J34]+[.K34])/2" office:value-type="float" office:value="0.55" calcext:value-type="float">
            <text:p>0,55</text:p>
          </table:table-cell>
          <table:table-cell table:style-name="ce7" office:value-type="float" office:value="0.438" calcext:value-type="float">
            <text:p>0,438</text:p>
          </table:table-cell>
          <table:table-cell table:style-name="ce7" office:value-type="float" office:value="0.642" calcext:value-type="float">
            <text:p>0,642</text:p>
          </table:table-cell>
          <table:table-cell table:style-name="ce7" table:formula="of:=([.M34]+[.N34])/2" office:value-type="float" office:value="0.54" calcext:value-type="float">
            <text:p>0,54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2" calcext:value-type="float">
            <text:p>0,562</text:p>
          </table:table-cell>
          <table:table-cell table:style-name="ce7" office:value-type="float" office:value="0.542" calcext:value-type="float">
            <text:p>0,542</text:p>
          </table:table-cell>
          <table:table-cell table:style-name="ce7" office:value-type="float" office:value="0.574" calcext:value-type="float">
            <text:p>0,574</text:p>
          </table:table-cell>
          <table:table-cell table:style-name="ce7" table:formula="of:=([.G35]+[.H35])/2" office:value-type="float" office:value="0.558" calcext:value-type="float">
            <text:p>0,558</text:p>
          </table:table-cell>
          <table:table-cell table:style-name="ce7" office:value-type="float" office:value="0.415" calcext:value-type="float">
            <text:p>0,415</text:p>
          </table:table-cell>
          <table:table-cell table:style-name="ce7" office:value-type="float" office:value="0.692" calcext:value-type="float">
            <text:p>0,692</text:p>
          </table:table-cell>
          <table:table-cell table:style-name="ce7" table:formula="of:=([.J35]+[.K35])/2" office:value-type="float" office:value="0.5535" calcext:value-type="float">
            <text:p>0,5535</text:p>
          </table:table-cell>
          <table:table-cell table:style-name="ce7" office:value-type="float" office:value="0.47" calcext:value-type="float">
            <text:p>0,47</text:p>
          </table:table-cell>
          <table:table-cell table:style-name="ce7" office:value-type="float" office:value="0.627" calcext:value-type="float">
            <text:p>0,627</text:p>
          </table:table-cell>
          <table:table-cell table:style-name="ce7" table:formula="of:=([.M35]+[.N35])/2" office:value-type="float" office:value="0.5485" calcext:value-type="float">
            <text:p>0,548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style-name="ce7" table:number-columns-repeated="3"/>
          <table:table-cell table:style-name="ce7" table:formula="of:=([.G36]+[.H36])/2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J36]+[.K36])/2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M36]+[.N36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style-name="ce7" table:number-columns-repeated="3"/>
          <table:table-cell table:style-name="ce7" table:formula="of:=([.G37]+[.H37])/2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J37]+[.K37])/2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M37]+[.N37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style-name="ce7" table:number-columns-repeated="3"/>
          <table:table-cell table:style-name="ce7" table:formula="of:=([.G38]+[.H38])/2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J38]+[.K38])/2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M38]+[.N38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style-name="ce7" table:number-columns-repeated="3"/>
          <table:table-cell table:style-name="ce7" table:formula="of:=([.G39]+[.H39])/2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J39]+[.K39])/2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M39]+[.N39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style-name="ce7" table:number-columns-repeated="3"/>
          <table:table-cell table:style-name="ce7" table:formula="of:=([.G40]+[.H40])/2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J40]+[.K40])/2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M40]+[.N40])/2" office:value-type="float" office:value="0" calcext:value-type="float">
            <text:p>0</text:p>
          </table:table-cell>
        </table:table-row>
        <table:table-row table:style-name="ro2" table:number-rows-repeated="7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 office:value-type="string" calcext:value-type="string">
            <text:p>Varia decay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,001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1" calcext:value-type="float">
            <text:p>0,551</text:p>
          </table:table-cell>
          <table:table-cell office:value-type="float" office:value="0.527" calcext:value-type="float">
            <text:p>0,527</text:p>
          </table:table-cell>
          <table:table-cell office:value-type="float" office:value="0.564" calcext:value-type="float">
            <text:p>0,564</text:p>
          </table:table-cell>
          <table:table-cell table:formula="of:=([.G50]+[.H50])/2" office:value-type="float" office:value="0.5455" calcext:value-type="float">
            <text:p>0,5455</text:p>
          </table:table-cell>
          <table:table-cell office:value-type="float" office:value="0.389" calcext:value-type="float">
            <text:p>0,389</text:p>
          </table:table-cell>
          <table:table-cell office:value-type="float" office:value="0.694" calcext:value-type="float">
            <text:p>0,694</text:p>
          </table:table-cell>
          <table:table-cell table:formula="of:=([.J50]+[.K50])/2" office:value-type="float" office:value="0.5415" calcext:value-type="float">
            <text:p>0,5415</text:p>
          </table:table-cell>
          <table:table-cell office:value-type="float" office:value="0.447" calcext:value-type="float">
            <text:p>0,447</text:p>
          </table:table-cell>
          <table:table-cell office:value-type="float" office:value="0.622" calcext:value-type="float">
            <text:p>0,622</text:p>
          </table:table-cell>
          <table:table-cell table:formula="of:=([.M50]+[.N50])/2" office:value-type="float" office:value="0.5345" calcext:value-type="float">
            <text:p>0,534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1584893" calcext:value-type="float">
            <text:p>0,00158489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6" calcext:value-type="float">
            <text:p>0,556</text:p>
          </table:table-cell>
          <table:table-cell office:value-type="float" office:value="0.539" calcext:value-type="float">
            <text:p>0,539</text:p>
          </table:table-cell>
          <table:table-cell office:value-type="float" office:value="0.563" calcext:value-type="float">
            <text:p>0,563</text:p>
          </table:table-cell>
          <table:table-cell table:formula="of:=([.G51]+[.H51])/2" office:value-type="float" office:value="0.551" calcext:value-type="float">
            <text:p>0,551</text:p>
          </table:table-cell>
          <table:table-cell office:value-type="float" office:value="0.349" calcext:value-type="float">
            <text:p>0,349</text:p>
          </table:table-cell>
          <table:table-cell office:value-type="float" office:value="0.738" calcext:value-type="float">
            <text:p>0,738</text:p>
          </table:table-cell>
          <table:table-cell table:formula="of:=([.J51]+[.K51])/2" office:value-type="float" office:value="0.5435" calcext:value-type="float">
            <text:p>0,5435</text:p>
          </table:table-cell>
          <table:table-cell office:value-type="float" office:value="0.424" calcext:value-type="float">
            <text:p>0,424</text:p>
          </table:table-cell>
          <table:table-cell office:value-type="float" office:value="0.639" calcext:value-type="float">
            <text:p>0,639</text:p>
          </table:table-cell>
          <table:table-cell table:formula="of:=([.M51]+[.N51])/2" office:value-type="float" office:value="0.5315" calcext:value-type="float">
            <text:p>0,531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2511886" calcext:value-type="float">
            <text:p>0,002511886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4" calcext:value-type="float">
            <text:p>0,554</text:p>
          </table:table-cell>
          <table:table-cell office:value-type="float" office:value="0.525" calcext:value-type="float">
            <text:p>0,525</text:p>
          </table:table-cell>
          <table:table-cell office:value-type="float" office:value="0.575" calcext:value-type="float">
            <text:p>0,575</text:p>
          </table:table-cell>
          <table:table-cell table:formula="of:=([.G52]+[.H52])/2" office:value-type="float" office:value="0.55" calcext:value-type="float">
            <text:p>0,55</text:p>
          </table:table-cell>
          <table:table-cell office:value-type="float" office:value="0.476" calcext:value-type="float">
            <text:p>0,476</text:p>
          </table:table-cell>
          <table:table-cell office:value-type="float" office:value="0.622" calcext:value-type="float">
            <text:p>0,622</text:p>
          </table:table-cell>
          <table:table-cell table:formula="of:=([.J52]+[.K52])/2" office:value-type="float" office:value="0.549" calcext:value-type="float">
            <text:p>0,549</text:p>
          </table:table-cell>
          <table:table-cell office:value-type="float" office:value="0.5" calcext:value-type="float">
            <text:p>0,5</text:p>
          </table:table-cell>
          <table:table-cell office:value-type="float" office:value="0.598" calcext:value-type="float">
            <text:p>0,598</text:p>
          </table:table-cell>
          <table:table-cell table:formula="of:=([.M52]+[.N52])/2" office:value-type="float" office:value="0.549" calcext:value-type="float">
            <text:p>0,549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3981072" calcext:value-type="float">
            <text:p>0,00398107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7" calcext:value-type="float">
            <text:p>0,557</text:p>
          </table:table-cell>
          <table:table-cell office:value-type="float" office:value="0.578" calcext:value-type="float">
            <text:p>0,578</text:p>
          </table:table-cell>
          <table:table-cell office:value-type="float" office:value="0.553" calcext:value-type="float">
            <text:p>0,553</text:p>
          </table:table-cell>
          <table:table-cell table:formula="of:=([.G53]+[.H53])/2" office:value-type="float" office:value="0.5655" calcext:value-type="float">
            <text:p>0,5655</text:p>
          </table:table-cell>
          <table:table-cell office:value-type="float" office:value="0.199" calcext:value-type="float">
            <text:p>0,199</text:p>
          </table:table-cell>
          <table:table-cell office:value-type="float" office:value="0.872" calcext:value-type="float">
            <text:p>0,872</text:p>
          </table:table-cell>
          <table:table-cell table:formula="of:=([.J53]+[.K53])/2" office:value-type="float" office:value="0.5355" calcext:value-type="float">
            <text:p>0,5355</text:p>
          </table:table-cell>
          <table:table-cell office:value-type="float" office:value="0.296" calcext:value-type="float">
            <text:p>0,296</text:p>
          </table:table-cell>
          <table:table-cell office:value-type="float" office:value="0.677" calcext:value-type="float">
            <text:p>0,677</text:p>
          </table:table-cell>
          <table:table-cell table:formula="of:=([.M53]+[.N53])/2" office:value-type="float" office:value="0.4865" calcext:value-type="float">
            <text:p>0,486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6309573" calcext:value-type="float">
            <text:p>0,00630957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67" calcext:value-type="float">
            <text:p>0,567</text:p>
          </table:table-cell>
          <table:table-cell office:value-type="float" office:value="0.553" calcext:value-type="float">
            <text:p>0,553</text:p>
          </table:table-cell>
          <table:table-cell office:value-type="float" office:value="0.575" calcext:value-type="float">
            <text:p>0,575</text:p>
          </table:table-cell>
          <table:table-cell table:formula="of:=([.G54]+[.H54])/2" office:value-type="float" office:value="0.564" calcext:value-type="float">
            <text:p>0,564</text:p>
          </table:table-cell>
          <table:table-cell office:value-type="float" office:value="0.394" calcext:value-type="float">
            <text:p>0,394</text:p>
          </table:table-cell>
          <table:table-cell office:value-type="float" office:value="0.719" calcext:value-type="float">
            <text:p>0,719</text:p>
          </table:table-cell>
          <table:table-cell table:formula="of:=([.J54]+[.K54])/2" office:value-type="float" office:value="0.5565" calcext:value-type="float">
            <text:p>0,5565</text:p>
          </table:table-cell>
          <table:table-cell office:value-type="float" office:value="0.46" calcext:value-type="float">
            <text:p>0,46</text:p>
          </table:table-cell>
          <table:table-cell office:value-type="float" office:value="0.639" calcext:value-type="float">
            <text:p>0,639</text:p>
          </table:table-cell>
          <table:table-cell table:formula="of:=([.M54]+[.N54])/2" office:value-type="float" office:value="0.5495" calcext:value-type="float">
            <text:p>0,549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1" calcext:value-type="float">
            <text:p>0,571</text:p>
          </table:table-cell>
          <table:table-cell office:value-type="float" office:value="0.568" calcext:value-type="float">
            <text:p>0,568</text:p>
          </table:table-cell>
          <table:table-cell office:value-type="float" office:value="0.572" calcext:value-type="float">
            <text:p>0,572</text:p>
          </table:table-cell>
          <table:table-cell table:formula="of:=([.G55]+[.H55])/2" office:value-type="float" office:value="0.57" calcext:value-type="float">
            <text:p>0,57</text:p>
          </table:table-cell>
          <table:table-cell office:value-type="float" office:value="0.3452" calcext:value-type="float">
            <text:p>0,3452</text:p>
          </table:table-cell>
          <table:table-cell office:value-type="float" office:value="0.769" calcext:value-type="float">
            <text:p>0,769</text:p>
          </table:table-cell>
          <table:table-cell table:formula="of:=([.J55]+[.K55])/2" office:value-type="float" office:value="0.5571" calcext:value-type="float">
            <text:p>0,5571</text:p>
          </table:table-cell>
          <table:table-cell office:value-type="float" office:value="0.429" calcext:value-type="float">
            <text:p>0,429</text:p>
          </table:table-cell>
          <table:table-cell office:value-type="float" office:value="0.656" calcext:value-type="float">
            <text:p>0,656</text:p>
          </table:table-cell>
          <table:table-cell table:formula="of:=([.M55]+[.N55])/2" office:value-type="float" office:value="0.5425" calcext:value-type="float">
            <text:p>0,542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15848932" calcext:value-type="float">
            <text:p>0,01584893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4" calcext:value-type="float">
            <text:p>0,564</text:p>
          </table:table-cell>
          <table:table-cell office:value-type="float" office:value="0.562" calcext:value-type="float">
            <text:p>0,562</text:p>
          </table:table-cell>
          <table:table-cell office:value-type="float" office:value="0.564" calcext:value-type="float">
            <text:p>0,564</text:p>
          </table:table-cell>
          <table:table-cell table:formula="of:=([.G56]+[.H56])/2" office:value-type="float" office:value="0.563" calcext:value-type="float">
            <text:p>0,563</text:p>
          </table:table-cell>
          <table:table-cell office:value-type="float" office:value="0.303" calcext:value-type="float">
            <text:p>0,303</text:p>
          </table:table-cell>
          <table:table-cell office:value-type="float" office:value="0.792" calcext:value-type="float">
            <text:p>0,792</text:p>
          </table:table-cell>
          <table:table-cell table:formula="of:=([.J56]+[.K56])/2" office:value-type="float" office:value="0.5475" calcext:value-type="float">
            <text:p>0,5475</text:p>
          </table:table-cell>
          <table:table-cell office:value-type="float" office:value="0.394" calcext:value-type="float">
            <text:p>0,394</text:p>
          </table:table-cell>
          <table:table-cell office:value-type="float" office:value="0.659" calcext:value-type="float">
            <text:p>0,659</text:p>
          </table:table-cell>
          <table:table-cell table:formula="of:=([.M56]+[.N56])/2" office:value-type="float" office:value="0.5265" calcext:value-type="float">
            <text:p>0,526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25118864" calcext:value-type="float">
            <text:p>0,0251188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8" calcext:value-type="float">
            <text:p>0,568</text:p>
          </table:table-cell>
          <table:table-cell office:value-type="float" office:value="0.537" calcext:value-type="float">
            <text:p>0,537</text:p>
          </table:table-cell>
          <table:table-cell office:value-type="float" office:value="0.595" calcext:value-type="float">
            <text:p>0,595</text:p>
          </table:table-cell>
          <table:table-cell table:formula="of:=([.G57]+[.H57])/2" office:value-type="float" office:value="0.566" calcext:value-type="float">
            <text:p>0,566</text:p>
          </table:table-cell>
          <table:table-cell office:value-type="float" office:value="0.545" calcext:value-type="float">
            <text:p>0,545</text:p>
          </table:table-cell>
          <table:table-cell office:value-type="float" office:value="0.587" calcext:value-type="float">
            <text:p>0,587</text:p>
          </table:table-cell>
          <table:table-cell table:formula="of:=([.J57]+[.K57])/2" office:value-type="float" office:value="0.566" calcext:value-type="float">
            <text:p>0,56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91" calcext:value-type="float">
            <text:p>0,591</text:p>
          </table:table-cell>
          <table:table-cell table:formula="of:=([.M57]+[.N57])/2" office:value-type="float" office:value="0.566" calcext:value-type="float">
            <text:p>0,566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39810717" calcext:value-type="float">
            <text:p>0,03981071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0.548" calcext:value-type="float">
            <text:p>0,548</text:p>
          </table:table-cell>
          <table:table-cell office:value-type="float" office:value="0.564" calcext:value-type="float">
            <text:p>0,564</text:p>
          </table:table-cell>
          <table:table-cell table:formula="of:=([.G58]+[.H58])/2" office:value-type="float" office:value="0.556" calcext:value-type="float">
            <text:p>0,556</text:p>
          </table:table-cell>
          <table:table-cell office:value-type="float" office:value="0.334" calcext:value-type="float">
            <text:p>0,334</text:p>
          </table:table-cell>
          <table:table-cell office:value-type="float" office:value="0.758" calcext:value-type="float">
            <text:p>0,758</text:p>
          </table:table-cell>
          <table:table-cell table:formula="of:=([.J58]+[.K58])/2" office:value-type="float" office:value="0.546" calcext:value-type="float">
            <text:p>0,546</text:p>
          </table:table-cell>
          <table:table-cell office:value-type="float" office:value="0.415" calcext:value-type="float">
            <text:p>0,415</text:p>
          </table:table-cell>
          <table:table-cell office:value-type="float" office:value="0.647" calcext:value-type="float">
            <text:p>0,647</text:p>
          </table:table-cell>
          <table:table-cell table:formula="of:=([.M58]+[.N58])/2" office:value-type="float" office:value="0.531" calcext:value-type="float">
            <text:p>0,531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63095734" calcext:value-type="float">
            <text:p>0,06309573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3" calcext:value-type="float">
            <text:p>0,573</text:p>
          </table:table-cell>
          <table:table-cell office:value-type="float" office:value="0.563" calcext:value-type="float">
            <text:p>0,563</text:p>
          </table:table-cell>
          <table:table-cell office:value-type="float" office:value="0.577" calcext:value-type="float">
            <text:p>0,577</text:p>
          </table:table-cell>
          <table:table-cell table:formula="of:=([.G59]+[.H59])/2" office:value-type="float" office:value="0.57" calcext:value-type="float">
            <text:p>0,57</text:p>
          </table:table-cell>
          <table:table-cell office:value-type="float" office:value="0.385" calcext:value-type="float">
            <text:p>0,385</text:p>
          </table:table-cell>
          <table:table-cell office:value-type="float" office:value="0.737" calcext:value-type="float">
            <text:p>0,737</text:p>
          </table:table-cell>
          <table:table-cell table:formula="of:=([.J59]+[.K59])/2" office:value-type="float" office:value="0.561" calcext:value-type="float">
            <text:p>0,561</text:p>
          </table:table-cell>
          <table:table-cell office:value-type="float" office:value="0.458" calcext:value-type="float">
            <text:p>0,458</text:p>
          </table:table-cell>
          <table:table-cell office:value-type="float" office:value="0.648" calcext:value-type="float">
            <text:p>0,648</text:p>
          </table:table-cell>
          <table:table-cell table:formula="of:=([.M59]+[.N59])/2" office:value-type="float" office:value="0.553" calcext:value-type="float">
            <text:p>0,553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9" calcext:value-type="float">
            <text:p>0,569</text:p>
          </table:table-cell>
          <table:table-cell office:value-type="float" office:value="0.551" calcext:value-type="float">
            <text:p>0,551</text:p>
          </table:table-cell>
          <table:table-cell office:value-type="float" office:value="0.579" calcext:value-type="float">
            <text:p>0,579</text:p>
          </table:table-cell>
          <table:table-cell table:formula="of:=([.G60]+[.H60])/2" office:value-type="float" office:value="0.565" calcext:value-type="float">
            <text:p>0,565</text:p>
          </table:table-cell>
          <table:table-cell office:value-type="float" office:value="0.423" calcext:value-type="float">
            <text:p>0,423</text:p>
          </table:table-cell>
          <table:table-cell office:value-type="float" office:value="0.697" calcext:value-type="float">
            <text:p>0,697</text:p>
          </table:table-cell>
          <table:table-cell table:formula="of:=([.J60]+[.K60])/2" office:value-type="float" office:value="0.56" calcext:value-type="float">
            <text:p>0,56</text:p>
          </table:table-cell>
          <table:table-cell office:value-type="float" office:value="0.478" calcext:value-type="float">
            <text:p>0,478</text:p>
          </table:table-cell>
          <table:table-cell office:value-type="float" office:value="0.633" calcext:value-type="float">
            <text:p>0,633</text:p>
          </table:table-cell>
          <table:table-cell table:formula="of:=([.M60]+[.N60])/2" office:value-type="float" office:value="0.5555" calcext:value-type="float">
            <text:p>0,555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158489319" calcext:value-type="float">
            <text:p>0,15848931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1" calcext:value-type="float">
            <text:p>0,581</text:p>
          </table:table-cell>
          <table:table-cell office:value-type="float" office:value="0.572" calcext:value-type="float">
            <text:p>0,572</text:p>
          </table:table-cell>
          <table:table-cell office:value-type="float" office:value="0.586" calcext:value-type="float">
            <text:p>0,586</text:p>
          </table:table-cell>
          <table:table-cell table:formula="of:=([.G61]+[.H61])/2" office:value-type="float" office:value="0.579" calcext:value-type="float">
            <text:p>0,579</text:p>
          </table:table-cell>
          <table:table-cell office:value-type="float" office:value="0.414" calcext:value-type="float">
            <text:p>0,414</text:p>
          </table:table-cell>
          <table:table-cell office:value-type="float" office:value="0.728" calcext:value-type="float">
            <text:p>0,728</text:p>
          </table:table-cell>
          <table:table-cell table:formula="of:=([.J61]+[.K61])/2" office:value-type="float" office:value="0.571" calcext:value-type="float">
            <text:p>0,571</text:p>
          </table:table-cell>
          <table:table-cell office:value-type="float" office:value="0.481" calcext:value-type="float">
            <text:p>0,481</text:p>
          </table:table-cell>
          <table:table-cell office:value-type="float" office:value="0.649" calcext:value-type="float">
            <text:p>0,649</text:p>
          </table:table-cell>
          <table:table-cell table:formula="of:=([.M61]+[.N61])/2" office:value-type="float" office:value="0.565" calcext:value-type="float">
            <text:p>0,56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251188643" calcext:value-type="float">
            <text:p>0,251188643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3" calcext:value-type="float">
            <text:p>0,563</text:p>
          </table:table-cell>
          <table:table-cell office:value-type="float" office:value="0.551" calcext:value-type="float">
            <text:p>0,551</text:p>
          </table:table-cell>
          <table:table-cell office:value-type="float" office:value="0.568" calcext:value-type="float">
            <text:p>0,568</text:p>
          </table:table-cell>
          <table:table-cell table:formula="of:=([.G62]+[.H62])/2" office:value-type="float" office:value="0.5595" calcext:value-type="float">
            <text:p>0,5595</text:p>
          </table:table-cell>
          <table:table-cell office:value-type="float" office:value="0.352" calcext:value-type="float">
            <text:p>0,352</text:p>
          </table:table-cell>
          <table:table-cell office:value-type="float" office:value="0.748" calcext:value-type="float">
            <text:p>0,748</text:p>
          </table:table-cell>
          <table:table-cell table:formula="of:=([.J62]+[.K62])/2"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float" office:value="0.64" calcext:value-type="float">
            <text:p>0,64</text:p>
          </table:table-cell>
          <table:table-cell table:formula="of:=([.M62]+[.N62])/2" office:value-type="float" office:value="0.535" calcext:value-type="float">
            <text:p>0,53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398107171" calcext:value-type="float">
            <text:p>0,39810717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7" calcext:value-type="float">
            <text:p>0,587</text:p>
          </table:table-cell>
          <table:table-cell office:value-type="float" office:value="0.567" calcext:value-type="float">
            <text:p>0,567</text:p>
          </table:table-cell>
          <table:table-cell office:value-type="float" office:value="0.597" calcext:value-type="float">
            <text:p>0,597</text:p>
          </table:table-cell>
          <table:table-cell table:formula="of:=([.G63]+[.H63])/2" office:value-type="float" office:value="0.582" calcext:value-type="float">
            <text:p>0,582</text:p>
          </table:table-cell>
          <table:table-cell office:value-type="float" office:value="0.48" calcext:value-type="float">
            <text:p>0,48</text:p>
          </table:table-cell>
          <table:table-cell office:value-type="float" office:value="0.677" calcext:value-type="float">
            <text:p>0,677</text:p>
          </table:table-cell>
          <table:table-cell table:formula="of:=([.J63]+[.K63])/2" office:value-type="float" office:value="0.5785" calcext:value-type="float">
            <text:p>0,5785</text:p>
          </table:table-cell>
          <table:table-cell office:value-type="float" office:value="0.52" calcext:value-type="float">
            <text:p>0,52</text:p>
          </table:table-cell>
          <table:table-cell office:value-type="float" office:value="0.635" calcext:value-type="float">
            <text:p>0,635</text:p>
          </table:table-cell>
          <table:table-cell table:formula="of:=([.M63]+[.N63])/2" office:value-type="float" office:value="0.5775" calcext:value-type="float">
            <text:p>0,577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630957344" calcext:value-type="float">
            <text:p>0,63095734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5" calcext:value-type="float">
            <text:p>0,585</text:p>
          </table:table-cell>
          <table:table-cell office:value-type="float" office:value="0.564" calcext:value-type="float">
            <text:p>0,564</text:p>
          </table:table-cell>
          <table:table-cell office:value-type="float" office:value="0.6" calcext:value-type="float">
            <text:p>0,6</text:p>
          </table:table-cell>
          <table:table-cell table:formula="of:=([.G64]+[.H64])/2" office:value-type="float" office:value="0.582" calcext:value-type="float">
            <text:p>0,582</text:p>
          </table:table-cell>
          <table:table-cell office:value-type="float" office:value="0.497" calcext:value-type="float">
            <text:p>0,497</text:p>
          </table:table-cell>
          <table:table-cell office:value-type="float" office:value="0.662" calcext:value-type="float">
            <text:p>0,662</text:p>
          </table:table-cell>
          <table:table-cell table:formula="of:=([.J64]+[.K64])/2" office:value-type="float" office:value="0.5795" calcext:value-type="float">
            <text:p>0,5795</text:p>
          </table:table-cell>
          <table:table-cell office:value-type="float" office:value="0.528" calcext:value-type="float">
            <text:p>0,528</text:p>
          </table:table-cell>
          <table:table-cell office:value-type="float" office:value="0.629" calcext:value-type="float">
            <text:p>0,629</text:p>
          </table:table-cell>
          <table:table-cell table:formula="of:=([.M64]+[.N64])/2" office:value-type="float" office:value="0.5785" calcext:value-type="float">
            <text:p>0,578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0.569" calcext:value-type="float">
            <text:p>0,569</text:p>
          </table:table-cell>
          <table:table-cell office:value-type="float" office:value="0.585" calcext:value-type="float">
            <text:p>0,585</text:p>
          </table:table-cell>
          <table:table-cell table:formula="of:=([.G65]+[.H65])/2" office:value-type="float" office:value="0.577" calcext:value-type="float">
            <text:p>0,577</text:p>
          </table:table-cell>
          <table:table-cell office:value-type="float" office:value="0.414" calcext:value-type="float">
            <text:p>0,414</text:p>
          </table:table-cell>
          <table:table-cell office:value-type="float" office:value="0.725" calcext:value-type="float">
            <text:p>0,725</text:p>
          </table:table-cell>
          <table:table-cell table:formula="of:=([.J65]+[.K65])/2" office:value-type="float" office:value="0.5695" calcext:value-type="float">
            <text:p>0,5695</text:p>
          </table:table-cell>
          <table:table-cell office:value-type="float" office:value="0.479" calcext:value-type="float">
            <text:p>0,479</text:p>
          </table:table-cell>
          <table:table-cell office:value-type="float" office:value="0.647" calcext:value-type="float">
            <text:p>0,647</text:p>
          </table:table-cell>
          <table:table-cell table:formula="of:=([.M65]+[.N65])/2" office:value-type="float" office:value="0.563" calcext:value-type="float">
            <text:p>0,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/00/0000</text:date>, <text:time style:data-style-name="N2" text:time-value="10:46:08.307762729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1:27:29.956468067</meta:creation-date>
    <dc:date>2016-01-17T11:44:35.606529884</dc:date>
    <meta:editing-duration>PT8H38M50S</meta:editing-duration>
    <meta:editing-cycles>11</meta:editing-cycles>
    <meta:generator>LibreOffice/4.4.7.2$Linux_X86_64 LibreOffice_project/40m0$Build-2</meta:generator>
    <meta:document-statistic meta:table-count="2" meta:cell-count="115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cm" svg:height="8.996cm" xlink:href=".." xlink:type="simple" chart:class="chart:line" chart:style-name="ch1">
        <chart:legend chart:legend-position="end" svg:x="12.761cm" svg:y="1.958cm" style:legend-expansion="high" chart:style-name="ch2"/>
        <chart:plot-area chart:style-name="ch3" table:cell-range-address="SVM.C41:SVM.C48 SVM.G40:SVM.P48" chart:data-source-has-labels="both" svg:x="1.331cm" svg:y="0.179cm" svg:width="11.11cm" svg:height="7.657cm">
          <chartooo:coordinate-region svg:x="2.243cm" svg:y="0.378cm" svg:width="9.958cm" svg:height="6.413cm"/>
          <chart:axis chart:dimension="x" chart:name="primary-x" chart:style-name="ch4" chartooo:axis-type="auto">
            <chartooo:date-scale/>
            <chart:title svg:x="6.71cm" svg:y="8.015cm" chart:style-name="ch5">
              <text:p>G</text:p>
            </chart:title>
            <chart:categories table:cell-range-address="SVM.C41:SVM.C48"/>
          </chart:axis>
          <chart:axis chart:dimension="y" chart:name="primary-y" chart:style-name="ch6">
            <chart:title svg:x="0.451cm" svg:y="4.765cm" chart:style-name="ch7">
              <text:p>Resultats</text:p>
            </chart:title>
            <chart:grid chart:style-name="ch8" chart:class="major"/>
          </chart:axis>
          <chart:series chart:style-name="ch9" chart:values-cell-range-address="SVM.G41:SVM.G48" chart:label-cell-address="SVM.G40:SVM.G40" chart:class="chart:line">
            <chart:data-point chart:repeated="8"/>
          </chart:series>
          <chart:series chart:style-name="ch10" chart:values-cell-range-address="SVM.H41:SVM.H48" chart:label-cell-address="SVM.H40:SVM.H40" chart:class="chart:line">
            <chart:data-point chart:repeated="8"/>
          </chart:series>
          <chart:series chart:style-name="ch11" chart:values-cell-range-address="SVM.I41:SVM.I48" chart:label-cell-address="SVM.I40:SVM.I40" chart:class="chart:line">
            <chart:data-point chart:repeated="8"/>
          </chart:series>
          <chart:series chart:style-name="ch12" chart:values-cell-range-address="SVM.J41:SVM.J48" chart:label-cell-address="SVM.J40:SVM.J40" chart:class="chart:line">
            <chart:data-point chart:repeated="8"/>
          </chart:series>
          <chart:series chart:style-name="ch13" chart:values-cell-range-address="SVM.K41:SVM.K48" chart:label-cell-address="SVM.K40:SVM.K40" chart:class="chart:line">
            <chart:data-point chart:repeated="8"/>
          </chart:series>
          <chart:series chart:style-name="ch14" chart:values-cell-range-address="SVM.L41:SVM.L48" chart:label-cell-address="SVM.L40:SVM.L40" chart:class="chart:line">
            <chart:data-point chart:repeated="8"/>
          </chart:series>
          <chart:series chart:style-name="ch15" chart:values-cell-range-address="SVM.M41:SVM.M48" chart:label-cell-address="SVM.M40:SVM.M40" chart:class="chart:line">
            <chart:data-point chart:repeated="8"/>
          </chart:series>
          <chart:series chart:style-name="ch16" chart:values-cell-range-address="SVM.N41:SVM.N48" chart:label-cell-address="SVM.N40:SVM.N40" chart:class="chart:line">
            <chart:data-point chart:repeated="8"/>
          </chart:series>
          <chart:series chart:style-name="ch17" chart:values-cell-range-address="SVM.O41:SVM.O48" chart:label-cell-address="SVM.O40:SVM.O40" chart:class="chart:line">
            <chart:data-point chart:repeated="8"/>
          </chart:series>
          <chart:series chart:style-name="ch18" chart:values-cell-range-address="SVM.P41:SVM.P48" chart:label-cell-address="SVM.P40:SVM.P40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40:SVM.G40</svg:desc>
                </draw:g>
              </table:table-cell>
              <table:table-cell office:value-type="string">
                <text:p>precision C0</text:p>
                <draw:g>
                  <svg:desc>SVM.H40:SVM.H40</svg:desc>
                </draw:g>
              </table:table-cell>
              <table:table-cell office:value-type="string">
                <text:p>precision C1</text:p>
                <draw:g>
                  <svg:desc>SVM.I40:SVM.I40</svg:desc>
                </draw:g>
              </table:table-cell>
              <table:table-cell office:value-type="string">
                <text:p>precision</text:p>
                <draw:g>
                  <svg:desc>SVM.J40:SVM.J40</svg:desc>
                </draw:g>
              </table:table-cell>
              <table:table-cell office:value-type="string">
                <text:p>recall C0</text:p>
                <draw:g>
                  <svg:desc>SVM.K40:SVM.K40</svg:desc>
                </draw:g>
              </table:table-cell>
              <table:table-cell office:value-type="string">
                <text:p>recall C1</text:p>
                <draw:g>
                  <svg:desc>SVM.L40:SVM.L40</svg:desc>
                </draw:g>
              </table:table-cell>
              <table:table-cell office:value-type="string">
                <text:p>recall</text:p>
                <draw:g>
                  <svg:desc>SVM.M40:SVM.M40</svg:desc>
                </draw:g>
              </table:table-cell>
              <table:table-cell office:value-type="string">
                <text:p>f score C0</text:p>
                <draw:g>
                  <svg:desc>SVM.N40:SVM.N40</svg:desc>
                </draw:g>
              </table:table-cell>
              <table:table-cell office:value-type="string">
                <text:p>f score C1</text:p>
                <draw:g>
                  <svg:desc>SVM.O40:SVM.O40</svg:desc>
                </draw:g>
              </table:table-cell>
              <table:table-cell office:value-type="string">
                <text:p>f score</text:p>
                <draw:g>
                  <svg:desc>SVM.P40:SVM.P40</svg:desc>
                </draw:g>
              </table:table-cell>
            </table:table-row>
          </table:table-header-rows>
          <table:table-rows>
            <table:table-row>
              <table:table-cell office:value-type="float" office:value="0.00390625">
                <text:p>0</text:p>
                <draw:g>
                  <svg:desc>SVM.C41:SVM.C48</svg:desc>
                </draw:g>
              </table:table-cell>
              <table:table-cell office:value-type="float" office:value="0.649">
                <text:p>0.649</text:p>
                <draw:g>
                  <svg:desc>SVM.G41:SVM.G48</svg:desc>
                </draw:g>
              </table:table-cell>
              <table:table-cell office:value-type="float" office:value="0.631">
                <text:p>0.631</text:p>
                <draw:g>
                  <svg:desc>SVM.H41:SVM.H48</svg:desc>
                </draw:g>
              </table:table-cell>
              <table:table-cell office:value-type="float" office:value="0.665">
                <text:p>0.665</text:p>
                <draw:g>
                  <svg:desc>SVM.I41:SVM.I48</svg:desc>
                </draw:g>
              </table:table-cell>
              <table:table-cell office:value-type="float" office:value="0.648">
                <text:p>0.648</text:p>
                <draw:g>
                  <svg:desc>SVM.J41:SVM.J48</svg:desc>
                </draw:g>
              </table:table-cell>
              <table:table-cell office:value-type="float" office:value="0.603">
                <text:p>0.603</text:p>
                <draw:g>
                  <svg:desc>SVM.K41:SVM.K48</svg:desc>
                </draw:g>
              </table:table-cell>
              <table:table-cell office:value-type="float" office:value="0.69">
                <text:p>0.69</text:p>
                <draw:g>
                  <svg:desc>SVM.L41:SVM.L48</svg:desc>
                </draw:g>
              </table:table-cell>
              <table:table-cell office:value-type="float" office:value="0.6465">
                <text:p>0.6465</text:p>
                <draw:g>
                  <svg:desc>SVM.M41:SVM.M48</svg:desc>
                </draw:g>
              </table:table-cell>
              <table:table-cell office:value-type="float" office:value="0.616">
                <text:p>0.616</text:p>
                <draw:g>
                  <svg:desc>SVM.N41:SVM.N48</svg:desc>
                </draw:g>
              </table:table-cell>
              <table:table-cell office:value-type="float" office:value="0.677">
                <text:p>0.677</text:p>
                <draw:g>
                  <svg:desc>SVM.O41:SVM.O48</svg:desc>
                </draw:g>
              </table:table-cell>
              <table:table-cell office:value-type="float" office:value="0.6465">
                <text:p>0.6465</text:p>
                <draw:g>
                  <svg:desc>SVM.P41:SVM.P48</svg:desc>
                </draw:g>
              </table:table-cell>
            </table:table-row>
            <table:table-row>
              <table:table-cell office:value-type="float" office:value="0.0078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7">
                <text:p>0.637</text:p>
              </table:table-cell>
              <table:table-cell office:value-type="float" office:value="0.665">
                <text:p>0.665</text:p>
              </table:table-cell>
              <table:table-cell office:value-type="float" office:value="0.651">
                <text:p>0.651</text:p>
              </table:table-cell>
              <table:table-cell office:value-type="float" office:value="0.598">
                <text:p>0.598</text:p>
              </table:table-cell>
              <table:table-cell office:value-type="float" office:value="0.701">
                <text:p>0.701</text:p>
              </table:table-cell>
              <table:table-cell office:value-type="float" office:value="0.6495">
                <text:p>0.6495</text:p>
              </table:table-cell>
              <table:table-cell office:value-type="float" office:value="0.617">
                <text:p>0.617</text:p>
              </table:table-cell>
              <table:table-cell office:value-type="float" office:value="0.683">
                <text:p>0.68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0156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5">
                <text:p>0.635</text:p>
              </table:table-cell>
              <table:table-cell office:value-type="float" office:value="0.667">
                <text:p>0.667</text:p>
              </table:table-cell>
              <table:table-cell office:value-type="float" office:value="0.651">
                <text:p>0.651</text:p>
              </table:table-cell>
              <table:table-cell office:value-type="float" office:value="0.605">
                <text:p>0.605</text:p>
              </table:table-cell>
              <table:table-cell office:value-type="float" office:value="0.695">
                <text:p>0.695</text:p>
              </table:table-cell>
              <table:table-cell office:value-type="float" office:value="0.65">
                <text:p>0.65</text:p>
              </table:table-cell>
              <table:table-cell office:value-type="float" office:value="0.62">
                <text:p>0.62</text:p>
              </table:table-cell>
              <table:table-cell office:value-type="float" office:value="0.681">
                <text:p>0.681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3">
                <text:p>0.623</text:p>
              </table:table-cell>
              <table:table-cell office:value-type="float" office:value="0.68">
                <text:p>0.68</text:p>
              </table:table-cell>
              <table:table-cell office:value-type="float" office:value="0.6515">
                <text:p>0.6515</text:p>
              </table:table-cell>
              <table:table-cell office:value-type="float" office:value="0.627">
                <text:p>0.627</text:p>
              </table:table-cell>
              <table:table-cell office:value-type="float" office:value="0.676">
                <text:p>0.676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0.649">
                <text:p>0.649</text:p>
              </table:table-cell>
              <table:table-cell office:value-type="float" office:value="0.623">
                <text:p>0.623</text:p>
              </table:table-cell>
              <table:table-cell office:value-type="float" office:value="0.672">
                <text:p>0.672</text:p>
              </table:table-cell>
              <table:table-cell office:value-type="float" office:value="0.6475">
                <text:p>0.6475</text:p>
              </table:table-cell>
              <table:table-cell office:value-type="float" office:value="0.629">
                <text:p>0.629</text:p>
              </table:table-cell>
              <table:table-cell office:value-type="float" office:value="0.667">
                <text:p>0.667</text:p>
              </table:table-cell>
              <table:table-cell office:value-type="float" office:value="0.648">
                <text:p>0.648</text:p>
              </table:table-cell>
              <table:table-cell office:value-type="float" office:value="0.626">
                <text:p>0.626</text:p>
              </table:table-cell>
              <table:table-cell office:value-type="float" office:value="0.669">
                <text:p>0.669</text:p>
              </table:table-cell>
              <table:table-cell office:value-type="float" office:value="0.6475">
                <text:p>0.6475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642">
                <text:p>0.642</text:p>
              </table:table-cell>
              <table:table-cell office:value-type="float" office:value="0.615">
                <text:p>0.615</text:p>
              </table:table-cell>
              <table:table-cell office:value-type="float" office:value="0.667">
                <text:p>0.667</text:p>
              </table:table-cell>
              <table:table-cell office:value-type="float" office:value="0.641">
                <text:p>0.641</text:p>
              </table:table-cell>
              <table:table-cell office:value-type="float" office:value="0.626">
                <text:p>0.626</text:p>
              </table:table-cell>
              <table:table-cell office:value-type="float" office:value="0.65">
                <text:p>0.65</text:p>
              </table:table-cell>
              <table:table-cell office:value-type="float" office:value="0.638">
                <text:p>0.638</text:p>
              </table:table-cell>
              <table:table-cell office:value-type="float" office:value="0.621">
                <text:p>0.621</text:p>
              </table:table-cell>
              <table:table-cell office:value-type="float" office:value="0.661">
                <text:p>0.661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37">
                <text:p>0.637</text:p>
              </table:table-cell>
              <table:table-cell office:value-type="float" office:value="0.609">
                <text:p>0.609</text:p>
              </table:table-cell>
              <table:table-cell office:value-type="float" office:value="0.662">
                <text:p>0.662</text:p>
              </table:table-cell>
              <table:table-cell office:value-type="float" office:value="0.6355">
                <text:p>0.6355</text:p>
              </table:table-cell>
              <table:table-cell office:value-type="float" office:value="0.621">
                <text:p>0.621</text:p>
              </table:table-cell>
              <table:table-cell office:value-type="float" office:value="0.65">
                <text:p>0.65</text:p>
              </table:table-cell>
              <table:table-cell office:value-type="float" office:value="0.6355">
                <text:p>0.6355</text:p>
              </table:table-cell>
              <table:table-cell office:value-type="float" office:value="0.615">
                <text:p>0.615</text:p>
              </table:table-cell>
              <table:table-cell office:value-type="float" office:value="0.656">
                <text:p>0.656</text:p>
              </table:table-cell>
              <table:table-cell office:value-type="float" office:value="0.6355">
                <text:p>0.635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36">
                <text:p>0.636</text:p>
              </table:table-cell>
              <table:table-cell office:value-type="float" office:value="0.608">
                <text:p>0.608</text:p>
              </table:table-cell>
              <table:table-cell office:value-type="float" office:value="0.661">
                <text:p>0.661</text:p>
              </table:table-cell>
              <table:table-cell office:value-type="float" office:value="0.6345">
                <text:p>0.6345</text:p>
              </table:table-cell>
              <table:table-cell office:value-type="float" office:value="0.622">
                <text:p>0.622</text:p>
              </table:table-cell>
              <table:table-cell office:value-type="float" office:value="0.648">
                <text:p>0.648</text:p>
              </table:table-cell>
              <table:table-cell office:value-type="float" office:value="0.635">
                <text:p>0.635</text:p>
              </table:table-cell>
              <table:table-cell office:value-type="float" office:value="0.615">
                <text:p>0.615</text:p>
              </table:table-cell>
              <table:table-cell office:value-type="float" office:value="0.654">
                <text:p>0.654</text:p>
              </table:table-cell>
              <table:table-cell office:value-type="float" office:value="0.6345">
                <text:p>0.6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7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2cm" svg:height="8.996cm" xlink:href=".." xlink:type="simple" chart:class="chart:line" chart:style-name="ch1">
        <chart:legend chart:legend-position="end" svg:x="12.733cm" svg:y="1.958cm" style:legend-expansion="high" chart:style-name="ch2"/>
        <chart:plot-area chart:style-name="ch3" table:cell-range-address="SVM.B4:SVM.B17 SVM.G3:SVM.P17" chart:data-source-has-labels="both" svg:x="1.33cm" svg:y="0.179cm" svg:width="11.084cm" svg:height="7.657cm">
          <chartooo:coordinate-region svg:x="2.242cm" svg:y="0.378cm" svg:width="9.892cm" svg:height="6.413cm"/>
          <chart:axis chart:dimension="x" chart:name="primary-x" chart:style-name="ch4" chartooo:axis-type="auto">
            <chartooo:date-scale/>
            <chart:title svg:x="6.696cm" svg:y="8.015cm" chart:style-name="ch5">
              <text:p>C</text:p>
            </chart:title>
            <chart:categories table:cell-range-address="SVM.B4:SVM.B17"/>
          </chart:axis>
          <chart:axis chart:dimension="y" chart:name="primary-y" chart:style-name="ch6">
            <chart:title svg:x="0.451cm" svg:y="4.765cm" chart:style-name="ch7">
              <text:p>Resultats</text:p>
            </chart:title>
            <chart:grid chart:style-name="ch8" chart:class="major"/>
          </chart:axis>
          <chart:series chart:style-name="ch9" chart:values-cell-range-address="SVM.G4:SVM.G17" chart:label-cell-address="SVM.G3:SVM.G3" chart:class="chart:line">
            <chart:data-point chart:repeated="14"/>
          </chart:series>
          <chart:series chart:style-name="ch10" chart:values-cell-range-address="SVM.H4:SVM.H17" chart:label-cell-address="SVM.H3:SVM.H3" chart:class="chart:line">
            <chart:data-point chart:repeated="14"/>
          </chart:series>
          <chart:series chart:style-name="ch11" chart:values-cell-range-address="SVM.I4:SVM.I17" chart:label-cell-address="SVM.I3:SVM.I3" chart:class="chart:line">
            <chart:data-point chart:repeated="14"/>
          </chart:series>
          <chart:series chart:style-name="ch12" chart:values-cell-range-address="SVM.J4:SVM.J17" chart:label-cell-address="SVM.J3:SVM.J3" chart:class="chart:line">
            <chart:data-point chart:repeated="14"/>
          </chart:series>
          <chart:series chart:style-name="ch13" chart:values-cell-range-address="SVM.K4:SVM.K17" chart:label-cell-address="SVM.K3:SVM.K3" chart:class="chart:line">
            <chart:data-point chart:repeated="14"/>
          </chart:series>
          <chart:series chart:style-name="ch14" chart:values-cell-range-address="SVM.L4:SVM.L17" chart:label-cell-address="SVM.L3:SVM.L3" chart:class="chart:line">
            <chart:data-point chart:repeated="14"/>
          </chart:series>
          <chart:series chart:style-name="ch15" chart:values-cell-range-address="SVM.M4:SVM.M17" chart:label-cell-address="SVM.M3:SVM.M3" chart:class="chart:line">
            <chart:data-point chart:repeated="14"/>
          </chart:series>
          <chart:series chart:style-name="ch16" chart:values-cell-range-address="SVM.N4:SVM.N17" chart:label-cell-address="SVM.N3:SVM.N3" chart:class="chart:line">
            <chart:data-point chart:repeated="14"/>
          </chart:series>
          <chart:series chart:style-name="ch17" chart:values-cell-range-address="SVM.O4:SVM.O17" chart:label-cell-address="SVM.O3:SVM.O3" chart:class="chart:line">
            <chart:data-point chart:repeated="14"/>
          </chart:series>
          <chart:series chart:style-name="ch18" chart:values-cell-range-address="SVM.P4:SVM.P17" chart:label-cell-address="SVM.P3:SVM.P3" chart:class="chart:line">
            <chart:data-point chart:repeated="1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3:SVM.G3</svg:desc>
                </draw:g>
              </table:table-cell>
              <table:table-cell office:value-type="string">
                <text:p>precision C0</text:p>
                <draw:g>
                  <svg:desc>SVM.H3:SVM.H3</svg:desc>
                </draw:g>
              </table:table-cell>
              <table:table-cell office:value-type="string">
                <text:p>precision C1</text:p>
                <draw:g>
                  <svg:desc>SVM.I3:SVM.I3</svg:desc>
                </draw:g>
              </table:table-cell>
              <table:table-cell office:value-type="string">
                <text:p>precision</text:p>
                <draw:g>
                  <svg:desc>SVM.J3:SVM.J3</svg:desc>
                </draw:g>
              </table:table-cell>
              <table:table-cell office:value-type="string">
                <text:p>recall C0</text:p>
                <draw:g>
                  <svg:desc>SVM.K3:SVM.K3</svg:desc>
                </draw:g>
              </table:table-cell>
              <table:table-cell office:value-type="string">
                <text:p>recall C1</text:p>
                <draw:g>
                  <svg:desc>SVM.L3:SVM.L3</svg:desc>
                </draw:g>
              </table:table-cell>
              <table:table-cell office:value-type="string">
                <text:p>recall</text:p>
                <draw:g>
                  <svg:desc>SVM.M3:SVM.M3</svg:desc>
                </draw:g>
              </table:table-cell>
              <table:table-cell office:value-type="string">
                <text:p>f score C0</text:p>
                <draw:g>
                  <svg:desc>SVM.N3:SVM.N3</svg:desc>
                </draw:g>
              </table:table-cell>
              <table:table-cell office:value-type="string">
                <text:p>f score C1</text:p>
                <draw:g>
                  <svg:desc>SVM.O3:SVM.O3</svg:desc>
                </draw:g>
              </table:table-cell>
              <table:table-cell office:value-type="string">
                <text:p>f score</text:p>
                <draw:g>
                  <svg:desc>SVM.P3:SVM.P3</svg:desc>
                </draw:g>
              </table:table-cell>
            </table:table-row>
          </table:table-header-rows>
          <table:table-rows>
            <table:table-row>
              <table:table-cell office:value-type="float" office:value="0.03125">
                <text:p>0</text:p>
                <draw:g>
                  <svg:desc>SVM.B4:SVM.B17</svg:desc>
                </draw:g>
              </table:table-cell>
              <table:table-cell office:value-type="float" office:value="0.649">
                <text:p>0.649</text:p>
                <draw:g>
                  <svg:desc>SVM.G4:SVM.G17</svg:desc>
                </draw:g>
              </table:table-cell>
              <table:table-cell office:value-type="float" office:value="0.635">
                <text:p>0.635</text:p>
                <draw:g>
                  <svg:desc>SVM.H4:SVM.H17</svg:desc>
                </draw:g>
              </table:table-cell>
              <table:table-cell office:value-type="float" office:value="0.661">
                <text:p>0.661</text:p>
                <draw:g>
                  <svg:desc>SVM.I4:SVM.I17</svg:desc>
                </draw:g>
              </table:table-cell>
              <table:table-cell office:value-type="float" office:value="0.648">
                <text:p>0.648</text:p>
                <draw:g>
                  <svg:desc>SVM.J4:SVM.J17</svg:desc>
                </draw:g>
              </table:table-cell>
              <table:table-cell office:value-type="float" office:value="0.594">
                <text:p>0.594</text:p>
                <draw:g>
                  <svg:desc>SVM.K4:SVM.K17</svg:desc>
                </draw:g>
              </table:table-cell>
              <table:table-cell office:value-type="float" office:value="0.699">
                <text:p>0.699</text:p>
                <draw:g>
                  <svg:desc>SVM.L4:SVM.L17</svg:desc>
                </draw:g>
              </table:table-cell>
              <table:table-cell office:value-type="float" office:value="0.6465">
                <text:p>0.6465</text:p>
                <draw:g>
                  <svg:desc>SVM.M4:SVM.M17</svg:desc>
                </draw:g>
              </table:table-cell>
              <table:table-cell office:value-type="float" office:value="0.614">
                <text:p>0.614</text:p>
                <draw:g>
                  <svg:desc>SVM.N4:SVM.N17</svg:desc>
                </draw:g>
              </table:table-cell>
              <table:table-cell office:value-type="float" office:value="0.679">
                <text:p>0.679</text:p>
                <draw:g>
                  <svg:desc>SVM.O4:SVM.O17</svg:desc>
                </draw:g>
              </table:table-cell>
              <table:table-cell office:value-type="float" office:value="0.6465">
                <text:p>0.6465</text:p>
                <draw:g>
                  <svg:desc>SVM.P4:SVM.P17</svg:desc>
                </draw:g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0.651">
                <text:p>0.651</text:p>
              </table:table-cell>
              <table:table-cell office:value-type="float" office:value="0.637">
                <text:p>0.637</text:p>
              </table:table-cell>
              <table:table-cell office:value-type="float" office:value="0.662">
                <text:p>0.662</text:p>
              </table:table-cell>
              <table:table-cell office:value-type="float" office:value="0.6495">
                <text:p>0.6495</text:p>
              </table:table-cell>
              <table:table-cell office:value-type="float" office:value="0.595">
                <text:p>0.595</text:p>
              </table:table-cell>
              <table:table-cell office:value-type="float" office:value="0.701">
                <text:p>0.701</text:p>
              </table:table-cell>
              <table:table-cell office:value-type="float" office:value="0.648">
                <text:p>0.648</text:p>
              </table:table-cell>
              <table:table-cell office:value-type="float" office:value="0.615">
                <text:p>0.615</text:p>
              </table:table-cell>
              <table:table-cell office:value-type="float" office:value="0.681">
                <text:p>0.681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9">
                <text:p>0.639</text:p>
              </table:table-cell>
              <table:table-cell office:value-type="float" office:value="0.664">
                <text:p>0.664</text:p>
              </table:table-cell>
              <table:table-cell office:value-type="float" office:value="0.6515">
                <text:p>0.6515</text:p>
              </table:table-cell>
              <table:table-cell office:value-type="float" office:value="0.599">
                <text:p>0.599</text:p>
              </table:table-cell>
              <table:table-cell office:value-type="float" office:value="0.701">
                <text:p>0.701</text:p>
              </table:table-cell>
              <table:table-cell office:value-type="float" office:value="0.65">
                <text:p>0.65</text:p>
              </table:table-cell>
              <table:table-cell office:value-type="float" office:value="0.618">
                <text:p>0.618</text:p>
              </table:table-cell>
              <table:table-cell office:value-type="float" office:value="0.682">
                <text:p>0.68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55">
                <text:p>0.655</text:p>
              </table:table-cell>
              <table:table-cell office:value-type="float" office:value="0.64">
                <text:p>0.64</text:p>
              </table:table-cell>
              <table:table-cell office:value-type="float" office:value="0.666">
                <text:p>0.666</text:p>
              </table:table-cell>
              <table:table-cell office:value-type="float" office:value="0.653">
                <text:p>0.653</text:p>
              </table:table-cell>
              <table:table-cell office:value-type="float" office:value="0.603">
                <text:p>0.603</text:p>
              </table:table-cell>
              <table:table-cell office:value-type="float" office:value="0.7">
                <text:p>0.7</text:p>
              </table:table-cell>
              <table:table-cell office:value-type="float" office:value="0.6515">
                <text:p>0.6515</text:p>
              </table:table-cell>
              <table:table-cell office:value-type="float" office:value="0.621">
                <text:p>0.621</text:p>
              </table:table-cell>
              <table:table-cell office:value-type="float" office:value="0.683">
                <text:p>0.683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54">
                <text:p>0.654</text:p>
              </table:table-cell>
              <table:table-cell office:value-type="float" office:value="0.638">
                <text:p>0.638</text:p>
              </table:table-cell>
              <table:table-cell office:value-type="float" office:value="0.667">
                <text:p>0.667</text:p>
              </table:table-cell>
              <table:table-cell office:value-type="float" office:value="0.6525">
                <text:p>0.6525</text:p>
              </table:table-cell>
              <table:table-cell office:value-type="float" office:value="0.608">
                <text:p>0.608</text:p>
              </table:table-cell>
              <table:table-cell office:value-type="float" office:value="0.695">
                <text:p>0.695</text:p>
              </table:table-cell>
              <table:table-cell office:value-type="float" office:value="0.6515">
                <text:p>0.6515</text:p>
              </table:table-cell>
              <table:table-cell office:value-type="float" office:value="0.622">
                <text:p>0.622</text:p>
              </table:table-cell>
              <table:table-cell office:value-type="float" office:value="0.681">
                <text:p>0.681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5">
                <text:p>0.655</text:p>
              </table:table-cell>
              <table:table-cell office:value-type="float" office:value="0.637">
                <text:p>0.637</text:p>
              </table:table-cell>
              <table:table-cell office:value-type="float" office:value="0.67">
                <text:p>0.67</text:p>
              </table:table-cell>
              <table:table-cell office:value-type="float" office:value="0.6535">
                <text:p>0.6535</text:p>
              </table:table-cell>
              <table:table-cell office:value-type="float" office:value="0.614">
                <text:p>0.614</text:p>
              </table:table-cell>
              <table:table-cell office:value-type="float" office:value="0.691">
                <text:p>0.691</text:p>
              </table:table-cell>
              <table:table-cell office:value-type="float" office:value="0.6525">
                <text:p>0.6525</text:p>
              </table:table-cell>
              <table:table-cell office:value-type="float" office:value="0.625">
                <text:p>0.625</text:p>
              </table:table-cell>
              <table:table-cell office:value-type="float" office:value="0.68">
                <text:p>0.68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6">
                <text:p>0.656</text:p>
              </table:table-cell>
              <table:table-cell office:value-type="float" office:value="0.637">
                <text:p>0.637</text:p>
              </table:table-cell>
              <table:table-cell office:value-type="float" office:value="0.671">
                <text:p>0.671</text:p>
              </table:table-cell>
              <table:table-cell office:value-type="float" office:value="0.654">
                <text:p>0.654</text:p>
              </table:table-cell>
              <table:table-cell office:value-type="float" office:value="0.619">
                <text:p>0.619</text:p>
              </table:table-cell>
              <table:table-cell office:value-type="float" office:value="0.688">
                <text:p>0.688</text:p>
              </table:table-cell>
              <table:table-cell office:value-type="float" office:value="0.6535">
                <text:p>0.6535</text:p>
              </table:table-cell>
              <table:table-cell office:value-type="float" office:value="0.628">
                <text:p>0.628</text:p>
              </table:table-cell>
              <table:table-cell office:value-type="float" office:value="0.679">
                <text:p>0.679</text:p>
              </table:table-cell>
              <table:table-cell office:value-type="float" office:value="0.6535">
                <text:p>0.65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4">
                <text:p>0.654</text:p>
              </table:table-cell>
              <table:table-cell office:value-type="float" office:value="0.633">
                <text:p>0.633</text:p>
              </table:table-cell>
              <table:table-cell office:value-type="float" office:value="0.672">
                <text:p>0.672</text:p>
              </table:table-cell>
              <table:table-cell office:value-type="float" office:value="0.6525">
                <text:p>0.6525</text:p>
              </table:table-cell>
              <table:table-cell office:value-type="float" office:value="0.623">
                <text:p>0.623</text:p>
              </table:table-cell>
              <table:table-cell office:value-type="float" office:value="0.682">
                <text:p>0.682</text:p>
              </table:table-cell>
              <table:table-cell office:value-type="float" office:value="0.6525">
                <text:p>0.6525</text:p>
              </table:table-cell>
              <table:table-cell office:value-type="float" office:value="0.628">
                <text:p>0.628</text:p>
              </table:table-cell>
              <table:table-cell office:value-type="float" office:value="0.677">
                <text:p>0.677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3">
                <text:p>0.653</text:p>
              </table:table-cell>
              <table:table-cell office:value-type="float" office:value="0.631">
                <text:p>0.631</text:p>
              </table:table-cell>
              <table:table-cell office:value-type="float" office:value="0.673">
                <text:p>0.673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6">
                <text:p>0.676</text:p>
              </table:table-cell>
              <table:table-cell office:value-type="float" office:value="0.652">
                <text:p>0.652</text:p>
              </table:table-cell>
              <table:table-cell office:value-type="float" office:value="0.63">
                <text:p>0.63</text:p>
              </table:table-cell>
              <table:table-cell office:value-type="float" office:value="0.674">
                <text:p>0.674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2">
                <text:p>0.672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3">
                <text:p>0.673</text:p>
              </table:table-cell>
              <table:table-cell office:value-type="float" office:value="0.65">
                <text:p>0.65</text:p>
              </table:table-cell>
              <table:table-cell office:value-type="float" office:value="0.634">
                <text:p>0.634</text:p>
              </table:table-cell>
              <table:table-cell office:value-type="float" office:value="0.667">
                <text:p>0.667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5">
                <text:p>0.65</text:p>
              </table:table-cell>
              <table:table-cell office:value-type="float" office:value="0.625">
                <text:p>0.625</text:p>
              </table:table-cell>
              <table:table-cell office:value-type="float" office:value="0.672">
                <text:p>0.672</text:p>
              </table:table-cell>
              <table:table-cell office:value-type="float" office:value="0.6485">
                <text:p>0.6485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9">
                <text:p>0.629</text:p>
              </table:table-cell>
              <table:table-cell office:value-type="float" office:value="0.668">
                <text:p>0.668</text:p>
              </table:table-cell>
              <table:table-cell office:value-type="float" office:value="0.6485">
                <text:p>0.648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1">
                <text:p>0.671</text:p>
              </table:table-cell>
              <table:table-cell office:value-type="float" office:value="0.6475">
                <text:p>0.6475</text:p>
              </table:table-cell>
              <table:table-cell office:value-type="float" office:value="0.632">
                <text:p>0.632</text:p>
              </table:table-cell>
              <table:table-cell office:value-type="float" office:value="0.664">
                <text:p>0.664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4cm" svg:height="9.012cm" xlink:href=".." xlink:type="simple" chart:class="chart:line" chart:style-name="ch1">
        <chart:legend chart:legend-position="end" svg:x="12.755cm" svg:y="1.966cm" style:legend-expansion="high" chart:style-name="ch2"/>
        <chart:plot-area chart:style-name="ch3" table:cell-range-address="MLP.B4:MLP.B18 MLP.F3:MLP.O18" chart:data-source-has-labels="both" svg:x="1.331cm" svg:y="0.18cm" svg:width="11.104cm" svg:height="7.671cm">
          <chartooo:coordinate-region svg:x="2.058cm" svg:y="0.379cm" svg:width="10.19cm" svg:height="6.825cm"/>
          <chart:axis chart:dimension="x" chart:name="primary-x" chart:style-name="ch4" chartooo:axis-type="auto">
            <chartooo:date-scale/>
            <chart:title svg:x="6.521cm" svg:y="8.031cm" chart:style-name="ch5">
              <text:p>Size</text:p>
            </chart:title>
            <chart:categories table:cell-range-address="MLP.B4:MLP.B18"/>
          </chart:axis>
          <chart:axis chart:dimension="y" chart:name="primary-y" chart:style-name="ch4">
            <chart:title svg:x="0.451cm" svg:y="4.773cm" chart:style-name="ch6">
              <text:p>Resultats</text:p>
            </chart:title>
            <chart:grid chart:style-name="ch7" chart:class="major"/>
          </chart:axis>
          <chart:series chart:style-name="ch8" chart:values-cell-range-address="MLP.F4:MLP.F18" chart:label-cell-address="MLP.F3:MLP.F3" chart:class="chart:line">
            <chart:data-point chart:repeated="15"/>
          </chart:series>
          <chart:series chart:style-name="ch9" chart:values-cell-range-address="MLP.G4:MLP.G18" chart:label-cell-address="MLP.G3:MLP.G3" chart:class="chart:line">
            <chart:data-point chart:repeated="15"/>
          </chart:series>
          <chart:series chart:style-name="ch10" chart:values-cell-range-address="MLP.H4:MLP.H18" chart:label-cell-address="MLP.H3:MLP.H3" chart:class="chart:line">
            <chart:data-point chart:repeated="15"/>
          </chart:series>
          <chart:series chart:style-name="ch11" chart:values-cell-range-address="MLP.I4:MLP.I18" chart:label-cell-address="MLP.I3:MLP.I3" chart:class="chart:line">
            <chart:data-point chart:repeated="15"/>
          </chart:series>
          <chart:series chart:style-name="ch12" chart:values-cell-range-address="MLP.J4:MLP.J18" chart:label-cell-address="MLP.J3:MLP.J3" chart:class="chart:line">
            <chart:data-point chart:repeated="15"/>
          </chart:series>
          <chart:series chart:style-name="ch13" chart:values-cell-range-address="MLP.K4:MLP.K18" chart:label-cell-address="MLP.K3:MLP.K3" chart:class="chart:line">
            <chart:data-point chart:repeated="15"/>
          </chart:series>
          <chart:series chart:style-name="ch14" chart:values-cell-range-address="MLP.L4:MLP.L18" chart:label-cell-address="MLP.L3:MLP.L3" chart:class="chart:line">
            <chart:data-point chart:repeated="15"/>
          </chart:series>
          <chart:series chart:style-name="ch15" chart:values-cell-range-address="MLP.M4:MLP.M18" chart:label-cell-address="MLP.M3:MLP.M3" chart:class="chart:line">
            <chart:data-point chart:repeated="15"/>
          </chart:series>
          <chart:series chart:style-name="ch16" chart:values-cell-range-address="MLP.N4:MLP.N18" chart:label-cell-address="MLP.N3:MLP.N3" chart:class="chart:line">
            <chart:data-point chart:repeated="15"/>
          </chart:series>
          <chart:series chart:style-name="ch17" chart:values-cell-range-address="MLP.O4:MLP.O18" chart:label-cell-address="MLP.O3:MLP.O3" chart:class="chart:line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3:MLP.F3</svg:desc>
                </draw:g>
              </table:table-cell>
              <table:table-cell office:value-type="string">
                <text:p>precision C0</text:p>
                <draw:g>
                  <svg:desc>MLP.G3:MLP.G3</svg:desc>
                </draw:g>
              </table:table-cell>
              <table:table-cell office:value-type="string">
                <text:p>precision C1</text:p>
                <draw:g>
                  <svg:desc>MLP.H3:MLP.H3</svg:desc>
                </draw:g>
              </table:table-cell>
              <table:table-cell office:value-type="string">
                <text:p>precision</text:p>
                <draw:g>
                  <svg:desc>MLP.I3:MLP.I3</svg:desc>
                </draw:g>
              </table:table-cell>
              <table:table-cell office:value-type="string">
                <text:p>recall C0</text:p>
                <draw:g>
                  <svg:desc>MLP.J3:MLP.J3</svg:desc>
                </draw:g>
              </table:table-cell>
              <table:table-cell office:value-type="string">
                <text:p>recall C1</text:p>
                <draw:g>
                  <svg:desc>MLP.K3:MLP.K3</svg:desc>
                </draw:g>
              </table:table-cell>
              <table:table-cell office:value-type="string">
                <text:p>recall</text:p>
                <draw:g>
                  <svg:desc>MLP.L3:MLP.L3</svg:desc>
                </draw:g>
              </table:table-cell>
              <table:table-cell office:value-type="string">
                <text:p>f score C0</text:p>
                <draw:g>
                  <svg:desc>MLP.M3:MLP.M3</svg:desc>
                </draw:g>
              </table:table-cell>
              <table:table-cell office:value-type="string">
                <text:p>f score C1</text:p>
                <draw:g>
                  <svg:desc>MLP.N3:MLP.N3</svg:desc>
                </draw:g>
              </table:table-cell>
              <table:table-cell office:value-type="string">
                <text:p>f score</text:p>
                <draw:g>
                  <svg:desc>MLP.O3:MLP.O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LP.B4:MLP.B18</svg:desc>
                </draw:g>
              </table:table-cell>
              <table:table-cell office:value-type="float" office:value="0.543">
                <text:p>0.543</text:p>
                <draw:g>
                  <svg:desc>MLP.F4:MLP.F18</svg:desc>
                </draw:g>
              </table:table-cell>
              <table:table-cell office:value-type="float" office:value="0.556">
                <text:p>0.556</text:p>
                <draw:g>
                  <svg:desc>MLP.G4:MLP.G18</svg:desc>
                </draw:g>
              </table:table-cell>
              <table:table-cell office:value-type="float" office:value="0.542">
                <text:p>0.542</text:p>
                <draw:g>
                  <svg:desc>MLP.H4:MLP.H18</svg:desc>
                </draw:g>
              </table:table-cell>
              <table:table-cell office:value-type="float" office:value="0.549">
                <text:p>0.549</text:p>
                <draw:g>
                  <svg:desc>MLP.I4:MLP.I18</svg:desc>
                </draw:g>
              </table:table-cell>
              <table:table-cell office:value-type="float" office:value="0.118">
                <text:p>0.118</text:p>
                <draw:g>
                  <svg:desc>MLP.J4:MLP.J18</svg:desc>
                </draw:g>
              </table:table-cell>
              <table:table-cell office:value-type="float" office:value="0.917">
                <text:p>0.917</text:p>
                <draw:g>
                  <svg:desc>MLP.K4:MLP.K18</svg:desc>
                </draw:g>
              </table:table-cell>
              <table:table-cell office:value-type="float" office:value="0.5175">
                <text:p>0.5175</text:p>
                <draw:g>
                  <svg:desc>MLP.L4:MLP.L18</svg:desc>
                </draw:g>
              </table:table-cell>
              <table:table-cell office:value-type="float" office:value="0.194">
                <text:p>0.194</text:p>
                <draw:g>
                  <svg:desc>MLP.M4:MLP.M18</svg:desc>
                </draw:g>
              </table:table-cell>
              <table:table-cell office:value-type="float" office:value="0.681">
                <text:p>0.681</text:p>
                <draw:g>
                  <svg:desc>MLP.N4:MLP.N18</svg:desc>
                </draw:g>
              </table:table-cell>
              <table:table-cell office:value-type="float" office:value="0.4375">
                <text:p>0.4375</text:p>
                <draw:g>
                  <svg:desc>MLP.O4:MLP.O18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76">
                <text:p>0.576</text:p>
              </table:table-cell>
              <table:table-cell office:value-type="float" office:value="0.594">
                <text:p>0.594</text:p>
              </table:table-cell>
              <table:table-cell office:value-type="float" office:value="0.571">
                <text:p>0.571</text:p>
              </table:table-cell>
              <table:table-cell office:value-type="float" office:value="0.5825">
                <text:p>0.5825</text:p>
              </table:table-cell>
              <table:table-cell office:value-type="float" office:value="0.298">
                <text:p>0.298</text:p>
              </table:table-cell>
              <table:table-cell office:value-type="float" office:value="0.82">
                <text:p>0.82</text:p>
              </table:table-cell>
              <table:table-cell office:value-type="float" office:value="0.559">
                <text:p>0.559</text:p>
              </table:table-cell>
              <table:table-cell office:value-type="float" office:value="0.397">
                <text:p>0.397</text:p>
              </table:table-cell>
              <table:table-cell office:value-type="float" office:value="0.673">
                <text:p>0.673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7">
                <text:p>0.557</text:p>
              </table:table-cell>
              <table:table-cell office:value-type="float" office:value="0.563">
                <text:p>0.563</text:p>
              </table:table-cell>
              <table:table-cell office:value-type="float" office:value="0.556">
                <text:p>0.556</text:p>
              </table:table-cell>
              <table:table-cell office:value-type="float" office:value="0.5595">
                <text:p>0.5595</text:p>
              </table:table-cell>
              <table:table-cell office:value-type="float" office:value="0.239">
                <text:p>0.239</text:p>
              </table:table-cell>
              <table:table-cell office:value-type="float" office:value="0.837">
                <text:p>0.837</text:p>
              </table:table-cell>
              <table:table-cell office:value-type="float" office:value="0.538">
                <text:p>0.538</text:p>
              </table:table-cell>
              <table:table-cell office:value-type="float" office:value="0.336">
                <text:p>0.336</text:p>
              </table:table-cell>
              <table:table-cell office:value-type="float" office:value="0.668">
                <text:p>0.668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73">
                <text:p>0.573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  <table:table-cell office:value-type="float" office:value="0.57">
                <text:p>0.57</text:p>
              </table:table-cell>
              <table:table-cell office:value-type="float" office:value="0.406">
                <text:p>0.406</text:p>
              </table:table-cell>
              <table:table-cell office:value-type="float" office:value="0.72">
                <text:p>0.72</text:p>
              </table:table-cell>
              <table:table-cell office:value-type="float" office:value="0.563">
                <text:p>0.563</text:p>
              </table:table-cell>
              <table:table-cell office:value-type="float" office:value="0.471">
                <text:p>0.471</text:p>
              </table:table-cell>
              <table:table-cell office:value-type="float" office:value="0.642">
                <text:p>0.642</text:p>
              </table:table-cell>
              <table:table-cell office:value-type="float" office:value="0.5565">
                <text:p>0.55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71">
                <text:p>0.571</text:p>
              </table:table-cell>
              <table:table-cell office:value-type="float" office:value="0.574">
                <text:p>0.574</text:p>
              </table:table-cell>
              <table:table-cell office:value-type="float" office:value="0.57">
                <text:p>0.57</text:p>
              </table:table-cell>
              <table:table-cell office:value-type="float" office:value="0.572">
                <text:p>0.572</text:p>
              </table:table-cell>
              <table:table-cell office:value-type="float" office:value="0.321">
                <text:p>0.321</text:p>
              </table:table-cell>
              <table:table-cell office:value-type="float" office:value="0.79">
                <text:p>0.79</text:p>
              </table:table-cell>
              <table:table-cell office:value-type="float" office:value="0.5555">
                <text:p>0.5555</text:p>
              </table:table-cell>
              <table:table-cell office:value-type="float" office:value="0.412">
                <text:p>0.412</text:p>
              </table:table-cell>
              <table:table-cell office:value-type="float" office:value="0.662">
                <text:p>0.662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65">
                <text:p>0.565</text:p>
              </table:table-cell>
              <table:table-cell office:value-type="float" office:value="0.561">
                <text:p>0.561</text:p>
              </table:table-cell>
              <table:table-cell office:value-type="float" office:value="0.566">
                <text:p>0.566</text:p>
              </table:table-cell>
              <table:table-cell office:value-type="float" office:value="0.5635">
                <text:p>0.5635</text:p>
              </table:table-cell>
              <table:table-cell office:value-type="float" office:value="0.317">
                <text:p>0.317</text:p>
              </table:table-cell>
              <table:table-cell office:value-type="float" office:value="0.782">
                <text:p>0.782</text:p>
              </table:table-cell>
              <table:table-cell office:value-type="float" office:value="0.5495">
                <text:p>0.5495</text:p>
              </table:table-cell>
              <table:table-cell office:value-type="float" office:value="0.405">
                <text:p>0.405</text:p>
              </table:table-cell>
              <table:table-cell office:value-type="float" office:value="0.657">
                <text:p>0.657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72">
                <text:p>0.572</text:p>
              </table:table-cell>
              <table:table-cell office:value-type="float" office:value="0.571">
                <text:p>0.571</text:p>
              </table:table-cell>
              <table:table-cell office:value-type="float" office:value="0.572">
                <text:p>0.572</text:p>
              </table:table-cell>
              <table:table-cell office:value-type="float" office:value="0.5715">
                <text:p>0.5715</text:p>
              </table:table-cell>
              <table:table-cell office:value-type="float" office:value="0.339">
                <text:p>0.339</text:p>
              </table:table-cell>
              <table:table-cell office:value-type="float" office:value="0.776">
                <text:p>0.776</text:p>
              </table:table-cell>
              <table:table-cell office:value-type="float" office:value="0.5575">
                <text:p>0.5575</text:p>
              </table:table-cell>
              <table:table-cell office:value-type="float" office:value="0.425">
                <text:p>0.425</text:p>
              </table:table-cell>
              <table:table-cell office:value-type="float" office:value="0.659">
                <text:p>0.659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62">
                <text:p>0.562</text:p>
              </table:table-cell>
              <table:table-cell office:value-type="float" office:value="0.563">
                <text:p>0.563</text:p>
              </table:table-cell>
              <table:table-cell office:value-type="float" office:value="0.562">
                <text:p>0.562</text:p>
              </table:table-cell>
              <table:table-cell office:value-type="float" office:value="0.5625">
                <text:p>0.5625</text:p>
              </table:table-cell>
              <table:table-cell office:value-type="float" office:value="0.289">
                <text:p>0.289</text:p>
              </table:table-cell>
              <table:table-cell office:value-type="float" office:value="0.802">
                <text:p>0.802</text:p>
              </table:table-cell>
              <table:table-cell office:value-type="float" office:value="0.5455">
                <text:p>0.5455</text:p>
              </table:table-cell>
              <table:table-cell office:value-type="float" office:value="0.382">
                <text:p>0.382</text:p>
              </table:table-cell>
              <table:table-cell office:value-type="float" office:value="0.661">
                <text:p>0.661</text:p>
              </table:table-cell>
              <table:table-cell office:value-type="float" office:value="0.5215">
                <text:p>0.52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52">
                <text:p>0.552</text:p>
              </table:table-cell>
              <table:table-cell office:value-type="float" office:value="0.533">
                <text:p>0.533</text:p>
              </table:table-cell>
              <table:table-cell office:value-type="float" office:value="0.559">
                <text:p>0.559</text:p>
              </table:table-cell>
              <table:table-cell office:value-type="float" office:value="0.546">
                <text:p>0.546</text:p>
              </table:table-cell>
              <table:table-cell office:value-type="float" office:value="0.334">
                <text:p>0.334</text:p>
              </table:table-cell>
              <table:table-cell office:value-type="float" office:value="0.743">
                <text:p>0.743</text:p>
              </table:table-cell>
              <table:table-cell office:value-type="float" office:value="0.5385">
                <text:p>0.5385</text:p>
              </table:table-cell>
              <table:table-cell office:value-type="float" office:value="0.41">
                <text:p>0.41</text:p>
              </table:table-cell>
              <table:table-cell office:value-type="float" office:value="0.638">
                <text:p>0.638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555">
                <text:p>0.555</text:p>
              </table:table-cell>
              <table:table-cell office:value-type="float" office:value="0.53">
                <text:p>0.53</text:p>
              </table:table-cell>
              <table:table-cell office:value-type="float" office:value="0.569">
                <text:p>0.569</text:p>
              </table:table-cell>
              <table:table-cell office:value-type="float" office:value="0.5495">
                <text:p>0.5495</text:p>
              </table:table-cell>
              <table:table-cell office:value-type="float" office:value="0.421">
                <text:p>0.421</text:p>
              </table:table-cell>
              <table:table-cell office:value-type="float" office:value="0.672">
                <text:p>0.672</text:p>
              </table:table-cell>
              <table:table-cell office:value-type="float" office:value="0.5465">
                <text:p>0.5465</text:p>
              </table:table-cell>
              <table:table-cell office:value-type="float" office:value="0.469">
                <text:p>0.469</text:p>
              </table:table-cell>
              <table:table-cell office:value-type="float" office:value="0.616">
                <text:p>0.616</text:p>
              </table:table-cell>
              <table:table-cell office:value-type="float" office:value="0.5425">
                <text:p>0.5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78">
                <text:p>0.578</text:p>
              </table:table-cell>
              <table:table-cell office:value-type="float" office:value="0.548">
                <text:p>0.548</text:p>
              </table:table-cell>
              <table:table-cell office:value-type="float" office:value="0.606">
                <text:p>0.606</text:p>
              </table:table-cell>
              <table:table-cell office:value-type="float" office:value="0.577">
                <text:p>0.577</text:p>
              </table:table-cell>
              <table:table-cell office:value-type="float" office:value="0.559">
                <text:p>0.559</text:p>
              </table:table-cell>
              <table:table-cell office:value-type="float" office:value="0.596">
                <text:p>0.596</text:p>
              </table:table-cell>
              <table:table-cell office:value-type="float" office:value="0.5775">
                <text:p>0.5775</text:p>
              </table:table-cell>
              <table:table-cell office:value-type="float" office:value="0.554">
                <text:p>0.554</text:p>
              </table:table-cell>
              <table:table-cell office:value-type="float" office:value="0.601">
                <text:p>0.601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568">
                <text:p>0.568</text:p>
              </table:table-cell>
              <table:table-cell office:value-type="float" office:value="0.54">
                <text:p>0.54</text:p>
              </table:table-cell>
              <table:table-cell office:value-type="float" office:value="0.591">
                <text:p>0.591</text:p>
              </table:table-cell>
              <table:table-cell office:value-type="float" office:value="0.5655">
                <text:p>0.5655</text:p>
              </table:table-cell>
              <table:table-cell office:value-type="float" office:value="0.515">
                <text:p>0.515</text:p>
              </table:table-cell>
              <table:table-cell office:value-type="float" office:value="0.614">
                <text:p>0.614</text:p>
              </table:table-cell>
              <table:table-cell office:value-type="float" office:value="0.5645">
                <text:p>0.5645</text:p>
              </table:table-cell>
              <table:table-cell office:value-type="float" office:value="0.527">
                <text:p>0.527</text:p>
              </table:table-cell>
              <table:table-cell office:value-type="float" office:value="0.602">
                <text:p>0.602</text:p>
              </table:table-cell>
              <table:table-cell office:value-type="float" office:value="0.5645">
                <text:p>0.56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51">
                <text:p>0.551</text:p>
              </table:table-cell>
              <table:table-cell office:value-type="float" office:value="0.531">
                <text:p>0.531</text:p>
              </table:table-cell>
              <table:table-cell office:value-type="float" office:value="0.56">
                <text:p>0.56</text:p>
              </table:table-cell>
              <table:table-cell office:value-type="float" office:value="0.5455">
                <text:p>0.5455</text:p>
              </table:table-cell>
              <table:table-cell office:value-type="float" office:value="0.345">
                <text:p>0.345</text:p>
              </table:table-cell>
              <table:table-cell office:value-type="float" office:value="0.732">
                <text:p>0.732</text:p>
              </table:table-cell>
              <table:table-cell office:value-type="float" office:value="0.5385">
                <text:p>0.5385</text:p>
              </table:table-cell>
              <table:table-cell office:value-type="float" office:value="0.418">
                <text:p>0.418</text:p>
              </table:table-cell>
              <table:table-cell office:value-type="float" office:value="0.635">
                <text:p>0.635</text:p>
              </table:table-cell>
              <table:table-cell office:value-type="float" office:value="0.5265">
                <text:p>0.526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579">
                <text:p>0.579</text:p>
              </table:table-cell>
              <table:table-cell office:value-type="float" office:value="0.563">
                <text:p>0.563</text:p>
              </table:table-cell>
              <table:table-cell office:value-type="float" office:value="0.587">
                <text:p>0.587</text:p>
              </table:table-cell>
              <table:table-cell office:value-type="float" office:value="0.575">
                <text:p>0.575</text:p>
              </table:table-cell>
              <table:table-cell office:value-type="float" office:value="0.441">
                <text:p>0.441</text:p>
              </table:table-cell>
              <table:table-cell office:value-type="float" office:value="0.699">
                <text:p>0.699</text:p>
              </table:table-cell>
              <table:table-cell office:value-type="float" office:value="0.57">
                <text:p>0.57</text:p>
              </table:table-cell>
              <table:table-cell office:value-type="float" office:value="0.495">
                <text:p>0.495</text:p>
              </table:table-cell>
              <table:table-cell office:value-type="float" office:value="0.639">
                <text:p>0.639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71">
                <text:p>0.571</text:p>
              </table:table-cell>
              <table:table-cell office:value-type="float" office:value="0.559">
                <text:p>0.559</text:p>
              </table:table-cell>
              <table:table-cell office:value-type="float" office:value="0.578">
                <text:p>0.578</text:p>
              </table:table-cell>
              <table:table-cell office:value-type="float" office:value="0.5685">
                <text:p>0.5685</text:p>
              </table:table-cell>
              <table:table-cell office:value-type="float" office:value="0.397">
                <text:p>0.397</text:p>
              </table:table-cell>
              <table:table-cell office:value-type="float" office:value="0.724">
                <text:p>0.724</text:p>
              </table:table-cell>
              <table:table-cell office:value-type="float" office:value="0.5605">
                <text:p>0.5605</text:p>
              </table:table-cell>
              <table:table-cell office:value-type="float" office:value="0.464">
                <text:p>0.464</text:p>
              </table:table-cell>
              <table:table-cell office:value-type="float" office:value="0.643">
                <text:p>0.643</text:p>
              </table:table-cell>
              <table:table-cell office:value-type="float" office:value="0.5535">
                <text:p>0.55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2cm" svg:height="8.985cm" xlink:href=".." xlink:type="simple" chart:class="chart:line" chart:style-name="ch1">
        <chart:legend chart:legend-position="end" svg:x="12.753cm" svg:y="2.201cm" style:legend-expansion="high" chart:style-name="ch2"/>
        <chart:plot-area chart:style-name="ch3" table:cell-range-address="MLP.F25:MLP.O25 MLP.C26:MLP.C40 MLP.G26:MLP.O40" chart:data-source-has-labels="both" svg:x="1.331cm" svg:y="0.179cm" svg:width="11.102cm" svg:height="7.646cm">
          <chartooo:coordinate-region svg:x="2.989cm" svg:y="0.179cm" svg:width="9.444cm" svg:height="5.401cm"/>
          <chart:axis chart:dimension="x" chart:name="primary-x" chart:style-name="ch4" chartooo:axis-type="auto">
            <chartooo:date-scale/>
            <chart:title svg:x="6.401cm" svg:y="8.004cm" chart:style-name="ch5">
              <text:p>decay</text:p>
            </chart:title>
            <chart:categories table:cell-range-address="MLP.C26:MLP.C40"/>
          </chart:axis>
          <chart:axis chart:dimension="y" chart:name="primary-y" chart:style-name="ch4">
            <chart:title svg:x="0.451cm" svg:y="4.76cm" chart:style-name="ch6">
              <text:p>Resultats</text:p>
            </chart:title>
            <chart:grid chart:style-name="ch7" chart:class="major"/>
          </chart:axis>
          <chart:series chart:style-name="ch8" chart:values-cell-range-address="MLP.G26:MLP.G40" chart:label-cell-address="MLP.G25:MLP.G25" chart:class="chart:line">
            <chart:data-point chart:repeated="15"/>
          </chart:series>
          <chart:series chart:style-name="ch9" chart:values-cell-range-address="MLP.H26:MLP.H40" chart:label-cell-address="MLP.H25:MLP.H25" chart:class="chart:line">
            <chart:data-point chart:repeated="15"/>
          </chart:series>
          <chart:series chart:style-name="ch10" chart:values-cell-range-address="MLP.I26:MLP.I40" chart:label-cell-address="MLP.I25:MLP.I25" chart:class="chart:line">
            <chart:data-point chart:repeated="15"/>
          </chart:series>
          <chart:series chart:style-name="ch11" chart:values-cell-range-address="MLP.J26:MLP.J40" chart:label-cell-address="MLP.J25:MLP.J25" chart:class="chart:line">
            <chart:data-point chart:repeated="15"/>
          </chart:series>
          <chart:series chart:style-name="ch12" chart:values-cell-range-address="MLP.K26:MLP.K40" chart:label-cell-address="MLP.K25:MLP.K25" chart:class="chart:line">
            <chart:data-point chart:repeated="15"/>
          </chart:series>
          <chart:series chart:style-name="ch13" chart:values-cell-range-address="MLP.L26:MLP.L40" chart:label-cell-address="MLP.L25:MLP.L25" chart:class="chart:line">
            <chart:data-point chart:repeated="15"/>
          </chart:series>
          <chart:series chart:style-name="ch14" chart:values-cell-range-address="MLP.M26:MLP.M40" chart:label-cell-address="MLP.M25:MLP.M25" chart:class="chart:line">
            <chart:data-point chart:repeated="15"/>
          </chart:series>
          <chart:series chart:style-name="ch15" chart:values-cell-range-address="MLP.N26:MLP.N40" chart:label-cell-address="MLP.N25:MLP.N25" chart:class="chart:line">
            <chart:data-point chart:repeated="15"/>
          </chart:series>
          <chart:series chart:style-name="ch16" chart:values-cell-range-address="MLP.O26:MLP.O40" chart:label-cell-address="MLP.O25:MLP.O25" chart:class="chart:line">
            <chart:data-point chart:repeated="1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C0</text:p>
                <draw:g>
                  <svg:desc>MLP.G25:MLP.G25</svg:desc>
                </draw:g>
              </table:table-cell>
              <table:table-cell office:value-type="string">
                <text:p>precision C1</text:p>
                <draw:g>
                  <svg:desc>MLP.H25:MLP.H25</svg:desc>
                </draw:g>
              </table:table-cell>
              <table:table-cell office:value-type="string">
                <text:p>precision</text:p>
                <draw:g>
                  <svg:desc>MLP.I25:MLP.I25</svg:desc>
                </draw:g>
              </table:table-cell>
              <table:table-cell office:value-type="string">
                <text:p>recall C0</text:p>
                <draw:g>
                  <svg:desc>MLP.J25:MLP.J25</svg:desc>
                </draw:g>
              </table:table-cell>
              <table:table-cell office:value-type="string">
                <text:p>recall C1</text:p>
                <draw:g>
                  <svg:desc>MLP.K25:MLP.K25</svg:desc>
                </draw:g>
              </table:table-cell>
              <table:table-cell office:value-type="string">
                <text:p>recall</text:p>
                <draw:g>
                  <svg:desc>MLP.L25:MLP.L25</svg:desc>
                </draw:g>
              </table:table-cell>
              <table:table-cell office:value-type="string">
                <text:p>f score C0</text:p>
                <draw:g>
                  <svg:desc>MLP.M25:MLP.M25</svg:desc>
                </draw:g>
              </table:table-cell>
              <table:table-cell office:value-type="string">
                <text:p>f score C1</text:p>
                <draw:g>
                  <svg:desc>MLP.N25:MLP.N25</svg:desc>
                </draw:g>
              </table:table-cell>
              <table:table-cell office:value-type="string">
                <text:p>f score</text:p>
                <draw:g>
                  <svg:desc>MLP.O25:MLP.O25</svg:desc>
                </draw:g>
              </table:table-cell>
            </table:table-row>
          </table:table-header-rows>
          <table:table-rows>
            <table:table-row>
              <table:table-cell office:value-type="float" office:value="0.0001584893">
                <text:p>0</text:p>
                <draw:g>
                  <svg:desc>MLP.C26:MLP.C40</svg:desc>
                </draw:g>
              </table:table-cell>
              <table:table-cell office:value-type="float" office:value="0.527">
                <text:p>0.527</text:p>
                <draw:g>
                  <svg:desc>MLP.G26:MLP.G40</svg:desc>
                </draw:g>
              </table:table-cell>
              <table:table-cell office:value-type="float" office:value="0.561">
                <text:p>0.561</text:p>
                <draw:g>
                  <svg:desc>MLP.H26:MLP.H40</svg:desc>
                </draw:g>
              </table:table-cell>
              <table:table-cell office:value-type="float" office:value="0.544">
                <text:p>0.544</text:p>
                <draw:g>
                  <svg:desc>MLP.I26:MLP.I40</svg:desc>
                </draw:g>
              </table:table-cell>
              <table:table-cell office:value-type="float" office:value="0.367">
                <text:p>0.367</text:p>
                <draw:g>
                  <svg:desc>MLP.J26:MLP.J40</svg:desc>
                </draw:g>
              </table:table-cell>
              <table:table-cell office:value-type="float" office:value="0.71">
                <text:p>0.71</text:p>
                <draw:g>
                  <svg:desc>MLP.K26:MLP.K40</svg:desc>
                </draw:g>
              </table:table-cell>
              <table:table-cell office:value-type="float" office:value="0.5385">
                <text:p>0.5385</text:p>
                <draw:g>
                  <svg:desc>MLP.L26:MLP.L40</svg:desc>
                </draw:g>
              </table:table-cell>
              <table:table-cell office:value-type="float" office:value="0.4327">
                <text:p>0.4327</text:p>
                <draw:g>
                  <svg:desc>MLP.M26:MLP.M40</svg:desc>
                </draw:g>
              </table:table-cell>
              <table:table-cell office:value-type="float" office:value="0.627">
                <text:p>0.627</text:p>
                <draw:g>
                  <svg:desc>MLP.N26:MLP.N40</svg:desc>
                </draw:g>
              </table:table-cell>
              <table:table-cell office:value-type="float" office:value="0.52985">
                <text:p>0.52985</text:p>
                <draw:g>
                  <svg:desc>MLP.O26:MLP.O40</svg:desc>
                </draw:g>
              </table:table-cell>
            </table:table-row>
            <table:table-row>
              <table:table-cell office:value-type="float" office:value="0.0002511886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64">
                <text:p>0.564</text:p>
              </table:table-cell>
              <table:table-cell office:value-type="float" office:value="0.552">
                <text:p>0.552</text:p>
              </table:table-cell>
              <table:table-cell office:value-type="float" office:value="0.352">
                <text:p>0.352</text:p>
              </table:table-cell>
              <table:table-cell office:value-type="float" office:value="0.737">
                <text:p>0.737</text:p>
              </table:table-cell>
              <table:table-cell office:value-type="float" office:value="0.5445">
                <text:p>0.5445</text:p>
              </table:table-cell>
              <table:table-cell office:value-type="float" office:value="0.426">
                <text:p>0.426</text:p>
              </table:table-cell>
              <table:table-cell office:value-type="float" office:value="0.639">
                <text:p>0.639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float" office:value="0.0003981072">
                <text:p>0</text:p>
              </table:table-cell>
              <table:table-cell office:value-type="float" office:value="0.531">
                <text:p>0.531</text:p>
              </table:table-cell>
              <table:table-cell office:value-type="float" office:value="0.572">
                <text:p>0.572</text:p>
              </table:table-cell>
              <table:table-cell office:value-type="float" office:value="0.5515">
                <text:p>0.5515</text:p>
              </table:table-cell>
              <table:table-cell office:value-type="float" office:value="0.435">
                <text:p>0.435</text:p>
              </table:table-cell>
              <table:table-cell office:value-type="float" office:value="0.663">
                <text:p>0.663</text:p>
              </table:table-cell>
              <table:table-cell office:value-type="float" office:value="0.549">
                <text:p>0.549</text:p>
              </table:table-cell>
              <table:table-cell office:value-type="float" office:value="0.478">
                <text:p>0.478</text:p>
              </table:table-cell>
              <table:table-cell office:value-type="float" office:value="0.614">
                <text:p>0.614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0.0006309573">
                <text:p>0</text:p>
              </table:table-cell>
              <table:table-cell office:value-type="float" office:value="0.531">
                <text:p>0.531</text:p>
              </table:table-cell>
              <table:table-cell office:value-type="float" office:value="0.585">
                <text:p>0.585</text:p>
              </table:table-cell>
              <table:table-cell office:value-type="float" office:value="0.558">
                <text:p>0.558</text:p>
              </table:table-cell>
              <table:table-cell office:value-type="float" office:value="0.516">
                <text:p>0.516</text:p>
              </table:table-cell>
              <table:table-cell office:value-type="float" office:value="0.599">
                <text:p>0.599</text:p>
              </table:table-cell>
              <table:table-cell office:value-type="float" office:value="0.5575">
                <text:p>0.5575</text:p>
              </table:table-cell>
              <table:table-cell office:value-type="float" office:value="0.523">
                <text:p>0.523</text:p>
              </table:table-cell>
              <table:table-cell office:value-type="float" office:value="0.592">
                <text:p>0.592</text:p>
              </table:table-cell>
              <table:table-cell office:value-type="float" office:value="0.5575">
                <text:p>0.5575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536">
                <text:p>0.536</text:p>
              </table:table-cell>
              <table:table-cell office:value-type="float" office:value="0.576">
                <text:p>0.576</text:p>
              </table:table-cell>
              <table:table-cell office:value-type="float" office:value="0.556">
                <text:p>0.556</text:p>
              </table:table-cell>
              <table:table-cell office:value-type="float" office:value="0.445">
                <text:p>0.445</text:p>
              </table:table-cell>
              <table:table-cell office:value-type="float" office:value="0.662">
                <text:p>0.662</text:p>
              </table:table-cell>
              <table:table-cell office:value-type="float" office:value="0.5535">
                <text:p>0.5535</text:p>
              </table:table-cell>
              <table:table-cell office:value-type="float" office:value="0.487">
                <text:p>0.487</text:p>
              </table:table-cell>
              <table:table-cell office:value-type="float" office:value="0.616">
                <text:p>0.616</text:p>
              </table:table-cell>
              <table:table-cell office:value-type="float" office:value="0.5515">
                <text:p>0.5515</text:p>
              </table:table-cell>
            </table:table-row>
            <table:table-row>
              <table:table-cell office:value-type="float" office:value="0.001584893">
                <text:p>0</text:p>
              </table:table-cell>
              <table:table-cell office:value-type="float" office:value="0.545">
                <text:p>0.545</text:p>
              </table:table-cell>
              <table:table-cell office:value-type="float" office:value="0.574">
                <text:p>0.574</text:p>
              </table:table-cell>
              <table:table-cell office:value-type="float" office:value="0.5595">
                <text:p>0.5595</text:p>
              </table:table-cell>
              <table:table-cell office:value-type="float" office:value="0.407">
                <text:p>0.407</text:p>
              </table:table-cell>
              <table:table-cell office:value-type="float" office:value="0.701">
                <text:p>0.701</text:p>
              </table:table-cell>
              <table:table-cell office:value-type="float" office:value="0.554">
                <text:p>0.554</text:p>
              </table:table-cell>
              <table:table-cell office:value-type="float" office:value="0.466">
                <text:p>0.466</text:p>
              </table:table-cell>
              <table:table-cell office:value-type="float" office:value="0.631">
                <text:p>0.631</text:p>
              </table:table-cell>
              <table:table-cell office:value-type="float" office:value="0.5485">
                <text:p>0.5485</text:p>
              </table:table-cell>
            </table:table-row>
            <table:table-row>
              <table:table-cell office:value-type="float" office:value="0.002511886">
                <text:p>0</text:p>
              </table:table-cell>
              <table:table-cell office:value-type="float" office:value="0.544">
                <text:p>0.544</text:p>
              </table:table-cell>
              <table:table-cell office:value-type="float" office:value="0.574">
                <text:p>0.574</text:p>
              </table:table-cell>
              <table:table-cell office:value-type="float" office:value="0.559">
                <text:p>0.559</text:p>
              </table:table-cell>
              <table:table-cell office:value-type="float" office:value="0.413">
                <text:p>0.413</text:p>
              </table:table-cell>
              <table:table-cell office:value-type="float" office:value="0.696">
                <text:p>0.696</text:p>
              </table:table-cell>
              <table:table-cell office:value-type="float" office:value="0.5545">
                <text:p>0.5545</text:p>
              </table:table-cell>
              <table:table-cell office:value-type="float" office:value="0.469">
                <text:p>0.469</text:p>
              </table:table-cell>
              <table:table-cell office:value-type="float" office:value="0.629">
                <text:p>0.629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0.003981072">
                <text:p>0</text:p>
              </table:table-cell>
              <table:table-cell office:value-type="float" office:value="0.553">
                <text:p>0.553</text:p>
              </table:table-cell>
              <table:table-cell office:value-type="float" office:value="0.573">
                <text:p>0.573</text:p>
              </table:table-cell>
              <table:table-cell office:value-type="float" office:value="0.563">
                <text:p>0.563</text:p>
              </table:table-cell>
              <table:table-cell office:value-type="float" office:value="0.384">
                <text:p>0.384</text:p>
              </table:table-cell>
              <table:table-cell office:value-type="float" office:value="0.727">
                <text:p>0.727</text:p>
              </table:table-cell>
              <table:table-cell office:value-type="float" office:value="0.5555">
                <text:p>0.5555</text:p>
              </table:table-cell>
              <table:table-cell office:value-type="float" office:value="0.453">
                <text:p>0.453</text:p>
              </table:table-cell>
              <table:table-cell office:value-type="float" office:value="0.641">
                <text:p>0.641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float" office:value="0.006309573">
                <text:p>0</text:p>
              </table:table-cell>
              <table:table-cell office:value-type="float" office:value="0.548">
                <text:p>0.548</text:p>
              </table:table-cell>
              <table:table-cell office:value-type="float" office:value="0.569">
                <text:p>0.569</text:p>
              </table:table-cell>
              <table:table-cell office:value-type="float" office:value="0.5585">
                <text:p>0.5585</text:p>
              </table:table-cell>
              <table:table-cell office:value-type="float" office:value="0.364">
                <text:p>0.364</text:p>
              </table:table-cell>
              <table:table-cell office:value-type="float" office:value="0.736">
                <text:p>0.736</text:p>
              </table:table-cell>
              <table:table-cell office:value-type="float" office:value="0.55">
                <text:p>0.55</text:p>
              </table:table-cell>
              <table:table-cell office:value-type="float" office:value="0.438">
                <text:p>0.438</text:p>
              </table:table-cell>
              <table:table-cell office:value-type="float" office:value="0.642">
                <text:p>0.64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542">
                <text:p>0.542</text:p>
              </table:table-cell>
              <table:table-cell office:value-type="float" office:value="0.574">
                <text:p>0.574</text:p>
              </table:table-cell>
              <table:table-cell office:value-type="float" office:value="0.558">
                <text:p>0.558</text:p>
              </table:table-cell>
              <table:table-cell office:value-type="float" office:value="0.415">
                <text:p>0.415</text:p>
              </table:table-cell>
              <table:table-cell office:value-type="float" office:value="0.692">
                <text:p>0.692</text:p>
              </table:table-cell>
              <table:table-cell office:value-type="float" office:value="0.5535">
                <text:p>0.5535</text:p>
              </table:table-cell>
              <table:table-cell office:value-type="float" office:value="0.47">
                <text:p>0.47</text:p>
              </table:table-cell>
              <table:table-cell office:value-type="float" office:value="0.627">
                <text:p>0.627</text:p>
              </table:table-cell>
              <table:table-cell office:value-type="float" office:value="0.5485">
                <text:p>0.5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" chart:maximum="0.9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1.96cm" style:legend-expansion="high" chart:style-name="ch2"/>
        <chart:plot-area chart:style-name="ch3" table:cell-range-address="MLP.C50:MLP.C65 MLP.F49:MLP.O65" chart:data-source-has-labels="both" svg:x="1.331cm" svg:y="0.18cm" svg:width="11.1cm" svg:height="7.659cm">
          <chartooo:coordinate-region svg:x="2.064cm" svg:y="0.18cm" svg:width="10.125cm" svg:height="5.545cm"/>
          <chart:axis chart:dimension="x" chart:name="primary-x" chart:style-name="ch4" chartooo:axis-type="auto">
            <chartooo:date-scale/>
            <chart:title svg:x="6.374cm" svg:y="8.019cm" chart:style-name="ch5">
              <text:p>Decay</text:p>
            </chart:title>
            <chart:categories table:cell-range-address="MLP.C50:MLP.C65"/>
          </chart:axis>
          <chart:axis chart:dimension="y" chart:name="primary-y" chart:style-name="ch6">
            <chart:title svg:x="0.451cm" svg:y="4.767cm" chart:style-name="ch7">
              <text:p>Resultats</text:p>
            </chart:title>
            <chart:grid chart:style-name="ch8" chart:class="major"/>
          </chart:axis>
          <chart:series chart:style-name="ch9" chart:values-cell-range-address="MLP.F50:MLP.F65" chart:label-cell-address="MLP.F49:MLP.F49" chart:class="chart:line">
            <chart:data-point chart:repeated="16"/>
          </chart:series>
          <chart:series chart:style-name="ch10" chart:values-cell-range-address="MLP.G50:MLP.G65" chart:label-cell-address="MLP.G49:MLP.G49" chart:class="chart:line">
            <chart:data-point chart:repeated="16"/>
          </chart:series>
          <chart:series chart:style-name="ch11" chart:values-cell-range-address="MLP.H50:MLP.H65" chart:label-cell-address="MLP.H49:MLP.H49" chart:class="chart:line">
            <chart:data-point chart:repeated="16"/>
          </chart:series>
          <chart:series chart:style-name="ch12" chart:values-cell-range-address="MLP.I50:MLP.I65" chart:label-cell-address="MLP.I49:MLP.I49" chart:class="chart:line">
            <chart:data-point chart:repeated="16"/>
          </chart:series>
          <chart:series chart:style-name="ch13" chart:values-cell-range-address="MLP.J50:MLP.J65" chart:label-cell-address="MLP.J49:MLP.J49" chart:class="chart:line">
            <chart:data-point chart:repeated="16"/>
          </chart:series>
          <chart:series chart:style-name="ch14" chart:values-cell-range-address="MLP.K50:MLP.K65" chart:label-cell-address="MLP.K49:MLP.K49" chart:class="chart:line">
            <chart:data-point chart:repeated="16"/>
          </chart:series>
          <chart:series chart:style-name="ch15" chart:values-cell-range-address="MLP.L50:MLP.L65" chart:label-cell-address="MLP.L49:MLP.L49" chart:class="chart:line">
            <chart:data-point chart:repeated="16"/>
          </chart:series>
          <chart:series chart:style-name="ch16" chart:values-cell-range-address="MLP.M50:MLP.M65" chart:label-cell-address="MLP.M49:MLP.M49" chart:class="chart:line">
            <chart:data-point chart:repeated="16"/>
          </chart:series>
          <chart:series chart:style-name="ch17" chart:values-cell-range-address="MLP.N50:MLP.N65" chart:label-cell-address="MLP.N49:MLP.N49" chart:class="chart:line">
            <chart:data-point chart:repeated="16"/>
          </chart:series>
          <chart:series chart:style-name="ch18" chart:values-cell-range-address="MLP.O50:MLP.O65" chart:label-cell-address="MLP.O49:MLP.O49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49:MLP.F49</svg:desc>
                </draw:g>
              </table:table-cell>
              <table:table-cell office:value-type="string">
                <text:p>precision C0</text:p>
                <draw:g>
                  <svg:desc>MLP.G49:MLP.G49</svg:desc>
                </draw:g>
              </table:table-cell>
              <table:table-cell office:value-type="string">
                <text:p>precision C1</text:p>
                <draw:g>
                  <svg:desc>MLP.H49:MLP.H49</svg:desc>
                </draw:g>
              </table:table-cell>
              <table:table-cell office:value-type="string">
                <text:p>precision</text:p>
                <draw:g>
                  <svg:desc>MLP.I49:MLP.I49</svg:desc>
                </draw:g>
              </table:table-cell>
              <table:table-cell office:value-type="string">
                <text:p>recall C0</text:p>
                <draw:g>
                  <svg:desc>MLP.J49:MLP.J49</svg:desc>
                </draw:g>
              </table:table-cell>
              <table:table-cell office:value-type="string">
                <text:p>recall C1</text:p>
                <draw:g>
                  <svg:desc>MLP.K49:MLP.K49</svg:desc>
                </draw:g>
              </table:table-cell>
              <table:table-cell office:value-type="string">
                <text:p>recall</text:p>
                <draw:g>
                  <svg:desc>MLP.L49:MLP.L49</svg:desc>
                </draw:g>
              </table:table-cell>
              <table:table-cell office:value-type="string">
                <text:p>f score C0</text:p>
                <draw:g>
                  <svg:desc>MLP.M49:MLP.M49</svg:desc>
                </draw:g>
              </table:table-cell>
              <table:table-cell office:value-type="string">
                <text:p>f score C1</text:p>
                <draw:g>
                  <svg:desc>MLP.N49:MLP.N49</svg:desc>
                </draw:g>
              </table:table-cell>
              <table:table-cell office:value-type="string">
                <text:p>f score</text:p>
                <draw:g>
                  <svg:desc>MLP.O49:MLP.O49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MLP.C50:MLP.C65</svg:desc>
                </draw:g>
              </table:table-cell>
              <table:table-cell office:value-type="float" office:value="0.551">
                <text:p>0.551</text:p>
                <draw:g>
                  <svg:desc>MLP.F50:MLP.F65</svg:desc>
                </draw:g>
              </table:table-cell>
              <table:table-cell office:value-type="float" office:value="0.527">
                <text:p>0.527</text:p>
                <draw:g>
                  <svg:desc>MLP.G50:MLP.G65</svg:desc>
                </draw:g>
              </table:table-cell>
              <table:table-cell office:value-type="float" office:value="0.564">
                <text:p>0.564</text:p>
                <draw:g>
                  <svg:desc>MLP.H50:MLP.H65</svg:desc>
                </draw:g>
              </table:table-cell>
              <table:table-cell office:value-type="float" office:value="0.5455">
                <text:p>0.5455</text:p>
                <draw:g>
                  <svg:desc>MLP.I50:MLP.I65</svg:desc>
                </draw:g>
              </table:table-cell>
              <table:table-cell office:value-type="float" office:value="0.389">
                <text:p>0.389</text:p>
                <draw:g>
                  <svg:desc>MLP.J50:MLP.J65</svg:desc>
                </draw:g>
              </table:table-cell>
              <table:table-cell office:value-type="float" office:value="0.694">
                <text:p>0.694</text:p>
                <draw:g>
                  <svg:desc>MLP.K50:MLP.K65</svg:desc>
                </draw:g>
              </table:table-cell>
              <table:table-cell office:value-type="float" office:value="0.5415">
                <text:p>0.5415</text:p>
                <draw:g>
                  <svg:desc>MLP.L50:MLP.L65</svg:desc>
                </draw:g>
              </table:table-cell>
              <table:table-cell office:value-type="float" office:value="0.447">
                <text:p>0.447</text:p>
                <draw:g>
                  <svg:desc>MLP.M50:MLP.M65</svg:desc>
                </draw:g>
              </table:table-cell>
              <table:table-cell office:value-type="float" office:value="0.622">
                <text:p>0.622</text:p>
                <draw:g>
                  <svg:desc>MLP.N50:MLP.N65</svg:desc>
                </draw:g>
              </table:table-cell>
              <table:table-cell office:value-type="float" office:value="0.5345">
                <text:p>0.5345</text:p>
                <draw:g>
                  <svg:desc>MLP.O50:MLP.O65</svg:desc>
                </draw:g>
              </table:table-cell>
            </table:table-row>
            <table:table-row>
              <table:table-cell office:value-type="float" office:value="0.001584893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9">
                <text:p>0.539</text:p>
              </table:table-cell>
              <table:table-cell office:value-type="float" office:value="0.563">
                <text:p>0.563</text:p>
              </table:table-cell>
              <table:table-cell office:value-type="float" office:value="0.551">
                <text:p>0.551</text:p>
              </table:table-cell>
              <table:table-cell office:value-type="float" office:value="0.349">
                <text:p>0.349</text:p>
              </table:table-cell>
              <table:table-cell office:value-type="float" office:value="0.738">
                <text:p>0.738</text:p>
              </table:table-cell>
              <table:table-cell office:value-type="float" office:value="0.5435">
                <text:p>0.5435</text:p>
              </table:table-cell>
              <table:table-cell office:value-type="float" office:value="0.424">
                <text:p>0.424</text:p>
              </table:table-cell>
              <table:table-cell office:value-type="float" office:value="0.639">
                <text:p>0.639</text:p>
              </table:table-cell>
              <table:table-cell office:value-type="float" office:value="0.5315">
                <text:p>0.5315</text:p>
              </table:table-cell>
            </table:table-row>
            <table:table-row>
              <table:table-cell office:value-type="float" office:value="0.002511886">
                <text:p>0</text:p>
              </table:table-cell>
              <table:table-cell office:value-type="float" office:value="0.554">
                <text:p>0.554</text:p>
              </table:table-cell>
              <table:table-cell office:value-type="float" office:value="0.525">
                <text:p>0.525</text:p>
              </table:table-cell>
              <table:table-cell office:value-type="float" office:value="0.575">
                <text:p>0.575</text:p>
              </table:table-cell>
              <table:table-cell office:value-type="float" office:value="0.55">
                <text:p>0.55</text:p>
              </table:table-cell>
              <table:table-cell office:value-type="float" office:value="0.476">
                <text:p>0.476</text:p>
              </table:table-cell>
              <table:table-cell office:value-type="float" office:value="0.622">
                <text:p>0.622</text:p>
              </table:table-cell>
              <table:table-cell office:value-type="float" office:value="0.549">
                <text:p>0.549</text:p>
              </table:table-cell>
              <table:table-cell office:value-type="float" office:value="0.5">
                <text:p>0.5</text:p>
              </table:table-cell>
              <table:table-cell office:value-type="float" office:value="0.598">
                <text:p>0.598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0.003981072">
                <text:p>0</text:p>
              </table:table-cell>
              <table:table-cell office:value-type="float" office:value="0.557">
                <text:p>0.557</text:p>
              </table:table-cell>
              <table:table-cell office:value-type="float" office:value="0.578">
                <text:p>0.578</text:p>
              </table:table-cell>
              <table:table-cell office:value-type="float" office:value="0.553">
                <text:p>0.553</text:p>
              </table:table-cell>
              <table:table-cell office:value-type="float" office:value="0.5655">
                <text:p>0.5655</text:p>
              </table:table-cell>
              <table:table-cell office:value-type="float" office:value="0.199">
                <text:p>0.199</text:p>
              </table:table-cell>
              <table:table-cell office:value-type="float" office:value="0.872">
                <text:p>0.872</text:p>
              </table:table-cell>
              <table:table-cell office:value-type="float" office:value="0.5355">
                <text:p>0.5355</text:p>
              </table:table-cell>
              <table:table-cell office:value-type="float" office:value="0.296">
                <text:p>0.296</text:p>
              </table:table-cell>
              <table:table-cell office:value-type="float" office:value="0.677">
                <text:p>0.677</text:p>
              </table:table-cell>
              <table:table-cell office:value-type="float" office:value="0.4865">
                <text:p>0.4865</text:p>
              </table:table-cell>
            </table:table-row>
            <table:table-row>
              <table:table-cell office:value-type="float" office:value="0.006309573">
                <text:p>0</text:p>
              </table:table-cell>
              <table:table-cell office:value-type="float" office:value="0.567">
                <text:p>0.567</text:p>
              </table:table-cell>
              <table:table-cell office:value-type="float" office:value="0.553">
                <text:p>0.553</text:p>
              </table:table-cell>
              <table:table-cell office:value-type="float" office:value="0.575">
                <text:p>0.575</text:p>
              </table:table-cell>
              <table:table-cell office:value-type="float" office:value="0.564">
                <text:p>0.564</text:p>
              </table:table-cell>
              <table:table-cell office:value-type="float" office:value="0.394">
                <text:p>0.394</text:p>
              </table:table-cell>
              <table:table-cell office:value-type="float" office:value="0.719">
                <text:p>0.719</text:p>
              </table:table-cell>
              <table:table-cell office:value-type="float" office:value="0.5565">
                <text:p>0.5565</text:p>
              </table:table-cell>
              <table:table-cell office:value-type="float" office:value="0.46">
                <text:p>0.46</text:p>
              </table:table-cell>
              <table:table-cell office:value-type="float" office:value="0.639">
                <text:p>0.639</text:p>
              </table:table-cell>
              <table:table-cell office:value-type="float" office:value="0.5495">
                <text:p>0.5495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571">
                <text:p>0.571</text:p>
              </table:table-cell>
              <table:table-cell office:value-type="float" office:value="0.568">
                <text:p>0.568</text:p>
              </table:table-cell>
              <table:table-cell office:value-type="float" office:value="0.572">
                <text:p>0.572</text:p>
              </table:table-cell>
              <table:table-cell office:value-type="float" office:value="0.57">
                <text:p>0.57</text:p>
              </table:table-cell>
              <table:table-cell office:value-type="float" office:value="0.3452">
                <text:p>0.3452</text:p>
              </table:table-cell>
              <table:table-cell office:value-type="float" office:value="0.769">
                <text:p>0.769</text:p>
              </table:table-cell>
              <table:table-cell office:value-type="float" office:value="0.5571">
                <text:p>0.5571</text:p>
              </table:table-cell>
              <table:table-cell office:value-type="float" office:value="0.429">
                <text:p>0.429</text:p>
              </table:table-cell>
              <table:table-cell office:value-type="float" office:value="0.656">
                <text:p>0.656</text:p>
              </table:table-cell>
              <table:table-cell office:value-type="float" office:value="0.5425">
                <text:p>0.5425</text:p>
              </table:table-cell>
            </table:table-row>
            <table:table-row>
              <table:table-cell office:value-type="float" office:value="0.015848932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62">
                <text:p>0.562</text:p>
              </table:table-cell>
              <table:table-cell office:value-type="float" office:value="0.564">
                <text:p>0.564</text:p>
              </table:table-cell>
              <table:table-cell office:value-type="float" office:value="0.563">
                <text:p>0.563</text:p>
              </table:table-cell>
              <table:table-cell office:value-type="float" office:value="0.303">
                <text:p>0.303</text:p>
              </table:table-cell>
              <table:table-cell office:value-type="float" office:value="0.792">
                <text:p>0.792</text:p>
              </table:table-cell>
              <table:table-cell office:value-type="float" office:value="0.5475">
                <text:p>0.5475</text:p>
              </table:table-cell>
              <table:table-cell office:value-type="float" office:value="0.394">
                <text:p>0.394</text:p>
              </table:table-cell>
              <table:table-cell office:value-type="float" office:value="0.659">
                <text:p>0.659</text:p>
              </table:table-cell>
              <table:table-cell office:value-type="float" office:value="0.5265">
                <text:p>0.5265</text:p>
              </table:table-cell>
            </table:table-row>
            <table:table-row>
              <table:table-cell office:value-type="float" office:value="0.025118864">
                <text:p>0</text:p>
              </table:table-cell>
              <table:table-cell office:value-type="float" office:value="0.568">
                <text:p>0.568</text:p>
              </table:table-cell>
              <table:table-cell office:value-type="float" office:value="0.537">
                <text:p>0.537</text:p>
              </table:table-cell>
              <table:table-cell office:value-type="float" office:value="0.595">
                <text:p>0.595</text:p>
              </table:table-cell>
              <table:table-cell office:value-type="float" office:value="0.566">
                <text:p>0.566</text:p>
              </table:table-cell>
              <table:table-cell office:value-type="float" office:value="0.545">
                <text:p>0.545</text:p>
              </table:table-cell>
              <table:table-cell office:value-type="float" office:value="0.587">
                <text:p>0.587</text:p>
              </table:table-cell>
              <table:table-cell office:value-type="float" office:value="0.566">
                <text:p>0.566</text:p>
              </table:table-cell>
              <table:table-cell office:value-type="float" office:value="0.541">
                <text:p>0.541</text:p>
              </table:table-cell>
              <table:table-cell office:value-type="float" office:value="0.591">
                <text:p>0.591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float" office:value="0.039810717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48">
                <text:p>0.548</text:p>
              </table:table-cell>
              <table:table-cell office:value-type="float" office:value="0.564">
                <text:p>0.564</text:p>
              </table:table-cell>
              <table:table-cell office:value-type="float" office:value="0.556">
                <text:p>0.556</text:p>
              </table:table-cell>
              <table:table-cell office:value-type="float" office:value="0.334">
                <text:p>0.334</text:p>
              </table:table-cell>
              <table:table-cell office:value-type="float" office:value="0.758">
                <text:p>0.758</text:p>
              </table:table-cell>
              <table:table-cell office:value-type="float" office:value="0.546">
                <text:p>0.546</text:p>
              </table:table-cell>
              <table:table-cell office:value-type="float" office:value="0.415">
                <text:p>0.415</text:p>
              </table:table-cell>
              <table:table-cell office:value-type="float" office:value="0.647">
                <text:p>0.647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0.063095734">
                <text:p>0</text:p>
              </table:table-cell>
              <table:table-cell office:value-type="float" office:value="0.573">
                <text:p>0.573</text:p>
              </table:table-cell>
              <table:table-cell office:value-type="float" office:value="0.563">
                <text:p>0.563</text:p>
              </table:table-cell>
              <table:table-cell office:value-type="float" office:value="0.577">
                <text:p>0.577</text:p>
              </table:table-cell>
              <table:table-cell office:value-type="float" office:value="0.57">
                <text:p>0.57</text:p>
              </table:table-cell>
              <table:table-cell office:value-type="float" office:value="0.385">
                <text:p>0.385</text:p>
              </table:table-cell>
              <table:table-cell office:value-type="float" office:value="0.737">
                <text:p>0.737</text:p>
              </table:table-cell>
              <table:table-cell office:value-type="float" office:value="0.561">
                <text:p>0.561</text:p>
              </table:table-cell>
              <table:table-cell office:value-type="float" office:value="0.458">
                <text:p>0.458</text:p>
              </table:table-cell>
              <table:table-cell office:value-type="float" office:value="0.648">
                <text:p>0.648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569">
                <text:p>0.569</text:p>
              </table:table-cell>
              <table:table-cell office:value-type="float" office:value="0.551">
                <text:p>0.551</text:p>
              </table:table-cell>
              <table:table-cell office:value-type="float" office:value="0.579">
                <text:p>0.579</text:p>
              </table:table-cell>
              <table:table-cell office:value-type="float" office:value="0.565">
                <text:p>0.565</text:p>
              </table:table-cell>
              <table:table-cell office:value-type="float" office:value="0.423">
                <text:p>0.423</text:p>
              </table:table-cell>
              <table:table-cell office:value-type="float" office:value="0.697">
                <text:p>0.697</text:p>
              </table:table-cell>
              <table:table-cell office:value-type="float" office:value="0.56">
                <text:p>0.56</text:p>
              </table:table-cell>
              <table:table-cell office:value-type="float" office:value="0.478">
                <text:p>0.478</text:p>
              </table:table-cell>
              <table:table-cell office:value-type="float" office:value="0.633">
                <text:p>0.633</text:p>
              </table:table-cell>
              <table:table-cell office:value-type="float" office:value="0.5555">
                <text:p>0.5555</text:p>
              </table:table-cell>
            </table:table-row>
            <table:table-row>
              <table:table-cell office:value-type="float" office:value="0.158489319">
                <text:p>0</text:p>
              </table:table-cell>
              <table:table-cell office:value-type="float" office:value="0.581">
                <text:p>0.581</text:p>
              </table:table-cell>
              <table:table-cell office:value-type="float" office:value="0.572">
                <text:p>0.572</text:p>
              </table:table-cell>
              <table:table-cell office:value-type="float" office:value="0.586">
                <text:p>0.586</text:p>
              </table:table-cell>
              <table:table-cell office:value-type="float" office:value="0.579">
                <text:p>0.579</text:p>
              </table:table-cell>
              <table:table-cell office:value-type="float" office:value="0.414">
                <text:p>0.414</text:p>
              </table:table-cell>
              <table:table-cell office:value-type="float" office:value="0.728">
                <text:p>0.728</text:p>
              </table:table-cell>
              <table:table-cell office:value-type="float" office:value="0.571">
                <text:p>0.571</text:p>
              </table:table-cell>
              <table:table-cell office:value-type="float" office:value="0.481">
                <text:p>0.481</text:p>
              </table:table-cell>
              <table:table-cell office:value-type="float" office:value="0.649">
                <text:p>0.649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0.251188643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51">
                <text:p>0.551</text:p>
              </table:table-cell>
              <table:table-cell office:value-type="float" office:value="0.568">
                <text:p>0.568</text:p>
              </table:table-cell>
              <table:table-cell office:value-type="float" office:value="0.5595">
                <text:p>0.5595</text:p>
              </table:table-cell>
              <table:table-cell office:value-type="float" office:value="0.352">
                <text:p>0.352</text:p>
              </table:table-cell>
              <table:table-cell office:value-type="float" office:value="0.748">
                <text:p>0.748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64">
                <text:p>0.64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0.398107171">
                <text:p>0</text:p>
              </table:table-cell>
              <table:table-cell office:value-type="float" office:value="0.587">
                <text:p>0.587</text:p>
              </table:table-cell>
              <table:table-cell office:value-type="float" office:value="0.567">
                <text:p>0.567</text:p>
              </table:table-cell>
              <table:table-cell office:value-type="float" office:value="0.597">
                <text:p>0.597</text:p>
              </table:table-cell>
              <table:table-cell office:value-type="float" office:value="0.582">
                <text:p>0.582</text:p>
              </table:table-cell>
              <table:table-cell office:value-type="float" office:value="0.48">
                <text:p>0.48</text:p>
              </table:table-cell>
              <table:table-cell office:value-type="float" office:value="0.677">
                <text:p>0.677</text:p>
              </table:table-cell>
              <table:table-cell office:value-type="float" office:value="0.5785">
                <text:p>0.5785</text:p>
              </table:table-cell>
              <table:table-cell office:value-type="float" office:value="0.52">
                <text:p>0.52</text:p>
              </table:table-cell>
              <table:table-cell office:value-type="float" office:value="0.635">
                <text:p>0.635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630957344">
                <text:p>0</text:p>
              </table:table-cell>
              <table:table-cell office:value-type="float" office:value="0.585">
                <text:p>0.585</text:p>
              </table:table-cell>
              <table:table-cell office:value-type="float" office:value="0.564">
                <text:p>0.564</text:p>
              </table:table-cell>
              <table:table-cell office:value-type="float" office:value="0.6">
                <text:p>0.6</text:p>
              </table:table-cell>
              <table:table-cell office:value-type="float" office:value="0.582">
                <text:p>0.582</text:p>
              </table:table-cell>
              <table:table-cell office:value-type="float" office:value="0.497">
                <text:p>0.497</text:p>
              </table:table-cell>
              <table:table-cell office:value-type="float" office:value="0.662">
                <text:p>0.662</text:p>
              </table:table-cell>
              <table:table-cell office:value-type="float" office:value="0.5795">
                <text:p>0.5795</text:p>
              </table:table-cell>
              <table:table-cell office:value-type="float" office:value="0.528">
                <text:p>0.528</text:p>
              </table:table-cell>
              <table:table-cell office:value-type="float" office:value="0.629">
                <text:p>0.629</text:p>
              </table:table-cell>
              <table:table-cell office:value-type="float" office:value="0.5785">
                <text:p>0.578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579">
                <text:p>0.579</text:p>
              </table:table-cell>
              <table:table-cell office:value-type="float" office:value="0.569">
                <text:p>0.569</text:p>
              </table:table-cell>
              <table:table-cell office:value-type="float" office:value="0.585">
                <text:p>0.585</text:p>
              </table:table-cell>
              <table:table-cell office:value-type="float" office:value="0.577">
                <text:p>0.577</text:p>
              </table:table-cell>
              <table:table-cell office:value-type="float" office:value="0.414">
                <text:p>0.414</text:p>
              </table:table-cell>
              <table:table-cell office:value-type="float" office:value="0.725">
                <text:p>0.725</text:p>
              </table:table-cell>
              <table:table-cell office:value-type="float" office:value="0.5695">
                <text:p>0.5695</text:p>
              </table:table-cell>
              <table:table-cell office:value-type="float" office:value="0.479">
                <text:p>0.479</text:p>
              </table:table-cell>
              <table:table-cell office:value-type="float" office:value="0.647">
                <text:p>0.647</text:p>
              </table:table-cell>
              <table:table-cell office:value-type="float" office:value="0.563">
                <text:p>0.5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88cm" svg:height="8.987cm" xlink:href=".." xlink:type="simple" chart:class="chart:line" chart:style-name="ch1">
        <chart:title svg:x="6.588cm" svg:y="0.315cm" chart:style-name="ch2">
          <text:p>G = 0,015625</text:p>
        </chart:title>
        <chart:legend chart:legend-position="end" svg:x="12.739cm" svg:y="1.953cm" style:legend-expansion="high" chart:style-name="ch3"/>
        <chart:plot-area chart:style-name="ch4" table:cell-range-address="SVM.B74:SVM.B77 SVM.G73:SVM.P77" chart:data-source-has-labels="both" svg:x="1.33cm" svg:y="1.273cm" svg:width="11.09cm" svg:height="6.554cm">
          <chartooo:coordinate-region svg:x="2.242cm" svg:y="1.472cm" svg:width="9.991cm" svg:height="5.708cm"/>
          <chart:axis chart:dimension="x" chart:name="primary-x" chart:style-name="ch5" chartooo:axis-type="auto">
            <chartooo:date-scale/>
            <chart:title svg:x="6.699cm" svg:y="8.006cm" chart:style-name="ch6">
              <text:p>C</text:p>
            </chart:title>
            <chart:categories table:cell-range-address="SVM.B74:SVM.B77"/>
          </chart:axis>
          <chart:axis chart:dimension="y" chart:name="primary-y" chart:style-name="ch7">
            <chart:title svg:x="0.451cm" svg:y="5.308cm" chart:style-name="ch8">
              <text:p>Resultats</text:p>
            </chart:title>
            <chart:grid chart:style-name="ch9" chart:class="major"/>
          </chart:axis>
          <chart:series chart:style-name="ch10" chart:values-cell-range-address="SVM.G74:SVM.G77" chart:label-cell-address="SVM.G73:SVM.G73" chart:class="chart:line">
            <chart:data-point chart:repeated="4"/>
          </chart:series>
          <chart:series chart:style-name="ch11" chart:values-cell-range-address="SVM.H74:SVM.H77" chart:label-cell-address="SVM.H73:SVM.H73" chart:class="chart:line">
            <chart:data-point chart:repeated="4"/>
          </chart:series>
          <chart:series chart:style-name="ch12" chart:values-cell-range-address="SVM.I74:SVM.I77" chart:label-cell-address="SVM.I73:SVM.I73" chart:class="chart:line">
            <chart:data-point chart:repeated="4"/>
          </chart:series>
          <chart:series chart:style-name="ch13" chart:values-cell-range-address="SVM.J74:SVM.J77" chart:label-cell-address="SVM.J73:SVM.J73" chart:class="chart:line">
            <chart:data-point chart:repeated="4"/>
          </chart:series>
          <chart:series chart:style-name="ch14" chart:values-cell-range-address="SVM.K74:SVM.K77" chart:label-cell-address="SVM.K73:SVM.K73" chart:class="chart:line">
            <chart:data-point chart:repeated="4"/>
          </chart:series>
          <chart:series chart:style-name="ch15" chart:values-cell-range-address="SVM.L74:SVM.L77" chart:label-cell-address="SVM.L73:SVM.L73" chart:class="chart:line">
            <chart:data-point chart:repeated="4"/>
          </chart:series>
          <chart:series chart:style-name="ch16" chart:values-cell-range-address="SVM.M74:SVM.M77" chart:label-cell-address="SVM.M73:SVM.M73" chart:class="chart:line">
            <chart:data-point chart:repeated="4"/>
          </chart:series>
          <chart:series chart:style-name="ch17" chart:values-cell-range-address="SVM.N74:SVM.N77" chart:label-cell-address="SVM.N73:SVM.N73" chart:class="chart:line">
            <chart:data-point chart:repeated="4"/>
          </chart:series>
          <chart:series chart:style-name="ch18" chart:values-cell-range-address="SVM.O74:SVM.O77" chart:label-cell-address="SVM.O73:SVM.O73" chart:class="chart:line">
            <chart:data-point chart:repeated="4"/>
          </chart:series>
          <chart:series chart:style-name="ch19" chart:values-cell-range-address="SVM.P74:SVM.P77" chart:label-cell-address="SVM.P73:SVM.P73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73:SVM.G73</svg:desc>
                </draw:g>
              </table:table-cell>
              <table:table-cell office:value-type="string">
                <text:p>precision C0</text:p>
                <draw:g>
                  <svg:desc>SVM.H73:SVM.H73</svg:desc>
                </draw:g>
              </table:table-cell>
              <table:table-cell office:value-type="string">
                <text:p>precision C1</text:p>
                <draw:g>
                  <svg:desc>SVM.I73:SVM.I73</svg:desc>
                </draw:g>
              </table:table-cell>
              <table:table-cell office:value-type="string">
                <text:p>precision</text:p>
                <draw:g>
                  <svg:desc>SVM.J73:SVM.J73</svg:desc>
                </draw:g>
              </table:table-cell>
              <table:table-cell office:value-type="string">
                <text:p>recall C0</text:p>
                <draw:g>
                  <svg:desc>SVM.K73:SVM.K73</svg:desc>
                </draw:g>
              </table:table-cell>
              <table:table-cell office:value-type="string">
                <text:p>recall C1</text:p>
                <draw:g>
                  <svg:desc>SVM.L73:SVM.L73</svg:desc>
                </draw:g>
              </table:table-cell>
              <table:table-cell office:value-type="string">
                <text:p>recall</text:p>
                <draw:g>
                  <svg:desc>SVM.M73:SVM.M73</svg:desc>
                </draw:g>
              </table:table-cell>
              <table:table-cell office:value-type="string">
                <text:p>f score C0</text:p>
                <draw:g>
                  <svg:desc>SVM.N73:SVM.N73</svg:desc>
                </draw:g>
              </table:table-cell>
              <table:table-cell office:value-type="string">
                <text:p>f score C1</text:p>
                <draw:g>
                  <svg:desc>SVM.O73:SVM.O73</svg:desc>
                </draw:g>
              </table:table-cell>
              <table:table-cell office:value-type="string">
                <text:p>f score</text:p>
                <draw:g>
                  <svg:desc>SVM.P73:SVM.P7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VM.B74:SVM.B77</svg:desc>
                </draw:g>
              </table:table-cell>
              <table:table-cell office:value-type="float" office:value="0.655">
                <text:p>0.655</text:p>
                <draw:g>
                  <svg:desc>SVM.G74:SVM.G77</svg:desc>
                </draw:g>
              </table:table-cell>
              <table:table-cell office:value-type="float" office:value="0.635">
                <text:p>0.635</text:p>
                <draw:g>
                  <svg:desc>SVM.H74:SVM.H77</svg:desc>
                </draw:g>
              </table:table-cell>
              <table:table-cell office:value-type="float" office:value="0.672">
                <text:p>0.672</text:p>
                <draw:g>
                  <svg:desc>SVM.I74:SVM.I77</svg:desc>
                </draw:g>
              </table:table-cell>
              <table:table-cell office:value-type="float" office:value="0.6535">
                <text:p>0.6535</text:p>
                <draw:g>
                  <svg:desc>SVM.J74:SVM.J77</svg:desc>
                </draw:g>
              </table:table-cell>
              <table:table-cell office:value-type="float" office:value="0.622">
                <text:p>0.622</text:p>
                <draw:g>
                  <svg:desc>SVM.K74:SVM.K77</svg:desc>
                </draw:g>
              </table:table-cell>
              <table:table-cell office:value-type="float" office:value="0.684">
                <text:p>0.684</text:p>
                <draw:g>
                  <svg:desc>SVM.L74:SVM.L77</svg:desc>
                </draw:g>
              </table:table-cell>
              <table:table-cell office:value-type="float" office:value="0.653">
                <text:p>0.653</text:p>
                <draw:g>
                  <svg:desc>SVM.M74:SVM.M77</svg:desc>
                </draw:g>
              </table:table-cell>
              <table:table-cell office:value-type="float" office:value="0.628">
                <text:p>0.628</text:p>
                <draw:g>
                  <svg:desc>SVM.N74:SVM.N77</svg:desc>
                </draw:g>
              </table:table-cell>
              <table:table-cell office:value-type="float" office:value="0.678">
                <text:p>0.678</text:p>
                <draw:g>
                  <svg:desc>SVM.O74:SVM.O77</svg:desc>
                </draw:g>
              </table:table-cell>
              <table:table-cell office:value-type="float" office:value="0.653">
                <text:p>0.653</text:p>
                <draw:g>
                  <svg:desc>SVM.P74:SVM.P77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4">
                <text:p>0.654</text:p>
              </table:table-cell>
              <table:table-cell office:value-type="float" office:value="0.632">
                <text:p>0.632</text:p>
              </table:table-cell>
              <table:table-cell office:value-type="float" office:value="0.673">
                <text:p>0.673</text:p>
              </table:table-cell>
              <table:table-cell office:value-type="float" office:value="0.6525">
                <text:p>0.6525</text:p>
              </table:table-cell>
              <table:table-cell office:value-type="float" office:value="0.627">
                <text:p>0.627</text:p>
              </table:table-cell>
              <table:table-cell office:value-type="float" office:value="0.678">
                <text:p>0.678</text:p>
              </table:table-cell>
              <table:table-cell office:value-type="float" office:value="0.6525">
                <text:p>0.6525</text:p>
              </table:table-cell>
              <table:table-cell office:value-type="float" office:value="0.63">
                <text:p>0.63</text:p>
              </table:table-cell>
              <table:table-cell office:value-type="float" office:value="0.675">
                <text:p>0.675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4">
                <text:p>0.674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1">
                <text:p>0.671</text:p>
              </table:table-cell>
              <table:table-cell office:value-type="float" office:value="0.649">
                <text:p>0.649</text:p>
              </table:table-cell>
              <table:table-cell office:value-type="float" office:value="0.629">
                <text:p>0.629</text:p>
              </table:table-cell>
              <table:table-cell office:value-type="float" office:value="0.67">
                <text:p>0.67</text:p>
              </table:table-cell>
              <table:table-cell office:value-type="float" office:value="0.6495">
                <text:p>0.6495</text:p>
              </table:table-cell>
              <table:table-cell office:value-type="float" office:value="0.628">
                <text:p>0.628</text:p>
              </table:table-cell>
              <table:table-cell office:value-type="float" office:value="0.671">
                <text:p>0.671</text:p>
              </table:table-cell>
              <table:table-cell office:value-type="float" office:value="0.6495">
                <text:p>0.64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13cm" svg:y="0.316cm" chart:style-name="ch2">
          <text:p>G = 0,03125</text:p>
        </chart:title>
        <chart:legend chart:legend-position="end" svg:x="12.751cm" svg:y="1.96cm" style:legend-expansion="high" chart:style-name="ch3"/>
        <chart:plot-area chart:style-name="ch4" table:cell-range-address="SVM.B78:SVM.B81 SVM.G73:SVM.P73 SVM.G78:SVM.P81" chart:data-source-has-labels="both" svg:x="1.331cm" svg:y="1.275cm" svg:width="11.1cm" svg:height="6.564cm">
          <chartooo:coordinate-region svg:x="2.243cm" svg:y="1.474cm" svg:width="10.001cm" svg:height="5.718cm"/>
          <chart:axis chart:dimension="x" chart:name="primary-x" chart:style-name="ch5" chartooo:axis-type="auto">
            <chartooo:date-scale/>
            <chart:title svg:x="6.705cm" svg:y="8.019cm" chart:style-name="ch6">
              <text:p>C</text:p>
            </chart:title>
            <chart:categories table:cell-range-address="SVM.B78:SVM.B81"/>
          </chart:axis>
          <chart:axis chart:dimension="y" chart:name="primary-y" chart:style-name="ch5">
            <chart:title svg:x="0.451cm" svg:y="5.315cm" chart:style-name="ch7">
              <text:p>Resultats</text:p>
            </chart:title>
            <chart:grid chart:style-name="ch8" chart:class="major"/>
          </chart:axis>
          <chart:series chart:style-name="ch9" chart:values-cell-range-address="SVM.G78:SVM.G81" chart:label-cell-address="SVM.G73:SVM.G73" chart:class="chart:line">
            <chart:data-point chart:repeated="4"/>
          </chart:series>
          <chart:series chart:style-name="ch10" chart:values-cell-range-address="SVM.H78:SVM.H81" chart:label-cell-address="SVM.H73:SVM.H73" chart:class="chart:line">
            <chart:data-point chart:repeated="4"/>
          </chart:series>
          <chart:series chart:style-name="ch11" chart:values-cell-range-address="SVM.I78:SVM.I81" chart:label-cell-address="SVM.I73:SVM.I73" chart:class="chart:line">
            <chart:data-point chart:repeated="4"/>
          </chart:series>
          <chart:series chart:style-name="ch12" chart:values-cell-range-address="SVM.J78:SVM.J81" chart:label-cell-address="SVM.J73:SVM.J73" chart:class="chart:line">
            <chart:data-point chart:repeated="4"/>
          </chart:series>
          <chart:series chart:style-name="ch13" chart:values-cell-range-address="SVM.K78:SVM.K81" chart:label-cell-address="SVM.K73:SVM.K73" chart:class="chart:line">
            <chart:data-point chart:repeated="4"/>
          </chart:series>
          <chart:series chart:style-name="ch14" chart:values-cell-range-address="SVM.L78:SVM.L81" chart:label-cell-address="SVM.L73:SVM.L73" chart:class="chart:line">
            <chart:data-point chart:repeated="4"/>
          </chart:series>
          <chart:series chart:style-name="ch15" chart:values-cell-range-address="SVM.M78:SVM.M81" chart:label-cell-address="SVM.M73:SVM.M73" chart:class="chart:line">
            <chart:data-point chart:repeated="4"/>
          </chart:series>
          <chart:series chart:style-name="ch16" chart:values-cell-range-address="SVM.N78:SVM.N81" chart:label-cell-address="SVM.N73:SVM.N73" chart:class="chart:line">
            <chart:data-point chart:repeated="4"/>
          </chart:series>
          <chart:series chart:style-name="ch17" chart:values-cell-range-address="SVM.O78:SVM.O81" chart:label-cell-address="SVM.O73:SVM.O73" chart:class="chart:line">
            <chart:data-point chart:repeated="4"/>
          </chart:series>
          <chart:series chart:style-name="ch18" chart:values-cell-range-address="SVM.P78:SVM.P81" chart:label-cell-address="SVM.P73:SVM.P73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73:SVM.G73</svg:desc>
                </draw:g>
              </table:table-cell>
              <table:table-cell office:value-type="string">
                <text:p>precision C0</text:p>
                <draw:g>
                  <svg:desc>SVM.H73:SVM.H73</svg:desc>
                </draw:g>
              </table:table-cell>
              <table:table-cell office:value-type="string">
                <text:p>precision C1</text:p>
                <draw:g>
                  <svg:desc>SVM.I73:SVM.I73</svg:desc>
                </draw:g>
              </table:table-cell>
              <table:table-cell office:value-type="string">
                <text:p>precision</text:p>
                <draw:g>
                  <svg:desc>SVM.J73:SVM.J73</svg:desc>
                </draw:g>
              </table:table-cell>
              <table:table-cell office:value-type="string">
                <text:p>recall C0</text:p>
                <draw:g>
                  <svg:desc>SVM.K73:SVM.K73</svg:desc>
                </draw:g>
              </table:table-cell>
              <table:table-cell office:value-type="string">
                <text:p>recall C1</text:p>
                <draw:g>
                  <svg:desc>SVM.L73:SVM.L73</svg:desc>
                </draw:g>
              </table:table-cell>
              <table:table-cell office:value-type="string">
                <text:p>recall</text:p>
                <draw:g>
                  <svg:desc>SVM.M73:SVM.M73</svg:desc>
                </draw:g>
              </table:table-cell>
              <table:table-cell office:value-type="string">
                <text:p>f score C0</text:p>
                <draw:g>
                  <svg:desc>SVM.N73:SVM.N73</svg:desc>
                </draw:g>
              </table:table-cell>
              <table:table-cell office:value-type="string">
                <text:p>f score C1</text:p>
                <draw:g>
                  <svg:desc>SVM.O73:SVM.O73</svg:desc>
                </draw:g>
              </table:table-cell>
              <table:table-cell office:value-type="string">
                <text:p>f score</text:p>
                <draw:g>
                  <svg:desc>SVM.P73:SVM.P7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VM.B78:SVM.B81</svg:desc>
                </draw:g>
              </table:table-cell>
              <table:table-cell office:value-type="float" office:value="0.652">
                <text:p>0.652</text:p>
                <draw:g>
                  <svg:desc>SVM.G78:SVM.G81</svg:desc>
                </draw:g>
              </table:table-cell>
              <table:table-cell office:value-type="float" office:value="0.63">
                <text:p>0.63</text:p>
                <draw:g>
                  <svg:desc>SVM.H78:SVM.H81</svg:desc>
                </draw:g>
              </table:table-cell>
              <table:table-cell office:value-type="float" office:value="0.672">
                <text:p>0.672</text:p>
                <draw:g>
                  <svg:desc>SVM.I78:SVM.I81</svg:desc>
                </draw:g>
              </table:table-cell>
              <table:table-cell office:value-type="float" office:value="0.651">
                <text:p>0.651</text:p>
                <draw:g>
                  <svg:desc>SVM.J78:SVM.J81</svg:desc>
                </draw:g>
              </table:table-cell>
              <table:table-cell office:value-type="float" office:value="0.628">
                <text:p>0.628</text:p>
                <draw:g>
                  <svg:desc>SVM.K78:SVM.K81</svg:desc>
                </draw:g>
              </table:table-cell>
              <table:table-cell office:value-type="float" office:value="0.674">
                <text:p>0.674</text:p>
                <draw:g>
                  <svg:desc>SVM.L78:SVM.L81</svg:desc>
                </draw:g>
              </table:table-cell>
              <table:table-cell office:value-type="float" office:value="0.651">
                <text:p>0.651</text:p>
                <draw:g>
                  <svg:desc>SVM.M78:SVM.M81</svg:desc>
                </draw:g>
              </table:table-cell>
              <table:table-cell office:value-type="float" office:value="0.629">
                <text:p>0.629</text:p>
                <draw:g>
                  <svg:desc>SVM.N78:SVM.N81</svg:desc>
                </draw:g>
              </table:table-cell>
              <table:table-cell office:value-type="float" office:value="0.673">
                <text:p>0.673</text:p>
                <draw:g>
                  <svg:desc>SVM.O78:SVM.O81</svg:desc>
                </draw:g>
              </table:table-cell>
              <table:table-cell office:value-type="float" office:value="0.651">
                <text:p>0.651</text:p>
                <draw:g>
                  <svg:desc>SVM.P78:SVM.P81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2">
                <text:p>0.672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3">
                <text:p>0.673</text:p>
              </table:table-cell>
              <table:table-cell office:value-type="float" office:value="0.6505">
                <text:p>0.6505</text:p>
              </table:table-cell>
              <table:table-cell office:value-type="float" office:value="0.632">
                <text:p>0.632</text:p>
              </table:table-cell>
              <table:table-cell office:value-type="float" office:value="0.669">
                <text:p>0.669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1">
                <text:p>0.671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49">
                <text:p>0.649</text:p>
              </table:table-cell>
              <table:table-cell office:value-type="float" office:value="0.625">
                <text:p>0.625</text:p>
              </table:table-cell>
              <table:table-cell office:value-type="float" office:value="0.672">
                <text:p>0.672</text:p>
              </table:table-cell>
              <table:table-cell office:value-type="float" office:value="0.6485">
                <text:p>0.6485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9">
                <text:p>0.629</text:p>
              </table:table-cell>
              <table:table-cell office:value-type="float" office:value="0.668">
                <text:p>0.668</text:p>
              </table:table-cell>
              <table:table-cell office:value-type="float" office:value="0.6485">
                <text:p>0.64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13cm" svg:y="0.316cm" chart:style-name="ch2">
          <text:p>G = 0,03125</text:p>
        </chart:title>
        <chart:legend chart:legend-position="end" svg:x="12.751cm" svg:y="1.96cm" style:legend-expansion="high" chart:style-name="ch3"/>
        <chart:plot-area chart:style-name="ch4" table:cell-range-address="SVM.B82:SVM.B85 SVM.G73:SVM.P73 SVM.G82:SVM.P85" chart:data-source-has-labels="both" svg:x="1.331cm" svg:y="1.275cm" svg:width="11.1cm" svg:height="6.564cm">
          <chartooo:coordinate-region svg:x="2.243cm" svg:y="1.474cm" svg:width="10.001cm" svg:height="5.718cm"/>
          <chart:axis chart:dimension="x" chart:name="primary-x" chart:style-name="ch5" chartooo:axis-type="auto">
            <chartooo:date-scale/>
            <chart:title svg:x="6.705cm" svg:y="8.019cm" chart:style-name="ch6">
              <text:p>C</text:p>
            </chart:title>
            <chart:categories table:cell-range-address="SVM.B82:SVM.B85"/>
          </chart:axis>
          <chart:axis chart:dimension="y" chart:name="primary-y" chart:style-name="ch5">
            <chart:title svg:x="0.451cm" svg:y="5.315cm" chart:style-name="ch7">
              <text:p>Resultats</text:p>
            </chart:title>
            <chart:grid chart:style-name="ch8" chart:class="major"/>
          </chart:axis>
          <chart:series chart:style-name="ch9" chart:values-cell-range-address="SVM.G82:SVM.G85" chart:label-cell-address="SVM.G73:SVM.G73" chart:class="chart:line">
            <chart:data-point chart:repeated="4"/>
          </chart:series>
          <chart:series chart:style-name="ch10" chart:values-cell-range-address="SVM.H82:SVM.H85" chart:label-cell-address="SVM.H73:SVM.H73" chart:class="chart:line">
            <chart:data-point chart:repeated="4"/>
          </chart:series>
          <chart:series chart:style-name="ch11" chart:values-cell-range-address="SVM.I82:SVM.I85" chart:label-cell-address="SVM.I73:SVM.I73" chart:class="chart:line">
            <chart:data-point chart:repeated="4"/>
          </chart:series>
          <chart:series chart:style-name="ch12" chart:values-cell-range-address="SVM.J82:SVM.J85" chart:label-cell-address="SVM.J73:SVM.J73" chart:class="chart:line">
            <chart:data-point chart:repeated="4"/>
          </chart:series>
          <chart:series chart:style-name="ch13" chart:values-cell-range-address="SVM.K82:SVM.K85" chart:label-cell-address="SVM.K73:SVM.K73" chart:class="chart:line">
            <chart:data-point chart:repeated="4"/>
          </chart:series>
          <chart:series chart:style-name="ch14" chart:values-cell-range-address="SVM.L82:SVM.L85" chart:label-cell-address="SVM.L73:SVM.L73" chart:class="chart:line">
            <chart:data-point chart:repeated="4"/>
          </chart:series>
          <chart:series chart:style-name="ch15" chart:values-cell-range-address="SVM.M82:SVM.M85" chart:label-cell-address="SVM.M73:SVM.M73" chart:class="chart:line">
            <chart:data-point chart:repeated="4"/>
          </chart:series>
          <chart:series chart:style-name="ch16" chart:values-cell-range-address="SVM.N82:SVM.N85" chart:label-cell-address="SVM.N73:SVM.N73" chart:class="chart:line">
            <chart:data-point chart:repeated="4"/>
          </chart:series>
          <chart:series chart:style-name="ch17" chart:values-cell-range-address="SVM.O82:SVM.O85" chart:label-cell-address="SVM.O73:SVM.O73" chart:class="chart:line">
            <chart:data-point chart:repeated="4"/>
          </chart:series>
          <chart:series chart:style-name="ch18" chart:values-cell-range-address="SVM.P82:SVM.P85" chart:label-cell-address="SVM.P73:SVM.P73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73:SVM.G73</svg:desc>
                </draw:g>
              </table:table-cell>
              <table:table-cell office:value-type="string">
                <text:p>precision C0</text:p>
                <draw:g>
                  <svg:desc>SVM.H73:SVM.H73</svg:desc>
                </draw:g>
              </table:table-cell>
              <table:table-cell office:value-type="string">
                <text:p>precision C1</text:p>
                <draw:g>
                  <svg:desc>SVM.I73:SVM.I73</svg:desc>
                </draw:g>
              </table:table-cell>
              <table:table-cell office:value-type="string">
                <text:p>precision</text:p>
                <draw:g>
                  <svg:desc>SVM.J73:SVM.J73</svg:desc>
                </draw:g>
              </table:table-cell>
              <table:table-cell office:value-type="string">
                <text:p>recall C0</text:p>
                <draw:g>
                  <svg:desc>SVM.K73:SVM.K73</svg:desc>
                </draw:g>
              </table:table-cell>
              <table:table-cell office:value-type="string">
                <text:p>recall C1</text:p>
                <draw:g>
                  <svg:desc>SVM.L73:SVM.L73</svg:desc>
                </draw:g>
              </table:table-cell>
              <table:table-cell office:value-type="string">
                <text:p>recall</text:p>
                <draw:g>
                  <svg:desc>SVM.M73:SVM.M73</svg:desc>
                </draw:g>
              </table:table-cell>
              <table:table-cell office:value-type="string">
                <text:p>f score C0</text:p>
                <draw:g>
                  <svg:desc>SVM.N73:SVM.N73</svg:desc>
                </draw:g>
              </table:table-cell>
              <table:table-cell office:value-type="string">
                <text:p>f score C1</text:p>
                <draw:g>
                  <svg:desc>SVM.O73:SVM.O73</svg:desc>
                </draw:g>
              </table:table-cell>
              <table:table-cell office:value-type="string">
                <text:p>f score</text:p>
                <draw:g>
                  <svg:desc>SVM.P73:SVM.P7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VM.B82:SVM.B85</svg:desc>
                </draw:g>
              </table:table-cell>
              <table:table-cell office:value-type="float" office:value="0.651">
                <text:p>0.651</text:p>
                <draw:g>
                  <svg:desc>SVM.G82:SVM.G85</svg:desc>
                </draw:g>
              </table:table-cell>
              <table:table-cell office:value-type="float" office:value="0.627">
                <text:p>0.627</text:p>
                <draw:g>
                  <svg:desc>SVM.H82:SVM.H85</svg:desc>
                </draw:g>
              </table:table-cell>
              <table:table-cell office:value-type="float" office:value="0.673">
                <text:p>0.673</text:p>
                <draw:g>
                  <svg:desc>SVM.I82:SVM.I85</svg:desc>
                </draw:g>
              </table:table-cell>
              <table:table-cell office:value-type="float" office:value="0.65">
                <text:p>0.65</text:p>
                <draw:g>
                  <svg:desc>SVM.J82:SVM.J85</svg:desc>
                </draw:g>
              </table:table-cell>
              <table:table-cell office:value-type="float" office:value="0.632">
                <text:p>0.632</text:p>
                <draw:g>
                  <svg:desc>SVM.K82:SVM.K85</svg:desc>
                </draw:g>
              </table:table-cell>
              <table:table-cell office:value-type="float" office:value="0.668">
                <text:p>0.668</text:p>
                <draw:g>
                  <svg:desc>SVM.L82:SVM.L85</svg:desc>
                </draw:g>
              </table:table-cell>
              <table:table-cell office:value-type="float" office:value="0.65">
                <text:p>0.65</text:p>
                <draw:g>
                  <svg:desc>SVM.M82:SVM.M85</svg:desc>
                </draw:g>
              </table:table-cell>
              <table:table-cell office:value-type="float" office:value="0.63">
                <text:p>0.63</text:p>
                <draw:g>
                  <svg:desc>SVM.N82:SVM.N85</svg:desc>
                </draw:g>
              </table:table-cell>
              <table:table-cell office:value-type="float" office:value="0.67">
                <text:p>0.67</text:p>
                <draw:g>
                  <svg:desc>SVM.O82:SVM.O85</svg:desc>
                </draw:g>
              </table:table-cell>
              <table:table-cell office:value-type="float" office:value="0.65">
                <text:p>0.65</text:p>
                <draw:g>
                  <svg:desc>SVM.P82:SVM.P85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9">
                <text:p>0.649</text:p>
              </table:table-cell>
              <table:table-cell office:value-type="float" office:value="0.625">
                <text:p>0.625</text:p>
              </table:table-cell>
              <table:table-cell office:value-type="float" office:value="0.671">
                <text:p>0.671</text:p>
              </table:table-cell>
              <table:table-cell office:value-type="float" office:value="0.648">
                <text:p>0.648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8">
                <text:p>0.628</text:p>
              </table:table-cell>
              <table:table-cell office:value-type="float" office:value="0.668">
                <text:p>0.668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2">
                <text:p>0.672</text:p>
              </table:table-cell>
              <table:table-cell office:value-type="float" office:value="0.648">
                <text:p>0.648</text:p>
              </table:table-cell>
              <table:table-cell office:value-type="float" office:value="0.633">
                <text:p>0.633</text:p>
              </table:table-cell>
              <table:table-cell office:value-type="float" office:value="0.663">
                <text:p>0.663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1">
                <text:p>0.671</text:p>
              </table:table-cell>
              <table:table-cell office:value-type="float" office:value="0.6475">
                <text:p>0.6475</text:p>
              </table:table-cell>
              <table:table-cell office:value-type="float" office:value="0.632">
                <text:p>0.632</text:p>
              </table:table-cell>
              <table:table-cell office:value-type="float" office:value="0.664">
                <text:p>0.664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